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39.0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1.24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38.75pt"/>
    </style:style>
    <style:style style:name="co8" style:family="table-column">
      <style:table-column-properties fo:break-before="auto" style:column-width="45.01pt"/>
    </style:style>
    <style:style style:name="co9" style:family="table-column">
      <style:table-column-properties fo:break-before="auto" style:column-width="39.4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40pt"/>
    </style:style>
    <style:style style:name="co12" style:family="table-column">
      <style:table-column-properties fo:break-before="auto" style:column-width="42.49pt"/>
    </style:style>
    <style:style style:name="co13" style:family="table-column">
      <style:table-column-properties fo:break-before="auto" style:column-width="30.05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8.96pt"/>
    </style:style>
    <style:style style:name="co16" style:family="table-column">
      <style:table-column-properties fo:break-before="auto" style:column-width="45.5pt"/>
    </style:style>
    <style:style style:name="co17" style:family="table-column">
      <style:table-column-properties fo:break-before="auto" style:column-width="45.1pt"/>
    </style:style>
    <style:style style:name="co18" style:family="table-column">
      <style:table-column-properties fo:break-before="auto" style:column-width="63.16pt"/>
    </style:style>
    <style:style style:name="co19" style:family="table-column">
      <style:table-column-properties fo:break-before="auto" style:column-width="77.61pt"/>
    </style:style>
    <style:style style:name="co20" style:family="table-column">
      <style:table-column-properties fo:break-before="auto" style:column-width="39.71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75.66pt"/>
    </style:style>
    <style:style style:name="co23" style:family="table-column">
      <style:table-column-properties fo:break-before="auto" style:column-width="49.29pt"/>
    </style:style>
    <style:style style:name="co24" style:family="table-column">
      <style:table-column-properties fo:break-before="auto" style:column-width="46.29pt"/>
    </style:style>
    <style:style style:name="co25" style:family="table-column">
      <style:table-column-properties fo:break-before="auto" style:column-width="5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9f9e5f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8_chart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5" table:default-cell-style-name="ce7"/>
        <table:table-column table:style-name="co7" table:default-cell-style-name="ce7"/>
        <table:table-column table:style-name="co7" table:default-cell-style-name="ce8"/>
        <table:table-column table:style-name="co8" table:default-cell-style-name="ce8"/>
        <table:table-column table:style-name="co9" table:default-cell-style-name="ce1"/>
        <table:table-column table:style-name="co10" table:default-cell-style-name="ce1"/>
        <table:table-column table:style-name="co7" table:number-columns-repeated="2" table:default-cell-style-name="ce6"/>
        <table:table-column table:style-name="co7" table:default-cell-style-name="ce7"/>
        <table:table-column table:style-name="co11" table:default-cell-style-name="ce7"/>
        <table:table-column table:style-name="co3" table:default-cell-style-name="ce8"/>
        <table:table-column table:style-name="co12" table:default-cell-style-name="ce8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9"/>
        <table:table-column table:style-name="co21" table:number-columns-repeated="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Market_and_Exchange_Names</text:p>
          </table:table-cell>
          <table:table-cell office:value-type="string" calcext:value-type="string">
            <text:p>As_of_Date_In_Form_YYMMDD</text:p>
          </table:table-cell>
          <table:table-cell office:value-type="string" calcext:value-type="string">
            <text:p>Prod_Merc_Positions_Long_ALL</text:p>
          </table:table-cell>
          <table:table-cell office:value-type="string" calcext:value-type="string">
            <text:p>Prod_Merc_Positions_Short_ALL</text:p>
          </table:table-cell>
          <table:table-cell office:value-type="string" calcext:value-type="string">
            <text:p>Swap_Positions_Long_All</text:p>
          </table:table-cell>
          <table:table-cell office:value-type="string" calcext:value-type="string">
            <text:p>Swap__Positions_Short_All</text:p>
          </table:table-cell>
          <table:table-cell office:value-type="string" calcext:value-type="string">
            <text:p>M_Money_Positions_Long_ALL</text:p>
          </table:table-cell>
          <table:table-cell office:value-type="string" calcext:value-type="string">
            <text:p>M_Money_Positions_Short_ALL</text:p>
          </table:table-cell>
          <table:table-cell office:value-type="string" calcext:value-type="string">
            <text:p>Other_Rept_Positions_Long_ALL</text:p>
          </table:table-cell>
          <table:table-cell office:value-type="string" calcext:value-type="string">
            <text:p>Other_Rept_Positions_Short_ALL</text:p>
          </table:table-cell>
          <table:table-cell office:value-type="string" calcext:value-type="string">
            <text:p>Change_in_Prod_Merc_Long_All</text:p>
          </table:table-cell>
          <table:table-cell office:value-type="string" calcext:value-type="string">
            <text:p>Change_in_Prod_Merc_Short_All</text:p>
          </table:table-cell>
          <table:table-cell office:value-type="string" calcext:value-type="string">
            <text:p>Change_in_Swap_Long_All</text:p>
          </table:table-cell>
          <table:table-cell office:value-type="string" calcext:value-type="string">
            <text:p>Change_in_Swap_Short_All</text:p>
          </table:table-cell>
          <table:table-cell office:value-type="string" calcext:value-type="string">
            <text:p>Change_in_M_Money_Long_All</text:p>
          </table:table-cell>
          <table:table-cell office:value-type="string" calcext:value-type="string">
            <text:p>Change_in_M_Money_Short_All</text:p>
          </table:table-cell>
          <table:table-cell office:value-type="string" calcext:value-type="string">
            <text:p>Change_in_Other_Rept_Long_All</text:p>
          </table:table-cell>
          <table:table-cell office:value-type="string" calcext:value-type="string">
            <text:p>Change_in_Other_Rept_Short_All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Producer/Merchant/Processor/User</text:p>
          </table:table-cell>
          <table:table-cell office:value-type="string" calcext:value-type="string">
            <text:p>Swap Dealers</text:p>
          </table:table-cell>
          <table:table-cell office:value-type="string" calcext:value-type="string">
            <text:p>Managed Money</text:p>
          </table:table-cell>
          <table:table-cell office:value-type="string" calcext:value-type="string">
            <text:p>Other Reportables</text:p>
          </table:table-cell>
          <table:table-cell table:style-name="Default" office:value-type="string" calcext:value-type="string">
            <text:p>Managed Money Long%</text:p>
          </table:table-cell>
          <table:table-cell office:value-type="string" calcext:value-type="string">
            <text:p>All Net L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02" calcext:value-type="float">
            <text:p>180102</text:p>
          </table:table-cell>
          <table:table-cell office:value-type="float" office:value="2994999" calcext:value-type="float">
            <text:p>2994999</text:p>
          </table:table-cell>
          <table:table-cell office:value-type="float" office:value="1105987" calcext:value-type="float">
            <text:p>1105987</text:p>
          </table:table-cell>
          <table:table-cell office:value-type="float" office:value="326820" calcext:value-type="float">
            <text:p>326820</text:p>
          </table:table-cell>
          <table:table-cell office:value-type="float" office:value="2665473" calcext:value-type="float">
            <text:p>2665473</text:p>
          </table:table-cell>
          <table:table-cell office:value-type="float" office:value="424539" calcext:value-type="float">
            <text:p>424539</text:p>
          </table:table-cell>
          <table:table-cell office:value-type="float" office:value="21519" calcext:value-type="float">
            <text:p>21519</text:p>
          </table:table-cell>
          <table:table-cell office:value-type="float" office:value="131507" calcext:value-type="float">
            <text:p>131507</text:p>
          </table:table-cell>
          <table:table-cell office:value-type="float" office:value="114309" calcext:value-type="float">
            <text:p>114309</text:p>
          </table:table-cell>
          <table:table-cell office:value-type="float" office:value="-31916" calcext:value-type="float">
            <text:p>-31916</text:p>
          </table:table-cell>
          <table:table-cell office:value-type="float" office:value="-37041" calcext:value-type="float">
            <text:p>-37041</text:p>
          </table:table-cell>
          <table:table-cell office:value-type="float" office:value="-42031" calcext:value-type="float">
            <text:p>-42031</text:p>
          </table:table-cell>
          <table:table-cell office:value-type="float" office:value="-92134" calcext:value-type="float">
            <text:p>-92134</text:p>
          </table:table-cell>
          <table:table-cell office:value-type="float" office:value="-9674" calcext:value-type="float">
            <text:p>-9674</text:p>
          </table:table-cell>
          <table:table-cell office:value-type="float" office:value="-3004" calcext:value-type="float">
            <text:p>-3004</text:p>
          </table:table-cell>
          <table:table-cell office:value-type="float" office:value="-63482" calcext:value-type="float">
            <text:p>-63482</text:p>
          </table:table-cell>
          <table:table-cell office:value-type="float" office:value="-13001" calcext:value-type="float">
            <text:p>-13001</text:p>
          </table:table-cell>
          <table:table-cell office:value-type="float" office:value="3126" calcext:value-type="float">
            <text:p>3126</text:p>
          </table:table-cell>
          <table:table-cell office:value-type="float" office:value="-206" calcext:value-type="float">
            <text:p>-206</text:p>
          </table:table-cell>
          <table:table-cell office:value-type="float" office:value="2.795" calcext:value-type="float">
            <text:p>2.795</text:p>
          </table:table-cell>
          <table:table-cell table:number-columns-repeated="3"/>
          <table:table-cell table:formula="of:=[.C2]-[.D2]" office:value-type="float" office:value="1889012" calcext:value-type="float">
            <text:p>1889012</text:p>
          </table:table-cell>
          <table:table-cell table:formula="of:=[.E2]-[.F2]" office:value-type="float" office:value="-2338653" calcext:value-type="float">
            <text:p>-2338653</text:p>
          </table:table-cell>
          <table:table-cell table:formula="of:=[.G2]-[.H2]" office:value-type="float" office:value="403020" calcext:value-type="float">
            <text:p>403020</text:p>
          </table:table-cell>
          <table:table-cell table:formula="of:=[.I2]-[.J2]" office:value-type="float" office:value="17198" calcext:value-type="float">
            <text:p>17198</text:p>
          </table:table-cell>
          <table:table-cell table:formula="of:=[.G2]/([.G2]+[.H2])" office:value-type="percentage" office:value="0.951757394778258" calcext:value-type="percentage">
            <text:p>95%</text:p>
          </table:table-cell>
          <table:table-cell table:formula="of:=SUM([.Y2:.AB2])" office:value-type="float" office:value="-29423" calcext:value-type="float">
            <text:p>-29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09" calcext:value-type="float">
            <text:p>180109</text:p>
          </table:table-cell>
          <table:table-cell office:value-type="float" office:value="3028081" calcext:value-type="float">
            <text:p>3028081</text:p>
          </table:table-cell>
          <table:table-cell office:value-type="float" office:value="1152736" calcext:value-type="float">
            <text:p>1152736</text:p>
          </table:table-cell>
          <table:table-cell office:value-type="float" office:value="316306" calcext:value-type="float">
            <text:p>316306</text:p>
          </table:table-cell>
          <table:table-cell office:value-type="float" office:value="2689018" calcext:value-type="float">
            <text:p>2689018</text:p>
          </table:table-cell>
          <table:table-cell office:value-type="float" office:value="415817" calcext:value-type="float">
            <text:p>415817</text:p>
          </table:table-cell>
          <table:table-cell office:value-type="float" office:value="24398" calcext:value-type="float">
            <text:p>24398</text:p>
          </table:table-cell>
          <table:table-cell office:value-type="float" office:value="157626" calcext:value-type="float">
            <text:p>157626</text:p>
          </table:table-cell>
          <table:table-cell office:value-type="float" office:value="82263" calcext:value-type="float">
            <text:p>82263</text:p>
          </table:table-cell>
          <table:table-cell office:value-type="float" office:value="33082" calcext:value-type="float">
            <text:p>33082</text:p>
          </table:table-cell>
          <table:table-cell office:value-type="float" office:value="46749" calcext:value-type="float">
            <text:p>46749</text:p>
          </table:table-cell>
          <table:table-cell office:value-type="float" office:value="-10514" calcext:value-type="float">
            <text:p>-10514</text:p>
          </table:table-cell>
          <table:table-cell office:value-type="float" office:value="23545" calcext:value-type="float">
            <text:p>23545</text:p>
          </table:table-cell>
          <table:table-cell office:value-type="float" office:value="-8722" calcext:value-type="float">
            <text:p>-8722</text:p>
          </table:table-cell>
          <table:table-cell office:value-type="float" office:value="2879" calcext:value-type="float">
            <text:p>2879</text:p>
          </table:table-cell>
          <table:table-cell office:value-type="float" office:value="26119" calcext:value-type="float">
            <text:p>26119</text:p>
          </table:table-cell>
          <table:table-cell office:value-type="float" office:value="-32046" calcext:value-type="float">
            <text:p>-32046</text:p>
          </table:table-cell>
          <table:table-cell office:value-type="float" office:value="2767" calcext:value-type="float">
            <text:p>2767</text:p>
          </table:table-cell>
          <table:table-cell office:value-type="float" office:value="-359" calcext:value-type="float">
            <text:p>-359</text:p>
          </table:table-cell>
          <table:table-cell office:value-type="float" office:value="3.2" calcext:value-type="float">
            <text:p>3.2</text:p>
          </table:table-cell>
          <table:table-cell table:number-columns-repeated="3"/>
          <table:table-cell table:formula="of:=[.C3]-[.D3]" office:value-type="float" office:value="1875345" calcext:value-type="float">
            <text:p>1875345</text:p>
          </table:table-cell>
          <table:table-cell table:formula="of:=[.E3]-[.F3]" office:value-type="float" office:value="-2372712" calcext:value-type="float">
            <text:p>-2372712</text:p>
          </table:table-cell>
          <table:table-cell table:formula="of:=[.G3]-[.H3]" office:value-type="float" office:value="391419" calcext:value-type="float">
            <text:p>391419</text:p>
          </table:table-cell>
          <table:table-cell table:formula="of:=[.I3]-[.J3]" office:value-type="float" office:value="75363" calcext:value-type="float">
            <text:p>75363</text:p>
          </table:table-cell>
          <table:table-cell table:formula="of:=[.G3]/([.G3]+[.H3])" office:value-type="percentage" office:value="0.944577081653283" calcext:value-type="percentage">
            <text:p>94%</text:p>
          </table:table-cell>
          <table:table-cell table:formula="of:=SUM([.Y3:.AB3])" office:value-type="float" office:value="-30585" calcext:value-type="float">
            <text:p>-30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16" calcext:value-type="float">
            <text:p>180116</text:p>
          </table:table-cell>
          <table:table-cell office:value-type="float" office:value="3090339" calcext:value-type="float">
            <text:p>3090339</text:p>
          </table:table-cell>
          <table:table-cell office:value-type="float" office:value="1173283" calcext:value-type="float">
            <text:p>1173283</text:p>
          </table:table-cell>
          <table:table-cell office:value-type="float" office:value="300485" calcext:value-type="float">
            <text:p>300485</text:p>
          </table:table-cell>
          <table:table-cell office:value-type="float" office:value="2773123" calcext:value-type="float">
            <text:p>2773123</text:p>
          </table:table-cell>
          <table:table-cell office:value-type="float" office:value="436726" calcext:value-type="float">
            <text:p>436726</text:p>
          </table:table-cell>
          <table:table-cell office:value-type="float" office:value="23852" calcext:value-type="float">
            <text:p>23852</text:p>
          </table:table-cell>
          <table:table-cell office:value-type="float" office:value="190278" calcext:value-type="float">
            <text:p>190278</text:p>
          </table:table-cell>
          <table:table-cell office:value-type="float" office:value="76773" calcext:value-type="float">
            <text:p>76773</text:p>
          </table:table-cell>
          <table:table-cell office:value-type="float" office:value="62258" calcext:value-type="float">
            <text:p>62258</text:p>
          </table:table-cell>
          <table:table-cell office:value-type="float" office:value="20547" calcext:value-type="float">
            <text:p>20547</text:p>
          </table:table-cell>
          <table:table-cell office:value-type="float" office:value="-15821" calcext:value-type="float">
            <text:p>-15821</text:p>
          </table:table-cell>
          <table:table-cell office:value-type="float" office:value="84105" calcext:value-type="float">
            <text:p>84105</text:p>
          </table:table-cell>
          <table:table-cell office:value-type="float" office:value="20909" calcext:value-type="float">
            <text:p>20909</text:p>
          </table:table-cell>
          <table:table-cell office:value-type="float" office:value="-546" calcext:value-type="float">
            <text:p>-546</text:p>
          </table:table-cell>
          <table:table-cell office:value-type="float" office:value="32652" calcext:value-type="float">
            <text:p>32652</text:p>
          </table:table-cell>
          <table:table-cell office:value-type="float" office:value="-5490" calcext:value-type="float">
            <text:p>-5490</text:p>
          </table:table-cell>
          <table:table-cell office:value-type="float" office:value="2584" calcext:value-type="float">
            <text:p>2584</text:p>
          </table:table-cell>
          <table:table-cell office:value-type="float" office:value="-183" calcext:value-type="float">
            <text:p>-183</text:p>
          </table:table-cell>
          <table:table-cell office:value-type="float" office:value="3.185" calcext:value-type="float">
            <text:p>3.185</text:p>
          </table:table-cell>
          <table:table-cell table:number-columns-repeated="3"/>
          <table:table-cell table:formula="of:=[.C4]-[.D4]" office:value-type="float" office:value="1917056" calcext:value-type="float">
            <text:p>1917056</text:p>
          </table:table-cell>
          <table:table-cell table:formula="of:=[.E4]-[.F4]" office:value-type="float" office:value="-2472638" calcext:value-type="float">
            <text:p>-2472638</text:p>
          </table:table-cell>
          <table:table-cell table:formula="of:=[.G4]-[.H4]" office:value-type="float" office:value="412874" calcext:value-type="float">
            <text:p>412874</text:p>
          </table:table-cell>
          <table:table-cell table:formula="of:=[.I4]-[.J4]" office:value-type="float" office:value="113505" calcext:value-type="float">
            <text:p>113505</text:p>
          </table:table-cell>
          <table:table-cell table:formula="of:=[.G4]/([.G4]+[.H4])" office:value-type="percentage" office:value="0.948212897706794" calcext:value-type="percentage">
            <text:p>95%</text:p>
          </table:table-cell>
          <table:table-cell table:formula="of:=SUM([.Y4:.AB4])" office:value-type="float" office:value="-29203" calcext:value-type="float">
            <text:p>-29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- ICE FUTURES ENERGY DIV</text:p>
          </table:table-cell>
          <table:table-cell office:value-type="float" office:value="180123" calcext:value-type="float">
            <text:p>180123</text:p>
          </table:table-cell>
          <table:table-cell office:value-type="float" office:value="3153764" calcext:value-type="float">
            <text:p>3153764</text:p>
          </table:table-cell>
          <table:table-cell office:value-type="float" office:value="1189158" calcext:value-type="float">
            <text:p>1189158</text:p>
          </table:table-cell>
          <table:table-cell office:value-type="float" office:value="300682" calcext:value-type="float">
            <text:p>300682</text:p>
          </table:table-cell>
          <table:table-cell office:value-type="float" office:value="2879077" calcext:value-type="float">
            <text:p>2879077</text:p>
          </table:table-cell>
          <table:table-cell office:value-type="float" office:value="425590" calcext:value-type="float">
            <text:p>425590</text:p>
          </table:table-cell>
          <table:table-cell office:value-type="float" office:value="24728" calcext:value-type="float">
            <text:p>24728</text:p>
          </table:table-cell>
          <table:table-cell office:value-type="float" office:value="232804" calcext:value-type="float">
            <text:p>232804</text:p>
          </table:table-cell>
          <table:table-cell office:value-type="float" office:value="49534" calcext:value-type="float">
            <text:p>49534</text:p>
          </table:table-cell>
          <table:table-cell office:value-type="float" office:value="63425" calcext:value-type="float">
            <text:p>63425</text:p>
          </table:table-cell>
          <table:table-cell office:value-type="float" office:value="15875" calcext:value-type="float">
            <text:p>15875</text:p>
          </table:table-cell>
          <table:table-cell office:value-type="float" office:value="197" calcext:value-type="float">
            <text:p>197</text:p>
          </table:table-cell>
          <table:table-cell office:value-type="float" office:value="105954" calcext:value-type="float">
            <text:p>105954</text:p>
          </table:table-cell>
          <table:table-cell office:value-type="float" office:value="-11136" calcext:value-type="float">
            <text:p>-11136</text:p>
          </table:table-cell>
          <table:table-cell office:value-type="float" office:value="876" calcext:value-type="float">
            <text:p>876</text:p>
          </table:table-cell>
          <table:table-cell office:value-type="float" office:value="42526" calcext:value-type="float">
            <text:p>42526</text:p>
          </table:table-cell>
          <table:table-cell office:value-type="float" office:value="-27239" calcext:value-type="float">
            <text:p>-27239</text:p>
          </table:table-cell>
          <table:table-cell office:value-type="float" office:value="2296" calcext:value-type="float">
            <text:p>2296</text:p>
          </table:table-cell>
          <table:table-cell office:value-type="float" office:value="-288" calcext:value-type="float">
            <text:p>-288</text:p>
          </table:table-cell>
          <table:table-cell office:value-type="float" office:value="3.505" calcext:value-type="float">
            <text:p>3.505</text:p>
          </table:table-cell>
          <table:table-cell table:number-columns-repeated="3"/>
          <table:table-cell table:formula="of:=[.C5]-[.D5]" office:value-type="float" office:value="1964606" calcext:value-type="float">
            <text:p>1964606</text:p>
          </table:table-cell>
          <table:table-cell table:formula="of:=[.E5]-[.F5]" office:value-type="float" office:value="-2578395" calcext:value-type="float">
            <text:p>-2578395</text:p>
          </table:table-cell>
          <table:table-cell table:formula="of:=[.G5]-[.H5]" office:value-type="float" office:value="400862" calcext:value-type="float">
            <text:p>400862</text:p>
          </table:table-cell>
          <table:table-cell table:formula="of:=[.I5]-[.J5]" office:value-type="float" office:value="183270" calcext:value-type="float">
            <text:p>183270</text:p>
          </table:table-cell>
          <table:table-cell table:formula="of:=[.G5]/([.G5]+[.H5])" office:value-type="percentage" office:value="0.945087693585422" calcext:value-type="percentage">
            <text:p>95%</text:p>
          </table:table-cell>
          <table:table-cell table:formula="of:=SUM([.Y5:.AB5])" office:value-type="float" office:value="-29657" calcext:value-type="float">
            <text:p>-29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130" calcext:value-type="float">
            <text:p>180130</text:p>
          </table:table-cell>
          <table:table-cell office:value-type="float" office:value="3024873" calcext:value-type="float">
            <text:p>3024873</text:p>
          </table:table-cell>
          <table:table-cell office:value-type="float" office:value="1126381" calcext:value-type="float">
            <text:p>1126381</text:p>
          </table:table-cell>
          <table:table-cell office:value-type="float" office:value="291437" calcext:value-type="float">
            <text:p>291437</text:p>
          </table:table-cell>
          <table:table-cell office:value-type="float" office:value="2880992" calcext:value-type="float">
            <text:p>2880992</text:p>
          </table:table-cell>
          <table:table-cell office:value-type="float" office:value="408829" calcext:value-type="float">
            <text:p>408829</text:p>
          </table:table-cell>
          <table:table-cell office:value-type="float" office:value="22049" calcext:value-type="float">
            <text:p>22049</text:p>
          </table:table-cell>
          <table:table-cell office:value-type="float" office:value="335353" calcext:value-type="float">
            <text:p>335353</text:p>
          </table:table-cell>
          <table:table-cell office:value-type="float" office:value="61628" calcext:value-type="float">
            <text:p>61628</text:p>
          </table:table-cell>
          <table:table-cell office:value-type="float" office:value="-128891" calcext:value-type="float">
            <text:p>-128891</text:p>
          </table:table-cell>
          <table:table-cell office:value-type="float" office:value="-62777" calcext:value-type="float">
            <text:p>-62777</text:p>
          </table:table-cell>
          <table:table-cell office:value-type="float" office:value="-9245" calcext:value-type="float">
            <text:p>-9245</text:p>
          </table:table-cell>
          <table:table-cell office:value-type="float" office:value="1915" calcext:value-type="float">
            <text:p>1915</text:p>
          </table:table-cell>
          <table:table-cell office:value-type="float" office:value="-16761" calcext:value-type="float">
            <text:p>-16761</text:p>
          </table:table-cell>
          <table:table-cell office:value-type="float" office:value="-2679" calcext:value-type="float">
            <text:p>-2679</text:p>
          </table:table-cell>
          <table:table-cell office:value-type="float" office:value="102549" calcext:value-type="float">
            <text:p>102549</text:p>
          </table:table-cell>
          <table:table-cell office:value-type="float" office:value="12094" calcext:value-type="float">
            <text:p>12094</text:p>
          </table:table-cell>
          <table:table-cell office:value-type="float" office:value="2197" calcext:value-type="float">
            <text:p>2197</text:p>
          </table:table-cell>
          <table:table-cell office:value-type="float" office:value="-99" calcext:value-type="float">
            <text:p>-99</text:p>
          </table:table-cell>
          <table:table-cell office:value-type="float" office:value="2.846" calcext:value-type="float">
            <text:p>2.846</text:p>
          </table:table-cell>
          <table:table-cell table:number-columns-repeated="3"/>
          <table:table-cell table:formula="of:=[.C6]-[.D6]" office:value-type="float" office:value="1898492" calcext:value-type="float">
            <text:p>1898492</text:p>
          </table:table-cell>
          <table:table-cell table:formula="of:=[.E6]-[.F6]" office:value-type="float" office:value="-2589555" calcext:value-type="float">
            <text:p>-2589555</text:p>
          </table:table-cell>
          <table:table-cell table:formula="of:=[.G6]-[.H6]" office:value-type="float" office:value="386780" calcext:value-type="float">
            <text:p>386780</text:p>
          </table:table-cell>
          <table:table-cell table:formula="of:=[.I6]-[.J6]" office:value-type="float" office:value="273725" calcext:value-type="float">
            <text:p>273725</text:p>
          </table:table-cell>
          <table:table-cell table:formula="of:=[.G6]/([.G6]+[.H6])" office:value-type="percentage" office:value="0.948827742423609" calcext:value-type="percentage">
            <text:p>95%</text:p>
          </table:table-cell>
          <table:table-cell table:formula="of:=SUM([.Y6:.AB6])" office:value-type="float" office:value="-30558" calcext:value-type="float">
            <text:p>-30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06" calcext:value-type="float">
            <text:p>180206</text:p>
          </table:table-cell>
          <table:table-cell office:value-type="float" office:value="3039608" calcext:value-type="float">
            <text:p>3039608</text:p>
          </table:table-cell>
          <table:table-cell office:value-type="float" office:value="1132624" calcext:value-type="float">
            <text:p>1132624</text:p>
          </table:table-cell>
          <table:table-cell office:value-type="float" office:value="323225" calcext:value-type="float">
            <text:p>323225</text:p>
          </table:table-cell>
          <table:table-cell office:value-type="float" office:value="2833938" calcext:value-type="float">
            <text:p>2833938</text:p>
          </table:table-cell>
          <table:table-cell office:value-type="float" office:value="410659" calcext:value-type="float">
            <text:p>410659</text:p>
          </table:table-cell>
          <table:table-cell office:value-type="float" office:value="25404" calcext:value-type="float">
            <text:p>25404</text:p>
          </table:table-cell>
          <table:table-cell office:value-type="float" office:value="266976" calcext:value-type="float">
            <text:p>266976</text:p>
          </table:table-cell>
          <table:table-cell office:value-type="float" office:value="81761" calcext:value-type="float">
            <text:p>81761</text:p>
          </table:table-cell>
          <table:table-cell office:value-type="float" office:value="14735" calcext:value-type="float">
            <text:p>14735</text:p>
          </table:table-cell>
          <table:table-cell office:value-type="float" office:value="6243" calcext:value-type="float">
            <text:p>6243</text:p>
          </table:table-cell>
          <table:table-cell office:value-type="float" office:value="31788" calcext:value-type="float">
            <text:p>31788</text:p>
          </table:table-cell>
          <table:table-cell office:value-type="float" office:value="-47054" calcext:value-type="float">
            <text:p>-47054</text:p>
          </table:table-cell>
          <table:table-cell office:value-type="float" office:value="1830" calcext:value-type="float">
            <text:p>1830</text:p>
          </table:table-cell>
          <table:table-cell office:value-type="float" office:value="3355" calcext:value-type="float">
            <text:p>3355</text:p>
          </table:table-cell>
          <table:table-cell office:value-type="float" office:value="-68377" calcext:value-type="float">
            <text:p>-68377</text:p>
          </table:table-cell>
          <table:table-cell office:value-type="float" office:value="20133" calcext:value-type="float">
            <text:p>20133</text:p>
          </table:table-cell>
          <table:table-cell office:value-type="float" office:value="2078" calcext:value-type="float">
            <text:p>2078</text:p>
          </table:table-cell>
          <table:table-cell office:value-type="float" office:value="-119" calcext:value-type="float">
            <text:p>-119</text:p>
          </table:table-cell>
          <table:table-cell office:value-type="float" office:value="2.584" calcext:value-type="float">
            <text:p>2.584</text:p>
          </table:table-cell>
          <table:table-cell table:number-columns-repeated="3"/>
          <table:table-cell table:formula="of:=[.C7]-[.D7]" office:value-type="float" office:value="1906984" calcext:value-type="float">
            <text:p>1906984</text:p>
          </table:table-cell>
          <table:table-cell table:formula="of:=[.E7]-[.F7]" office:value-type="float" office:value="-2510713" calcext:value-type="float">
            <text:p>-2510713</text:p>
          </table:table-cell>
          <table:table-cell table:formula="of:=[.G7]-[.H7]" office:value-type="float" office:value="385255" calcext:value-type="float">
            <text:p>385255</text:p>
          </table:table-cell>
          <table:table-cell table:formula="of:=[.I7]-[.J7]" office:value-type="float" office:value="185215" calcext:value-type="float">
            <text:p>185215</text:p>
          </table:table-cell>
          <table:table-cell table:formula="of:=[.G7]/([.G7]+[.H7])" office:value-type="percentage" office:value="0.94174236291545" calcext:value-type="percentage">
            <text:p>94%</text:p>
          </table:table-cell>
          <table:table-cell table:formula="of:=SUM([.Y7:.AB7])" office:value-type="float" office:value="-33259" calcext:value-type="float">
            <text:p>-33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13" calcext:value-type="float">
            <text:p>180213</text:p>
          </table:table-cell>
          <table:table-cell office:value-type="float" office:value="3184844" calcext:value-type="float">
            <text:p>3184844</text:p>
          </table:table-cell>
          <table:table-cell office:value-type="float" office:value="1126433" calcext:value-type="float">
            <text:p>1126433</text:p>
          </table:table-cell>
          <table:table-cell office:value-type="float" office:value="334311" calcext:value-type="float">
            <text:p>334311</text:p>
          </table:table-cell>
          <table:table-cell office:value-type="float" office:value="2863778" calcext:value-type="float">
            <text:p>2863778</text:p>
          </table:table-cell>
          <table:table-cell office:value-type="float" office:value="405651" calcext:value-type="float">
            <text:p>405651</text:p>
          </table:table-cell>
          <table:table-cell office:value-type="float" office:value="31302" calcext:value-type="float">
            <text:p>31302</text:p>
          </table:table-cell>
          <table:table-cell office:value-type="float" office:value="157293" calcext:value-type="float">
            <text:p>157293</text:p>
          </table:table-cell>
          <table:table-cell office:value-type="float" office:value="90475" calcext:value-type="float">
            <text:p>90475</text:p>
          </table:table-cell>
          <table:table-cell office:value-type="float" office:value="145236" calcext:value-type="float">
            <text:p>145236</text:p>
          </table:table-cell>
          <table:table-cell office:value-type="float" office:value="-6191" calcext:value-type="float">
            <text:p>-6191</text:p>
          </table:table-cell>
          <table:table-cell office:value-type="float" office:value="11086" calcext:value-type="float">
            <text:p>11086</text:p>
          </table:table-cell>
          <table:table-cell office:value-type="float" office:value="29840" calcext:value-type="float">
            <text:p>29840</text:p>
          </table:table-cell>
          <table:table-cell office:value-type="float" office:value="-5008" calcext:value-type="float">
            <text:p>-5008</text:p>
          </table:table-cell>
          <table:table-cell office:value-type="float" office:value="5898" calcext:value-type="float">
            <text:p>5898</text:p>
          </table:table-cell>
          <table:table-cell office:value-type="float" office:value="-109683" calcext:value-type="float">
            <text:p>-109683</text:p>
          </table:table-cell>
          <table:table-cell office:value-type="float" office:value="8714" calcext:value-type="float">
            <text:p>8714</text:p>
          </table:table-cell>
          <table:table-cell office:value-type="float" office:value="1884" calcext:value-type="float">
            <text:p>1884</text:p>
          </table:table-cell>
          <table:table-cell office:value-type="float" office:value="-194" calcext:value-type="float">
            <text:p>-194</text:p>
          </table:table-cell>
          <table:table-cell office:value-type="float" office:value="2.558" calcext:value-type="float">
            <text:p>2.558</text:p>
          </table:table-cell>
          <table:table-cell table:number-columns-repeated="3"/>
          <table:table-cell table:formula="of:=[.C8]-[.D8]" office:value-type="float" office:value="2058411" calcext:value-type="float">
            <text:p>2058411</text:p>
          </table:table-cell>
          <table:table-cell table:formula="of:=[.E8]-[.F8]" office:value-type="float" office:value="-2529467" calcext:value-type="float">
            <text:p>-2529467</text:p>
          </table:table-cell>
          <table:table-cell table:formula="of:=[.G8]-[.H8]" office:value-type="float" office:value="374349" calcext:value-type="float">
            <text:p>374349</text:p>
          </table:table-cell>
          <table:table-cell table:formula="of:=[.I8]-[.J8]" office:value-type="float" office:value="66818" calcext:value-type="float">
            <text:p>66818</text:p>
          </table:table-cell>
          <table:table-cell table:formula="of:=[.G8]/([.G8]+[.H8])" office:value-type="percentage" office:value="0.928363004716755" calcext:value-type="percentage">
            <text:p>93%</text:p>
          </table:table-cell>
          <table:table-cell table:formula="of:=SUM([.Y8:.AB8])" office:value-type="float" office:value="-29889" calcext:value-type="float">
            <text:p>-29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20" calcext:value-type="float">
            <text:p>180220</text:p>
          </table:table-cell>
          <table:table-cell office:value-type="float" office:value="3242535" calcext:value-type="float">
            <text:p>3242535</text:p>
          </table:table-cell>
          <table:table-cell office:value-type="float" office:value="1119449" calcext:value-type="float">
            <text:p>1119449</text:p>
          </table:table-cell>
          <table:table-cell office:value-type="float" office:value="311721" calcext:value-type="float">
            <text:p>311721</text:p>
          </table:table-cell>
          <table:table-cell office:value-type="float" office:value="2924084" calcext:value-type="float">
            <text:p>2924084</text:p>
          </table:table-cell>
          <table:table-cell office:value-type="float" office:value="424483" calcext:value-type="float">
            <text:p>424483</text:p>
          </table:table-cell>
          <table:table-cell office:value-type="float" office:value="29797" calcext:value-type="float">
            <text:p>29797</text:p>
          </table:table-cell>
          <table:table-cell office:value-type="float" office:value="142145" calcext:value-type="float">
            <text:p>142145</text:p>
          </table:table-cell>
          <table:table-cell office:value-type="float" office:value="77486" calcext:value-type="float">
            <text:p>77486</text:p>
          </table:table-cell>
          <table:table-cell office:value-type="float" office:value="57691" calcext:value-type="float">
            <text:p>57691</text:p>
          </table:table-cell>
          <table:table-cell office:value-type="float" office:value="-6984" calcext:value-type="float">
            <text:p>-6984</text:p>
          </table:table-cell>
          <table:table-cell office:value-type="float" office:value="-22590" calcext:value-type="float">
            <text:p>-22590</text:p>
          </table:table-cell>
          <table:table-cell office:value-type="float" office:value="60306" calcext:value-type="float">
            <text:p>60306</text:p>
          </table:table-cell>
          <table:table-cell office:value-type="float" office:value="18832" calcext:value-type="float">
            <text:p>18832</text:p>
          </table:table-cell>
          <table:table-cell office:value-type="float" office:value="-1505" calcext:value-type="float">
            <text:p>-1505</text:p>
          </table:table-cell>
          <table:table-cell office:value-type="float" office:value="-15148" calcext:value-type="float">
            <text:p>-15148</text:p>
          </table:table-cell>
          <table:table-cell office:value-type="float" office:value="-12989" calcext:value-type="float">
            <text:p>-12989</text:p>
          </table:table-cell>
          <table:table-cell office:value-type="float" office:value="1760" calcext:value-type="float">
            <text:p>1760</text:p>
          </table:table-cell>
          <table:table-cell office:value-type="float" office:value="-124" calcext:value-type="float">
            <text:p>-124</text:p>
          </table:table-cell>
          <table:table-cell office:value-type="float" office:value="2.625" calcext:value-type="float">
            <text:p>2.625</text:p>
          </table:table-cell>
          <table:table-cell table:number-columns-repeated="3"/>
          <table:table-cell table:formula="of:=[.C9]-[.D9]" office:value-type="float" office:value="2123086" calcext:value-type="float">
            <text:p>2123086</text:p>
          </table:table-cell>
          <table:table-cell table:formula="of:=[.E9]-[.F9]" office:value-type="float" office:value="-2612363" calcext:value-type="float">
            <text:p>-2612363</text:p>
          </table:table-cell>
          <table:table-cell table:formula="of:=[.G9]-[.H9]" office:value-type="float" office:value="394686" calcext:value-type="float">
            <text:p>394686</text:p>
          </table:table-cell>
          <table:table-cell table:formula="of:=[.I9]-[.J9]" office:value-type="float" office:value="64659" calcext:value-type="float">
            <text:p>64659</text:p>
          </table:table-cell>
          <table:table-cell table:formula="of:=[.G9]/([.G9]+[.H9])" office:value-type="percentage" office:value="0.934408294443955" calcext:value-type="percentage">
            <text:p>93%</text:p>
          </table:table-cell>
          <table:table-cell table:formula="of:=SUM([.Y9:.AB9])" office:value-type="float" office:value="-29932" calcext:value-type="float">
            <text:p>-29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227" calcext:value-type="float">
            <text:p>180227</text:p>
          </table:table-cell>
          <table:table-cell office:value-type="float" office:value="3102240" calcext:value-type="float">
            <text:p>3102240</text:p>
          </table:table-cell>
          <table:table-cell office:value-type="float" office:value="1093305" calcext:value-type="float">
            <text:p>1093305</text:p>
          </table:table-cell>
          <table:table-cell office:value-type="float" office:value="296637" calcext:value-type="float">
            <text:p>296637</text:p>
          </table:table-cell>
          <table:table-cell office:value-type="float" office:value="2829069" calcext:value-type="float">
            <text:p>2829069</text:p>
          </table:table-cell>
          <table:table-cell office:value-type="float" office:value="406968" calcext:value-type="float">
            <text:p>406968</text:p>
          </table:table-cell>
          <table:table-cell office:value-type="float" office:value="25057" calcext:value-type="float">
            <text:p>25057</text:p>
          </table:table-cell>
          <table:table-cell office:value-type="float" office:value="173403" calcext:value-type="float">
            <text:p>173403</text:p>
          </table:table-cell>
          <table:table-cell office:value-type="float" office:value="65376" calcext:value-type="float">
            <text:p>65376</text:p>
          </table:table-cell>
          <table:table-cell office:value-type="float" office:value="-140295" calcext:value-type="float">
            <text:p>-140295</text:p>
          </table:table-cell>
          <table:table-cell office:value-type="float" office:value="-26144" calcext:value-type="float">
            <text:p>-26144</text:p>
          </table:table-cell>
          <table:table-cell office:value-type="float" office:value="-15084" calcext:value-type="float">
            <text:p>-15084</text:p>
          </table:table-cell>
          <table:table-cell office:value-type="float" office:value="-95015" calcext:value-type="float">
            <text:p>-95015</text:p>
          </table:table-cell>
          <table:table-cell office:value-type="float" office:value="-17515" calcext:value-type="float">
            <text:p>-17515</text:p>
          </table:table-cell>
          <table:table-cell office:value-type="float" office:value="-4740" calcext:value-type="float">
            <text:p>-4740</text:p>
          </table:table-cell>
          <table:table-cell office:value-type="float" office:value="31258" calcext:value-type="float">
            <text:p>31258</text:p>
          </table:table-cell>
          <table:table-cell office:value-type="float" office:value="-12110" calcext:value-type="float">
            <text:p>-12110</text:p>
          </table:table-cell>
          <table:table-cell office:value-type="float" office:value="1682" calcext:value-type="float">
            <text:p>1682</text:p>
          </table:table-cell>
          <table:table-cell office:value-type="float" office:value="-78" calcext:value-type="float">
            <text:p>-78</text:p>
          </table:table-cell>
          <table:table-cell office:value-type="float" office:value="2.695" calcext:value-type="float">
            <text:p>2.695</text:p>
          </table:table-cell>
          <table:table-cell table:number-columns-repeated="3"/>
          <table:table-cell table:formula="of:=[.C10]-[.D10]" office:value-type="float" office:value="2008935" calcext:value-type="float">
            <text:p>2008935</text:p>
          </table:table-cell>
          <table:table-cell table:formula="of:=[.E10]-[.F10]" office:value-type="float" office:value="-2532432" calcext:value-type="float">
            <text:p>-2532432</text:p>
          </table:table-cell>
          <table:table-cell table:formula="of:=[.G10]-[.H10]" office:value-type="float" office:value="381911" calcext:value-type="float">
            <text:p>381911</text:p>
          </table:table-cell>
          <table:table-cell table:formula="of:=[.I10]-[.J10]" office:value-type="float" office:value="108027" calcext:value-type="float">
            <text:p>108027</text:p>
          </table:table-cell>
          <table:table-cell table:formula="of:=[.G10]/([.G10]+[.H10])" office:value-type="percentage" office:value="0.942001041606389" calcext:value-type="percentage">
            <text:p>94%</text:p>
          </table:table-cell>
          <table:table-cell table:formula="of:=SUM([.Y10:.AB10])" office:value-type="float" office:value="-33559" calcext:value-type="float">
            <text:p>-33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06" calcext:value-type="float">
            <text:p>180306</text:p>
          </table:table-cell>
          <table:table-cell office:value-type="float" office:value="3141382" calcext:value-type="float">
            <text:p>3141382</text:p>
          </table:table-cell>
          <table:table-cell office:value-type="float" office:value="1141046" calcext:value-type="float">
            <text:p>1141046</text:p>
          </table:table-cell>
          <table:table-cell office:value-type="float" office:value="310671" calcext:value-type="float">
            <text:p>310671</text:p>
          </table:table-cell>
          <table:table-cell office:value-type="float" office:value="2889265" calcext:value-type="float">
            <text:p>2889265</text:p>
          </table:table-cell>
          <table:table-cell office:value-type="float" office:value="404022" calcext:value-type="float">
            <text:p>404022</text:p>
          </table:table-cell>
          <table:table-cell office:value-type="float" office:value="28669" calcext:value-type="float">
            <text:p>28669</text:p>
          </table:table-cell>
          <table:table-cell office:value-type="float" office:value="218724" calcext:value-type="float">
            <text:p>218724</text:p>
          </table:table-cell>
          <table:table-cell office:value-type="float" office:value="54558" calcext:value-type="float">
            <text:p>54558</text:p>
          </table:table-cell>
          <table:table-cell office:value-type="float" office:value="39142" calcext:value-type="float">
            <text:p>39142</text:p>
          </table:table-cell>
          <table:table-cell office:value-type="float" office:value="47741" calcext:value-type="float">
            <text:p>47741</text:p>
          </table:table-cell>
          <table:table-cell office:value-type="float" office:value="14034" calcext:value-type="float">
            <text:p>14034</text:p>
          </table:table-cell>
          <table:table-cell office:value-type="float" office:value="60196" calcext:value-type="float">
            <text:p>60196</text:p>
          </table:table-cell>
          <table:table-cell office:value-type="float" office:value="-2946" calcext:value-type="float">
            <text:p>-2946</text:p>
          </table:table-cell>
          <table:table-cell office:value-type="float" office:value="3612" calcext:value-type="float">
            <text:p>3612</text:p>
          </table:table-cell>
          <table:table-cell office:value-type="float" office:value="45321" calcext:value-type="float">
            <text:p>45321</text:p>
          </table:table-cell>
          <table:table-cell office:value-type="float" office:value="-10818" calcext:value-type="float">
            <text:p>-10818</text:p>
          </table:table-cell>
          <table:table-cell office:value-type="float" office:value="1625" calcext:value-type="float">
            <text:p>1625</text:p>
          </table:table-cell>
          <table:table-cell office:value-type="float" office:value="-57" calcext:value-type="float">
            <text:p>-57</text:p>
          </table:table-cell>
          <table:table-cell office:value-type="float" office:value="2.732" calcext:value-type="float">
            <text:p>2.732</text:p>
          </table:table-cell>
          <table:table-cell table:number-columns-repeated="3"/>
          <table:table-cell table:formula="of:=[.C11]-[.D11]" office:value-type="float" office:value="2000336" calcext:value-type="float">
            <text:p>2000336</text:p>
          </table:table-cell>
          <table:table-cell table:formula="of:=[.E11]-[.F11]" office:value-type="float" office:value="-2578594" calcext:value-type="float">
            <text:p>-2578594</text:p>
          </table:table-cell>
          <table:table-cell table:formula="of:=[.G11]-[.H11]" office:value-type="float" office:value="375353" calcext:value-type="float">
            <text:p>375353</text:p>
          </table:table-cell>
          <table:table-cell table:formula="of:=[.I11]-[.J11]" office:value-type="float" office:value="164166" calcext:value-type="float">
            <text:p>164166</text:p>
          </table:table-cell>
          <table:table-cell table:formula="of:=[.G11]/([.G11]+[.H11])" office:value-type="percentage" office:value="0.933742555310834" calcext:value-type="percentage">
            <text:p>93%</text:p>
          </table:table-cell>
          <table:table-cell table:formula="of:=SUM([.Y11:.AB11])" office:value-type="float" office:value="-38739" calcext:value-type="float">
            <text:p>-38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13" calcext:value-type="float">
            <text:p>180313</text:p>
          </table:table-cell>
          <table:table-cell office:value-type="float" office:value="3185673" calcext:value-type="float">
            <text:p>3185673</text:p>
          </table:table-cell>
          <table:table-cell office:value-type="float" office:value="1148074" calcext:value-type="float">
            <text:p>1148074</text:p>
          </table:table-cell>
          <table:table-cell office:value-type="float" office:value="329675" calcext:value-type="float">
            <text:p>329675</text:p>
          </table:table-cell>
          <table:table-cell office:value-type="float" office:value="3001829" calcext:value-type="float">
            <text:p>3001829</text:p>
          </table:table-cell>
          <table:table-cell office:value-type="float" office:value="402314" calcext:value-type="float">
            <text:p>402314</text:p>
          </table:table-cell>
          <table:table-cell office:value-type="float" office:value="23973" calcext:value-type="float">
            <text:p>23973</text:p>
          </table:table-cell>
          <table:table-cell office:value-type="float" office:value="263768" calcext:value-type="float">
            <text:p>263768</text:p>
          </table:table-cell>
          <table:table-cell office:value-type="float" office:value="45859" calcext:value-type="float">
            <text:p>45859</text:p>
          </table:table-cell>
          <table:table-cell office:value-type="float" office:value="44291" calcext:value-type="float">
            <text:p>44291</text:p>
          </table:table-cell>
          <table:table-cell office:value-type="float" office:value="7028" calcext:value-type="float">
            <text:p>7028</text:p>
          </table:table-cell>
          <table:table-cell office:value-type="float" office:value="19004" calcext:value-type="float">
            <text:p>19004</text:p>
          </table:table-cell>
          <table:table-cell office:value-type="float" office:value="112564" calcext:value-type="float">
            <text:p>112564</text:p>
          </table:table-cell>
          <table:table-cell office:value-type="float" office:value="-1708" calcext:value-type="float">
            <text:p>-1708</text:p>
          </table:table-cell>
          <table:table-cell office:value-type="float" office:value="-4696" calcext:value-type="float">
            <text:p>-4696</text:p>
          </table:table-cell>
          <table:table-cell office:value-type="float" office:value="45044" calcext:value-type="float">
            <text:p>45044</text:p>
          </table:table-cell>
          <table:table-cell office:value-type="float" office:value="-8699" calcext:value-type="float">
            <text:p>-8699</text:p>
          </table:table-cell>
          <table:table-cell office:value-type="float" office:value="1532" calcext:value-type="float">
            <text:p>1532</text:p>
          </table:table-cell>
          <table:table-cell office:value-type="float" office:value="-93" calcext:value-type="float">
            <text:p>-93</text:p>
          </table:table-cell>
          <table:table-cell office:value-type="float" office:value="2.688" calcext:value-type="float">
            <text:p>2.688</text:p>
          </table:table-cell>
          <table:table-cell table:number-columns-repeated="3"/>
          <table:table-cell table:formula="of:=[.C12]-[.D12]" office:value-type="float" office:value="2037599" calcext:value-type="float">
            <text:p>2037599</text:p>
          </table:table-cell>
          <table:table-cell table:formula="of:=[.E12]-[.F12]" office:value-type="float" office:value="-2672154" calcext:value-type="float">
            <text:p>-2672154</text:p>
          </table:table-cell>
          <table:table-cell table:formula="of:=[.G12]-[.H12]" office:value-type="float" office:value="378341" calcext:value-type="float">
            <text:p>378341</text:p>
          </table:table-cell>
          <table:table-cell table:formula="of:=[.I12]-[.J12]" office:value-type="float" office:value="217909" calcext:value-type="float">
            <text:p>217909</text:p>
          </table:table-cell>
          <table:table-cell table:formula="of:=[.G12]/([.G12]+[.H12])" office:value-type="percentage" office:value="0.943763239319989" calcext:value-type="percentage">
            <text:p>94%</text:p>
          </table:table-cell>
          <table:table-cell table:formula="of:=SUM([.Y12:.AB12])" office:value-type="float" office:value="-38305" calcext:value-type="float">
            <text:p>-38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20" calcext:value-type="float">
            <text:p>180320</text:p>
          </table:table-cell>
          <table:table-cell office:value-type="float" office:value="3252683" calcext:value-type="float">
            <text:p>3252683</text:p>
          </table:table-cell>
          <table:table-cell office:value-type="float" office:value="1173623" calcext:value-type="float">
            <text:p>1173623</text:p>
          </table:table-cell>
          <table:table-cell office:value-type="float" office:value="392929" calcext:value-type="float">
            <text:p>392929</text:p>
          </table:table-cell>
          <table:table-cell office:value-type="float" office:value="3024155" calcext:value-type="float">
            <text:p>3024155</text:p>
          </table:table-cell>
          <table:table-cell office:value-type="float" office:value="367788" calcext:value-type="float">
            <text:p>367788</text:p>
          </table:table-cell>
          <table:table-cell office:value-type="float" office:value="23897" calcext:value-type="float">
            <text:p>23897</text:p>
          </table:table-cell>
          <table:table-cell office:value-type="float" office:value="203313" calcext:value-type="float">
            <text:p>203313</text:p>
          </table:table-cell>
          <table:table-cell office:value-type="float" office:value="36947" calcext:value-type="float">
            <text:p>36947</text:p>
          </table:table-cell>
          <table:table-cell office:value-type="float" office:value="67010" calcext:value-type="float">
            <text:p>67010</text:p>
          </table:table-cell>
          <table:table-cell office:value-type="float" office:value="25549" calcext:value-type="float">
            <text:p>25549</text:p>
          </table:table-cell>
          <table:table-cell office:value-type="float" office:value="63254" calcext:value-type="float">
            <text:p>63254</text:p>
          </table:table-cell>
          <table:table-cell office:value-type="float" office:value="22326" calcext:value-type="float">
            <text:p>22326</text:p>
          </table:table-cell>
          <table:table-cell office:value-type="float" office:value="-34526" calcext:value-type="float">
            <text:p>-34526</text:p>
          </table:table-cell>
          <table:table-cell office:value-type="float" office:value="-76" calcext:value-type="float">
            <text:p>-76</text:p>
          </table:table-cell>
          <table:table-cell office:value-type="float" office:value="-60455" calcext:value-type="float">
            <text:p>-60455</text:p>
          </table:table-cell>
          <table:table-cell office:value-type="float" office:value="-8912" calcext:value-type="float">
            <text:p>-8912</text:p>
          </table:table-cell>
          <table:table-cell office:value-type="float" office:value="1446" calcext:value-type="float">
            <text:p>1446</text:p>
          </table:table-cell>
          <table:table-cell office:value-type="float" office:value="-86" calcext:value-type="float">
            <text:p>-86</text:p>
          </table:table-cell>
          <table:table-cell office:value-type="float" office:value="2.591" calcext:value-type="float">
            <text:p>2.591</text:p>
          </table:table-cell>
          <table:table-cell table:number-columns-repeated="3"/>
          <table:table-cell table:formula="of:=[.C13]-[.D13]" office:value-type="float" office:value="2079060" calcext:value-type="float">
            <text:p>2079060</text:p>
          </table:table-cell>
          <table:table-cell table:formula="of:=[.E13]-[.F13]" office:value-type="float" office:value="-2631226" calcext:value-type="float">
            <text:p>-2631226</text:p>
          </table:table-cell>
          <table:table-cell table:formula="of:=[.G13]-[.H13]" office:value-type="float" office:value="343891" calcext:value-type="float">
            <text:p>343891</text:p>
          </table:table-cell>
          <table:table-cell table:formula="of:=[.I13]-[.J13]" office:value-type="float" office:value="166366" calcext:value-type="float">
            <text:p>166366</text:p>
          </table:table-cell>
          <table:table-cell table:formula="of:=[.G13]/([.G13]+[.H13])" office:value-type="percentage" office:value="0.938989238801588" calcext:value-type="percentage">
            <text:p>94%</text:p>
          </table:table-cell>
          <table:table-cell table:formula="of:=SUM([.Y13:.AB13])" office:value-type="float" office:value="-41909" calcext:value-type="float">
            <text:p>-41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327" calcext:value-type="float">
            <text:p>180327</text:p>
          </table:table-cell>
          <table:table-cell office:value-type="float" office:value="3404721" calcext:value-type="float">
            <text:p>3404721</text:p>
          </table:table-cell>
          <table:table-cell office:value-type="float" office:value="1161709" calcext:value-type="float">
            <text:p>1161709</text:p>
          </table:table-cell>
          <table:table-cell office:value-type="float" office:value="367197" calcext:value-type="float">
            <text:p>367197</text:p>
          </table:table-cell>
          <table:table-cell office:value-type="float" office:value="3049285" calcext:value-type="float">
            <text:p>3049285</text:p>
          </table:table-cell>
          <table:table-cell office:value-type="float" office:value="374997" calcext:value-type="float">
            <text:p>374997</text:p>
          </table:table-cell>
          <table:table-cell office:value-type="float" office:value="23044" calcext:value-type="float">
            <text:p>23044</text:p>
          </table:table-cell>
          <table:table-cell office:value-type="float" office:value="218955" calcext:value-type="float">
            <text:p>218955</text:p>
          </table:table-cell>
          <table:table-cell office:value-type="float" office:value="111318" calcext:value-type="float">
            <text:p>111318</text:p>
          </table:table-cell>
          <table:table-cell office:value-type="float" office:value="152038" calcext:value-type="float">
            <text:p>152038</text:p>
          </table:table-cell>
          <table:table-cell office:value-type="float" office:value="-11914" calcext:value-type="float">
            <text:p>-11914</text:p>
          </table:table-cell>
          <table:table-cell office:value-type="float" office:value="-25732" calcext:value-type="float">
            <text:p>-25732</text:p>
          </table:table-cell>
          <table:table-cell office:value-type="float" office:value="25130" calcext:value-type="float">
            <text:p>25130</text:p>
          </table:table-cell>
          <table:table-cell office:value-type="float" office:value="7209" calcext:value-type="float">
            <text:p>7209</text:p>
          </table:table-cell>
          <table:table-cell office:value-type="float" office:value="-853" calcext:value-type="float">
            <text:p>-853</text:p>
          </table:table-cell>
          <table:table-cell office:value-type="float" office:value="15642" calcext:value-type="float">
            <text:p>15642</text:p>
          </table:table-cell>
          <table:table-cell office:value-type="float" office:value="74371" calcext:value-type="float">
            <text:p>74371</text:p>
          </table:table-cell>
          <table:table-cell office:value-type="float" office:value="1383" calcext:value-type="float">
            <text:p>1383</text:p>
          </table:table-cell>
          <table:table-cell office:value-type="float" office:value="-63" calcext:value-type="float">
            <text:p>-63</text:p>
          </table:table-cell>
          <table:table-cell office:value-type="float" office:value="2.733" calcext:value-type="float">
            <text:p>2.733</text:p>
          </table:table-cell>
          <table:table-cell table:number-columns-repeated="3"/>
          <table:table-cell table:formula="of:=[.C14]-[.D14]" office:value-type="float" office:value="2243012" calcext:value-type="float">
            <text:p>2243012</text:p>
          </table:table-cell>
          <table:table-cell table:formula="of:=[.E14]-[.F14]" office:value-type="float" office:value="-2682088" calcext:value-type="float">
            <text:p>-2682088</text:p>
          </table:table-cell>
          <table:table-cell table:formula="of:=[.G14]-[.H14]" office:value-type="float" office:value="351953" calcext:value-type="float">
            <text:p>351953</text:p>
          </table:table-cell>
          <table:table-cell table:formula="of:=[.I14]-[.J14]" office:value-type="float" office:value="107637" calcext:value-type="float">
            <text:p>107637</text:p>
          </table:table-cell>
          <table:table-cell table:formula="of:=[.G14]/([.G14]+[.H14])" office:value-type="percentage" office:value="0.942106466419288" calcext:value-type="percentage">
            <text:p>94%</text:p>
          </table:table-cell>
          <table:table-cell table:formula="of:=SUM([.Y14:.AB14])" office:value-type="float" office:value="20514" calcext:value-type="float">
            <text:p>20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03" calcext:value-type="float">
            <text:p>180403</text:p>
          </table:table-cell>
          <table:table-cell office:value-type="float" office:value="3224321" calcext:value-type="float">
            <text:p>3224321</text:p>
          </table:table-cell>
          <table:table-cell office:value-type="float" office:value="1123626" calcext:value-type="float">
            <text:p>1123626</text:p>
          </table:table-cell>
          <table:table-cell office:value-type="float" office:value="372962" calcext:value-type="float">
            <text:p>372962</text:p>
          </table:table-cell>
          <table:table-cell office:value-type="float" office:value="2960966" calcext:value-type="float">
            <text:p>2960966</text:p>
          </table:table-cell>
          <table:table-cell office:value-type="float" office:value="369394" calcext:value-type="float">
            <text:p>369394</text:p>
          </table:table-cell>
          <table:table-cell office:value-type="float" office:value="34455" calcext:value-type="float">
            <text:p>34455</text:p>
          </table:table-cell>
          <table:table-cell office:value-type="float" office:value="190322" calcext:value-type="float">
            <text:p>190322</text:p>
          </table:table-cell>
          <table:table-cell office:value-type="float" office:value="78966" calcext:value-type="float">
            <text:p>78966</text:p>
          </table:table-cell>
          <table:table-cell office:value-type="float" office:value="-180400" calcext:value-type="float">
            <text:p>-180400</text:p>
          </table:table-cell>
          <table:table-cell office:value-type="float" office:value="-38083" calcext:value-type="float">
            <text:p>-38083</text:p>
          </table:table-cell>
          <table:table-cell office:value-type="float" office:value="5765" calcext:value-type="float">
            <text:p>5765</text:p>
          </table:table-cell>
          <table:table-cell office:value-type="float" office:value="-88319" calcext:value-type="float">
            <text:p>-88319</text:p>
          </table:table-cell>
          <table:table-cell office:value-type="float" office:value="-5603" calcext:value-type="float">
            <text:p>-5603</text:p>
          </table:table-cell>
          <table:table-cell office:value-type="float" office:value="11411" calcext:value-type="float">
            <text:p>11411</text:p>
          </table:table-cell>
          <table:table-cell office:value-type="float" office:value="-28633" calcext:value-type="float">
            <text:p>-28633</text:p>
          </table:table-cell>
          <table:table-cell office:value-type="float" office:value="-32352" calcext:value-type="float">
            <text:p>-32352</text:p>
          </table:table-cell>
          <table:table-cell office:value-type="float" office:value="1354" calcext:value-type="float">
            <text:p>1354</text:p>
          </table:table-cell>
          <table:table-cell office:value-type="float" office:value="-29" calcext:value-type="float">
            <text:p>-29</text:p>
          </table:table-cell>
          <table:table-cell office:value-type="float" office:value="2.701" calcext:value-type="float">
            <text:p>2.701</text:p>
          </table:table-cell>
          <table:table-cell table:number-columns-repeated="3"/>
          <table:table-cell table:formula="of:=[.C15]-[.D15]" office:value-type="float" office:value="2100695" calcext:value-type="float">
            <text:p>2100695</text:p>
          </table:table-cell>
          <table:table-cell table:formula="of:=[.E15]-[.F15]" office:value-type="float" office:value="-2588004" calcext:value-type="float">
            <text:p>-2588004</text:p>
          </table:table-cell>
          <table:table-cell table:formula="of:=[.G15]-[.H15]" office:value-type="float" office:value="334939" calcext:value-type="float">
            <text:p>334939</text:p>
          </table:table-cell>
          <table:table-cell table:formula="of:=[.I15]-[.J15]" office:value-type="float" office:value="111356" calcext:value-type="float">
            <text:p>111356</text:p>
          </table:table-cell>
          <table:table-cell table:formula="of:=[.G15]/([.G15]+[.H15])" office:value-type="percentage" office:value="0.914683458421341" calcext:value-type="percentage">
            <text:p>91%</text:p>
          </table:table-cell>
          <table:table-cell table:formula="of:=SUM([.Y15:.AB15])" office:value-type="float" office:value="-41014" calcext:value-type="float">
            <text:p>-41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10" calcext:value-type="float">
            <text:p>180410</text:p>
          </table:table-cell>
          <table:table-cell office:value-type="float" office:value="3387678" calcext:value-type="float">
            <text:p>3387678</text:p>
          </table:table-cell>
          <table:table-cell office:value-type="float" office:value="1201923" calcext:value-type="float">
            <text:p>1201923</text:p>
          </table:table-cell>
          <table:table-cell office:value-type="float" office:value="382592" calcext:value-type="float">
            <text:p>382592</text:p>
          </table:table-cell>
          <table:table-cell office:value-type="float" office:value="2988243" calcext:value-type="float">
            <text:p>2988243</text:p>
          </table:table-cell>
          <table:table-cell office:value-type="float" office:value="322492" calcext:value-type="float">
            <text:p>322492</text:p>
          </table:table-cell>
          <table:table-cell office:value-type="float" office:value="37980" calcext:value-type="float">
            <text:p>37980</text:p>
          </table:table-cell>
          <table:table-cell office:value-type="float" office:value="172112" calcext:value-type="float">
            <text:p>172112</text:p>
          </table:table-cell>
          <table:table-cell office:value-type="float" office:value="79171" calcext:value-type="float">
            <text:p>79171</text:p>
          </table:table-cell>
          <table:table-cell office:value-type="float" office:value="163357" calcext:value-type="float">
            <text:p>163357</text:p>
          </table:table-cell>
          <table:table-cell office:value-type="float" office:value="78297" calcext:value-type="float">
            <text:p>78297</text:p>
          </table:table-cell>
          <table:table-cell office:value-type="float" office:value="9630" calcext:value-type="float">
            <text:p>9630</text:p>
          </table:table-cell>
          <table:table-cell office:value-type="float" office:value="27277" calcext:value-type="float">
            <text:p>27277</text:p>
          </table:table-cell>
          <table:table-cell office:value-type="float" office:value="-46902" calcext:value-type="float">
            <text:p>-46902</text:p>
          </table:table-cell>
          <table:table-cell office:value-type="float" office:value="3525" calcext:value-type="float">
            <text:p>3525</text:p>
          </table:table-cell>
          <table:table-cell office:value-type="float" office:value="-18210" calcext:value-type="float">
            <text:p>-18210</text:p>
          </table:table-cell>
          <table:table-cell office:value-type="float" office:value="205" calcext:value-type="float">
            <text:p>205</text:p>
          </table:table-cell>
          <table:table-cell office:value-type="float" office:value="1335" calcext:value-type="float">
            <text:p>1335</text:p>
          </table:table-cell>
          <table:table-cell office:value-type="float" office:value="-19" calcext:value-type="float">
            <text:p>-19</text:p>
          </table:table-cell>
          <table:table-cell office:value-type="float" office:value="2.735" calcext:value-type="float">
            <text:p>2.735</text:p>
          </table:table-cell>
          <table:table-cell table:number-columns-repeated="3"/>
          <table:table-cell table:formula="of:=[.C16]-[.D16]" office:value-type="float" office:value="2185755" calcext:value-type="float">
            <text:p>2185755</text:p>
          </table:table-cell>
          <table:table-cell table:formula="of:=[.E16]-[.F16]" office:value-type="float" office:value="-2605651" calcext:value-type="float">
            <text:p>-2605651</text:p>
          </table:table-cell>
          <table:table-cell table:formula="of:=[.G16]-[.H16]" office:value-type="float" office:value="284512" calcext:value-type="float">
            <text:p>284512</text:p>
          </table:table-cell>
          <table:table-cell table:formula="of:=[.I16]-[.J16]" office:value-type="float" office:value="92941" calcext:value-type="float">
            <text:p>92941</text:p>
          </table:table-cell>
          <table:table-cell table:formula="of:=[.G16]/([.G16]+[.H16])" office:value-type="percentage" office:value="0.894638141103886" calcext:value-type="percentage">
            <text:p>89%</text:p>
          </table:table-cell>
          <table:table-cell table:formula="of:=SUM([.Y16:.AB16])" office:value-type="float" office:value="-42443" calcext:value-type="float">
            <text:p>-42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17" calcext:value-type="float">
            <text:p>180417</text:p>
          </table:table-cell>
          <table:table-cell office:value-type="float" office:value="3479232" calcext:value-type="float">
            <text:p>3479232</text:p>
          </table:table-cell>
          <table:table-cell office:value-type="float" office:value="1230580" calcext:value-type="float">
            <text:p>1230580</text:p>
          </table:table-cell>
          <table:table-cell office:value-type="float" office:value="404894" calcext:value-type="float">
            <text:p>404894</text:p>
          </table:table-cell>
          <table:table-cell office:value-type="float" office:value="3065420" calcext:value-type="float">
            <text:p>3065420</text:p>
          </table:table-cell>
          <table:table-cell office:value-type="float" office:value="289271" calcext:value-type="float">
            <text:p>289271</text:p>
          </table:table-cell>
          <table:table-cell office:value-type="float" office:value="49272" calcext:value-type="float">
            <text:p>49272</text:p>
          </table:table-cell>
          <table:table-cell office:value-type="float" office:value="209196" calcext:value-type="float">
            <text:p>209196</text:p>
          </table:table-cell>
          <table:table-cell office:value-type="float" office:value="75789" calcext:value-type="float">
            <text:p>75789</text:p>
          </table:table-cell>
          <table:table-cell office:value-type="float" office:value="91554" calcext:value-type="float">
            <text:p>91554</text:p>
          </table:table-cell>
          <table:table-cell office:value-type="float" office:value="28657" calcext:value-type="float">
            <text:p>28657</text:p>
          </table:table-cell>
          <table:table-cell office:value-type="float" office:value="22302" calcext:value-type="float">
            <text:p>22302</text:p>
          </table:table-cell>
          <table:table-cell office:value-type="float" office:value="77177" calcext:value-type="float">
            <text:p>77177</text:p>
          </table:table-cell>
          <table:table-cell office:value-type="float" office:value="-33221" calcext:value-type="float">
            <text:p>-33221</text:p>
          </table:table-cell>
          <table:table-cell office:value-type="float" office:value="11292" calcext:value-type="float">
            <text:p>11292</text:p>
          </table:table-cell>
          <table:table-cell office:value-type="float" office:value="37084" calcext:value-type="float">
            <text:p>37084</text:p>
          </table:table-cell>
          <table:table-cell office:value-type="float" office:value="-3382" calcext:value-type="float">
            <text:p>-3382</text:p>
          </table:table-cell>
          <table:table-cell office:value-type="float" office:value="1299" calcext:value-type="float">
            <text:p>1299</text:p>
          </table:table-cell>
          <table:table-cell office:value-type="float" office:value="-36" calcext:value-type="float">
            <text:p>-36</text:p>
          </table:table-cell>
          <table:table-cell office:value-type="float" office:value="2.739" calcext:value-type="float">
            <text:p>2.739</text:p>
          </table:table-cell>
          <table:table-cell table:number-columns-repeated="3"/>
          <table:table-cell table:formula="of:=[.C17]-[.D17]" office:value-type="float" office:value="2248652" calcext:value-type="float">
            <text:p>2248652</text:p>
          </table:table-cell>
          <table:table-cell table:formula="of:=[.E17]-[.F17]" office:value-type="float" office:value="-2660526" calcext:value-type="float">
            <text:p>-2660526</text:p>
          </table:table-cell>
          <table:table-cell table:formula="of:=[.G17]-[.H17]" office:value-type="float" office:value="239999" calcext:value-type="float">
            <text:p>239999</text:p>
          </table:table-cell>
          <table:table-cell table:formula="of:=[.I17]-[.J17]" office:value-type="float" office:value="133407" calcext:value-type="float">
            <text:p>133407</text:p>
          </table:table-cell>
          <table:table-cell table:formula="of:=[.G17]/([.G17]+[.H17])" office:value-type="percentage" office:value="0.85445866551664" calcext:value-type="percentage">
            <text:p>85%</text:p>
          </table:table-cell>
          <table:table-cell table:formula="of:=SUM([.Y17:.AB17])" office:value-type="float" office:value="-38468" calcext:value-type="float">
            <text:p>-38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424" calcext:value-type="float">
            <text:p>180424</text:p>
          </table:table-cell>
          <table:table-cell office:value-type="float" office:value="3499969" calcext:value-type="float">
            <text:p>3499969</text:p>
          </table:table-cell>
          <table:table-cell office:value-type="float" office:value="1200436" calcext:value-type="float">
            <text:p>1200436</text:p>
          </table:table-cell>
          <table:table-cell office:value-type="float" office:value="417849" calcext:value-type="float">
            <text:p>417849</text:p>
          </table:table-cell>
          <table:table-cell office:value-type="float" office:value="3131025" calcext:value-type="float">
            <text:p>3131025</text:p>
          </table:table-cell>
          <table:table-cell office:value-type="float" office:value="249809" calcext:value-type="float">
            <text:p>249809</text:p>
          </table:table-cell>
          <table:table-cell office:value-type="float" office:value="53934" calcext:value-type="float">
            <text:p>53934</text:p>
          </table:table-cell>
          <table:table-cell office:value-type="float" office:value="227524" calcext:value-type="float">
            <text:p>227524</text:p>
          </table:table-cell>
          <table:table-cell office:value-type="float" office:value="43649" calcext:value-type="float">
            <text:p>43649</text:p>
          </table:table-cell>
          <table:table-cell office:value-type="float" office:value="20737" calcext:value-type="float">
            <text:p>20737</text:p>
          </table:table-cell>
          <table:table-cell office:value-type="float" office:value="-30144" calcext:value-type="float">
            <text:p>-30144</text:p>
          </table:table-cell>
          <table:table-cell office:value-type="float" office:value="12955" calcext:value-type="float">
            <text:p>12955</text:p>
          </table:table-cell>
          <table:table-cell office:value-type="float" office:value="65605" calcext:value-type="float">
            <text:p>65605</text:p>
          </table:table-cell>
          <table:table-cell office:value-type="float" office:value="-39462" calcext:value-type="float">
            <text:p>-39462</text:p>
          </table:table-cell>
          <table:table-cell office:value-type="float" office:value="4662" calcext:value-type="float">
            <text:p>4662</text:p>
          </table:table-cell>
          <table:table-cell office:value-type="float" office:value="18328" calcext:value-type="float">
            <text:p>18328</text:p>
          </table:table-cell>
          <table:table-cell office:value-type="float" office:value="-32140" calcext:value-type="float">
            <text:p>-32140</text:p>
          </table:table-cell>
          <table:table-cell office:value-type="float" office:value="1281" calcext:value-type="float">
            <text:p>1281</text:p>
          </table:table-cell>
          <table:table-cell office:value-type="float" office:value="-18" calcext:value-type="float">
            <text:p>-18</text:p>
          </table:table-cell>
          <table:table-cell office:value-type="float" office:value="2.771" calcext:value-type="float">
            <text:p>2.771</text:p>
          </table:table-cell>
          <table:table-cell table:number-columns-repeated="3"/>
          <table:table-cell table:formula="of:=[.C18]-[.D18]" office:value-type="float" office:value="2299533" calcext:value-type="float">
            <text:p>2299533</text:p>
          </table:table-cell>
          <table:table-cell table:formula="of:=[.E18]-[.F18]" office:value-type="float" office:value="-2713176" calcext:value-type="float">
            <text:p>-2713176</text:p>
          </table:table-cell>
          <table:table-cell table:formula="of:=[.G18]-[.H18]" office:value-type="float" office:value="195875" calcext:value-type="float">
            <text:p>195875</text:p>
          </table:table-cell>
          <table:table-cell table:formula="of:=[.I18]-[.J18]" office:value-type="float" office:value="183875" calcext:value-type="float">
            <text:p>183875</text:p>
          </table:table-cell>
          <table:table-cell table:formula="of:=[.G18]/([.G18]+[.H18])" office:value-type="percentage" office:value="0.822435414149462" calcext:value-type="percentage">
            <text:p>82%</text:p>
          </table:table-cell>
          <table:table-cell table:formula="of:=SUM([.Y18:.AB18])" office:value-type="float" office:value="-33893" calcext:value-type="float">
            <text:p>-33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ICE HENRY HUB LD1 <text:s/>- ICE FUTURES ENERGY DIV</text:p>
          </table:table-cell>
          <table:table-cell office:value-type="float" office:value="180501" calcext:value-type="float">
            <text:p>180501</text:p>
          </table:table-cell>
          <table:table-cell office:value-type="float" office:value="3348174" calcext:value-type="float">
            <text:p>3348174</text:p>
          </table:table-cell>
          <table:table-cell office:value-type="float" office:value="1158066" calcext:value-type="float">
            <text:p>1158066</text:p>
          </table:table-cell>
          <table:table-cell office:value-type="float" office:value="429866" calcext:value-type="float">
            <text:p>429866</text:p>
          </table:table-cell>
          <table:table-cell office:value-type="float" office:value="3027217" calcext:value-type="float">
            <text:p>3027217</text:p>
          </table:table-cell>
          <table:table-cell office:value-type="float" office:value="232584" calcext:value-type="float">
            <text:p>232584</text:p>
          </table:table-cell>
          <table:table-cell office:value-type="float" office:value="34608" calcext:value-type="float">
            <text:p>34608</text:p>
          </table:table-cell>
          <table:table-cell office:value-type="float" office:value="197121" calcext:value-type="float">
            <text:p>197121</text:p>
          </table:table-cell>
          <table:table-cell office:value-type="float" office:value="28989" calcext:value-type="float">
            <text:p>28989</text:p>
          </table:table-cell>
          <table:table-cell office:value-type="float" office:value="-151795" calcext:value-type="float">
            <text:p>-151795</text:p>
          </table:table-cell>
          <table:table-cell office:value-type="float" office:value="-42370" calcext:value-type="float">
            <text:p>-42370</text:p>
          </table:table-cell>
          <table:table-cell office:value-type="float" office:value="12017" calcext:value-type="float">
            <text:p>12017</text:p>
          </table:table-cell>
          <table:table-cell office:value-type="float" office:value="-103808" calcext:value-type="float">
            <text:p>-103808</text:p>
          </table:table-cell>
          <table:table-cell office:value-type="float" office:value="-17225" calcext:value-type="float">
            <text:p>-17225</text:p>
          </table:table-cell>
          <table:table-cell office:value-type="float" office:value="-19326" calcext:value-type="float">
            <text:p>-19326</text:p>
          </table:table-cell>
          <table:table-cell office:value-type="float" office:value="-30403" calcext:value-type="float">
            <text:p>-30403</text:p>
          </table:table-cell>
          <table:table-cell office:value-type="float" office:value="-14660" calcext:value-type="float">
            <text:p>-14660</text:p>
          </table:table-cell>
          <table:table-cell office:value-type="float" office:value="1343" calcext:value-type="float">
            <text:p>1343</text:p>
          </table:table-cell>
          <table:table-cell office:value-type="float" office:value="62" calcext:value-type="float">
            <text:p>62</text:p>
          </table:table-cell>
          <table:table-cell office:value-type="float" office:value="2.711" calcext:value-type="float">
            <text:p>2.711</text:p>
          </table:table-cell>
          <table:table-cell table:number-columns-repeated="3"/>
          <table:table-cell table:formula="of:=[.C19]-[.D19]" office:value-type="float" office:value="2190108" calcext:value-type="float">
            <text:p>2190108</text:p>
          </table:table-cell>
          <table:table-cell table:formula="of:=[.E19]-[.F19]" office:value-type="float" office:value="-2597351" calcext:value-type="float">
            <text:p>-2597351</text:p>
          </table:table-cell>
          <table:table-cell table:formula="of:=[.G19]-[.H19]" office:value-type="float" office:value="197976" calcext:value-type="float">
            <text:p>197976</text:p>
          </table:table-cell>
          <table:table-cell table:formula="of:=[.I19]-[.J19]" office:value-type="float" office:value="168132" calcext:value-type="float">
            <text:p>168132</text:p>
          </table:table-cell>
          <table:table-cell table:formula="of:=[.G19]/([.G19]+[.H19])" office:value-type="percentage" office:value="0.870475163927064" calcext:value-type="percentage">
            <text:p>87%</text:p>
          </table:table-cell>
          <table:table-cell table:formula="of:=SUM([.Y19:.AB19])" office:value-type="float" office:value="-41135" calcext:value-type="float">
            <text:p>-41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08" calcext:value-type="float">
            <text:p>180508</text:p>
          </table:table-cell>
          <table:table-cell office:value-type="float" office:value="3435516" calcext:value-type="float">
            <text:p>3435516</text:p>
          </table:table-cell>
          <table:table-cell office:value-type="float" office:value="1180409" calcext:value-type="float">
            <text:p>1180409</text:p>
          </table:table-cell>
          <table:table-cell office:value-type="float" office:value="442929" calcext:value-type="float">
            <text:p>442929</text:p>
          </table:table-cell>
          <table:table-cell office:value-type="float" office:value="3065205" calcext:value-type="float">
            <text:p>3065205</text:p>
          </table:table-cell>
          <table:table-cell office:value-type="float" office:value="230215" calcext:value-type="float">
            <text:p>230215</text:p>
          </table:table-cell>
          <table:table-cell office:value-type="float" office:value="36135" calcext:value-type="float">
            <text:p>36135</text:p>
          </table:table-cell>
          <table:table-cell office:value-type="float" office:value="175270" calcext:value-type="float">
            <text:p>175270</text:p>
          </table:table-cell>
          <table:table-cell office:value-type="float" office:value="35556" calcext:value-type="float">
            <text:p>35556</text:p>
          </table:table-cell>
          <table:table-cell office:value-type="float" office:value="87342" calcext:value-type="float">
            <text:p>87342</text:p>
          </table:table-cell>
          <table:table-cell office:value-type="float" office:value="22343" calcext:value-type="float">
            <text:p>22343</text:p>
          </table:table-cell>
          <table:table-cell office:value-type="float" office:value="13063" calcext:value-type="float">
            <text:p>13063</text:p>
          </table:table-cell>
          <table:table-cell office:value-type="float" office:value="37988" calcext:value-type="float">
            <text:p>37988</text:p>
          </table:table-cell>
          <table:table-cell office:value-type="float" office:value="-2369" calcext:value-type="float">
            <text:p>-2369</text:p>
          </table:table-cell>
          <table:table-cell office:value-type="float" office:value="1527" calcext:value-type="float">
            <text:p>1527</text:p>
          </table:table-cell>
          <table:table-cell office:value-type="float" office:value="-21851" calcext:value-type="float">
            <text:p>-21851</text:p>
          </table:table-cell>
          <table:table-cell office:value-type="float" office:value="6567" calcext:value-type="float">
            <text:p>6567</text:p>
          </table:table-cell>
          <table:table-cell office:value-type="float" office:value="1432" calcext:value-type="float">
            <text:p>1432</text:p>
          </table:table-cell>
          <table:table-cell office:value-type="float" office:value="89" calcext:value-type="float">
            <text:p>89</text:p>
          </table:table-cell>
          <table:table-cell office:value-type="float" office:value="2.806" calcext:value-type="float">
            <text:p>2.806</text:p>
          </table:table-cell>
          <table:table-cell table:number-columns-repeated="3"/>
          <table:table-cell table:formula="of:=[.C20]-[.D20]" office:value-type="float" office:value="2255107" calcext:value-type="float">
            <text:p>2255107</text:p>
          </table:table-cell>
          <table:table-cell table:formula="of:=[.E20]-[.F20]" office:value-type="float" office:value="-2622276" calcext:value-type="float">
            <text:p>-2622276</text:p>
          </table:table-cell>
          <table:table-cell table:formula="of:=[.G20]-[.H20]" office:value-type="float" office:value="194080" calcext:value-type="float">
            <text:p>194080</text:p>
          </table:table-cell>
          <table:table-cell table:formula="of:=[.I20]-[.J20]" office:value-type="float" office:value="139714" calcext:value-type="float">
            <text:p>139714</text:p>
          </table:table-cell>
          <table:table-cell table:formula="of:=[.G20]/([.G20]+[.H20])" office:value-type="percentage" office:value="0.864332645015956" calcext:value-type="percentage">
            <text:p>86%</text:p>
          </table:table-cell>
          <table:table-cell table:formula="of:=SUM([.Y20:.AB20])" office:value-type="float" office:value="-33375" calcext:value-type="float">
            <text:p>-33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15" calcext:value-type="float">
            <text:p>180515</text:p>
          </table:table-cell>
          <table:table-cell office:value-type="float" office:value="3425052" calcext:value-type="float">
            <text:p>3425052</text:p>
          </table:table-cell>
          <table:table-cell office:value-type="float" office:value="1177256" calcext:value-type="float">
            <text:p>1177256</text:p>
          </table:table-cell>
          <table:table-cell office:value-type="float" office:value="446382" calcext:value-type="float">
            <text:p>446382</text:p>
          </table:table-cell>
          <table:table-cell office:value-type="float" office:value="3112687" calcext:value-type="float">
            <text:p>3112687</text:p>
          </table:table-cell>
          <table:table-cell office:value-type="float" office:value="230472" calcext:value-type="float">
            <text:p>230472</text:p>
          </table:table-cell>
          <table:table-cell office:value-type="float" office:value="28442" calcext:value-type="float">
            <text:p>28442</text:p>
          </table:table-cell>
          <table:table-cell office:value-type="float" office:value="218274" calcext:value-type="float">
            <text:p>218274</text:p>
          </table:table-cell>
          <table:table-cell office:value-type="float" office:value="34272" calcext:value-type="float">
            <text:p>34272</text:p>
          </table:table-cell>
          <table:table-cell office:value-type="float" office:value="-10464" calcext:value-type="float">
            <text:p>-10464</text:p>
          </table:table-cell>
          <table:table-cell office:value-type="float" office:value="-3153" calcext:value-type="float">
            <text:p>-3153</text:p>
          </table:table-cell>
          <table:table-cell office:value-type="float" office:value="3453" calcext:value-type="float">
            <text:p>3453</text:p>
          </table:table-cell>
          <table:table-cell office:value-type="float" office:value="47482" calcext:value-type="float">
            <text:p>47482</text:p>
          </table:table-cell>
          <table:table-cell office:value-type="float" office:value="257" calcext:value-type="float">
            <text:p>257</text:p>
          </table:table-cell>
          <table:table-cell office:value-type="float" office:value="-7693" calcext:value-type="float">
            <text:p>-7693</text:p>
          </table:table-cell>
          <table:table-cell office:value-type="float" office:value="43004" calcext:value-type="float">
            <text:p>43004</text:p>
          </table:table-cell>
          <table:table-cell office:value-type="float" office:value="-1284" calcext:value-type="float">
            <text:p>-1284</text:p>
          </table:table-cell>
          <table:table-cell office:value-type="float" office:value="1538" calcext:value-type="float">
            <text:p>1538</text:p>
          </table:table-cell>
          <table:table-cell office:value-type="float" office:value="106" calcext:value-type="float">
            <text:p>106</text:p>
          </table:table-cell>
          <table:table-cell office:value-type="float" office:value="2.847" calcext:value-type="float">
            <text:p>2.847</text:p>
          </table:table-cell>
          <table:table-cell table:number-columns-repeated="3"/>
          <table:table-cell table:formula="of:=[.C21]-[.D21]" office:value-type="float" office:value="2247796" calcext:value-type="float">
            <text:p>2247796</text:p>
          </table:table-cell>
          <table:table-cell table:formula="of:=[.E21]-[.F21]" office:value-type="float" office:value="-2666305" calcext:value-type="float">
            <text:p>-2666305</text:p>
          </table:table-cell>
          <table:table-cell table:formula="of:=[.G21]-[.H21]" office:value-type="float" office:value="202030" calcext:value-type="float">
            <text:p>202030</text:p>
          </table:table-cell>
          <table:table-cell table:formula="of:=[.I21]-[.J21]" office:value-type="float" office:value="184002" calcext:value-type="float">
            <text:p>184002</text:p>
          </table:table-cell>
          <table:table-cell table:formula="of:=[.G21]/([.G21]+[.H21])" office:value-type="percentage" office:value="0.890148852514735" calcext:value-type="percentage">
            <text:p>89%</text:p>
          </table:table-cell>
          <table:table-cell table:formula="of:=SUM([.Y21:.AB21])" office:value-type="float" office:value="-32477" calcext:value-type="float">
            <text:p>-32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22" calcext:value-type="float">
            <text:p>180522</text:p>
          </table:table-cell>
          <table:table-cell office:value-type="float" office:value="3242504" calcext:value-type="float">
            <text:p>3242504</text:p>
          </table:table-cell>
          <table:table-cell office:value-type="float" office:value="1198161" calcext:value-type="float">
            <text:p>1198161</text:p>
          </table:table-cell>
          <table:table-cell office:value-type="float" office:value="649634" calcext:value-type="float">
            <text:p>649634</text:p>
          </table:table-cell>
          <table:table-cell office:value-type="float" office:value="3142705" calcext:value-type="float">
            <text:p>3142705</text:p>
          </table:table-cell>
          <table:table-cell office:value-type="float" office:value="235541" calcext:value-type="float">
            <text:p>235541</text:p>
          </table:table-cell>
          <table:table-cell office:value-type="float" office:value="34398" calcext:value-type="float">
            <text:p>34398</text:p>
          </table:table-cell>
          <table:table-cell office:value-type="float" office:value="260400" calcext:value-type="float">
            <text:p>260400</text:p>
          </table:table-cell>
          <table:table-cell office:value-type="float" office:value="43362" calcext:value-type="float">
            <text:p>43362</text:p>
          </table:table-cell>
          <table:table-cell office:value-type="float" office:value="-182548" calcext:value-type="float">
            <text:p>-182548</text:p>
          </table:table-cell>
          <table:table-cell office:value-type="float" office:value="20905" calcext:value-type="float">
            <text:p>20905</text:p>
          </table:table-cell>
          <table:table-cell office:value-type="float" office:value="203252" calcext:value-type="float">
            <text:p>203252</text:p>
          </table:table-cell>
          <table:table-cell office:value-type="float" office:value="30018" calcext:value-type="float">
            <text:p>30018</text:p>
          </table:table-cell>
          <table:table-cell office:value-type="float" office:value="5069" calcext:value-type="float">
            <text:p>5069</text:p>
          </table:table-cell>
          <table:table-cell office:value-type="float" office:value="5956" calcext:value-type="float">
            <text:p>5956</text:p>
          </table:table-cell>
          <table:table-cell office:value-type="float" office:value="42126" calcext:value-type="float">
            <text:p>42126</text:p>
          </table:table-cell>
          <table:table-cell office:value-type="float" office:value="9090" calcext:value-type="float">
            <text:p>9090</text:p>
          </table:table-cell>
          <table:table-cell office:value-type="float" office:value="1629" calcext:value-type="float">
            <text:p>1629</text:p>
          </table:table-cell>
          <table:table-cell office:value-type="float" office:value="91" calcext:value-type="float">
            <text:p>91</text:p>
          </table:table-cell>
          <table:table-cell office:value-type="float" office:value="2.939" calcext:value-type="float">
            <text:p>2.939</text:p>
          </table:table-cell>
          <table:table-cell table:number-columns-repeated="3"/>
          <table:table-cell table:formula="of:=[.C22]-[.D22]" office:value-type="float" office:value="2044343" calcext:value-type="float">
            <text:p>2044343</text:p>
          </table:table-cell>
          <table:table-cell table:formula="of:=[.E22]-[.F22]" office:value-type="float" office:value="-2493071" calcext:value-type="float">
            <text:p>-2493071</text:p>
          </table:table-cell>
          <table:table-cell table:formula="of:=[.G22]-[.H22]" office:value-type="float" office:value="201143" calcext:value-type="float">
            <text:p>201143</text:p>
          </table:table-cell>
          <table:table-cell table:formula="of:=[.I22]-[.J22]" office:value-type="float" office:value="217038" calcext:value-type="float">
            <text:p>217038</text:p>
          </table:table-cell>
          <table:table-cell table:formula="of:=[.G22]/([.G22]+[.H22])" office:value-type="percentage" office:value="0.87257121053275" calcext:value-type="percentage">
            <text:p>87%</text:p>
          </table:table-cell>
          <table:table-cell table:formula="of:=SUM([.Y22:.AB22])" office:value-type="float" office:value="-30547" calcext:value-type="float">
            <text:p>-30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529" calcext:value-type="float">
            <text:p>180529</text:p>
          </table:table-cell>
          <table:table-cell office:value-type="float" office:value="3282012" calcext:value-type="float">
            <text:p>3282012</text:p>
          </table:table-cell>
          <table:table-cell office:value-type="float" office:value="1240101" calcext:value-type="float">
            <text:p>1240101</text:p>
          </table:table-cell>
          <table:table-cell office:value-type="float" office:value="676804" calcext:value-type="float">
            <text:p>676804</text:p>
          </table:table-cell>
          <table:table-cell office:value-type="float" office:value="3180163" calcext:value-type="float">
            <text:p>3180163</text:p>
          </table:table-cell>
          <table:table-cell office:value-type="float" office:value="237917" calcext:value-type="float">
            <text:p>237917</text:p>
          </table:table-cell>
          <table:table-cell office:value-type="float" office:value="38640" calcext:value-type="float">
            <text:p>38640</text:p>
          </table:table-cell>
          <table:table-cell office:value-type="float" office:value="288871" calcext:value-type="float">
            <text:p>288871</text:p>
          </table:table-cell>
          <table:table-cell office:value-type="float" office:value="53243" calcext:value-type="float">
            <text:p>53243</text:p>
          </table:table-cell>
          <table:table-cell office:value-type="float" office:value="39508" calcext:value-type="float">
            <text:p>39508</text:p>
          </table:table-cell>
          <table:table-cell office:value-type="float" office:value="41940" calcext:value-type="float">
            <text:p>41940</text:p>
          </table:table-cell>
          <table:table-cell office:value-type="float" office:value="27170" calcext:value-type="float">
            <text:p>27170</text:p>
          </table:table-cell>
          <table:table-cell office:value-type="float" office:value="37458" calcext:value-type="float">
            <text:p>37458</text:p>
          </table:table-cell>
          <table:table-cell office:value-type="float" office:value="2376" calcext:value-type="float">
            <text:p>2376</text:p>
          </table:table-cell>
          <table:table-cell office:value-type="float" office:value="4242" calcext:value-type="float">
            <text:p>4242</text:p>
          </table:table-cell>
          <table:table-cell office:value-type="float" office:value="28471" calcext:value-type="float">
            <text:p>28471</text:p>
          </table:table-cell>
          <table:table-cell office:value-type="float" office:value="9881" calcext:value-type="float">
            <text:p>9881</text:p>
          </table:table-cell>
          <table:table-cell office:value-type="float" office:value="1725" calcext:value-type="float">
            <text:p>1725</text:p>
          </table:table-cell>
          <table:table-cell office:value-type="float" office:value="96" calcext:value-type="float">
            <text:p>96</text:p>
          </table:table-cell>
          <table:table-cell office:value-type="float" office:value="2.962" calcext:value-type="float">
            <text:p>2.962</text:p>
          </table:table-cell>
          <table:table-cell table:number-columns-repeated="3"/>
          <table:table-cell table:formula="of:=[.C23]-[.D23]" office:value-type="float" office:value="2041911" calcext:value-type="float">
            <text:p>2041911</text:p>
          </table:table-cell>
          <table:table-cell table:formula="of:=[.E23]-[.F23]" office:value-type="float" office:value="-2503359" calcext:value-type="float">
            <text:p>-2503359</text:p>
          </table:table-cell>
          <table:table-cell table:formula="of:=[.G23]-[.H23]" office:value-type="float" office:value="199277" calcext:value-type="float">
            <text:p>199277</text:p>
          </table:table-cell>
          <table:table-cell table:formula="of:=[.I23]-[.J23]" office:value-type="float" office:value="235628" calcext:value-type="float">
            <text:p>235628</text:p>
          </table:table-cell>
          <table:table-cell table:formula="of:=[.G23]/([.G23]+[.H23])" office:value-type="percentage" office:value="0.860281967189404" calcext:value-type="percentage">
            <text:p>86%</text:p>
          </table:table-cell>
          <table:table-cell table:formula="of:=SUM([.Y23:.AB23])" office:value-type="float" office:value="-26543" calcext:value-type="float">
            <text:p>-26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05" calcext:value-type="float">
            <text:p>180605</text:p>
          </table:table-cell>
          <table:table-cell office:value-type="float" office:value="3181663" calcext:value-type="float">
            <text:p>3181663</text:p>
          </table:table-cell>
          <table:table-cell office:value-type="float" office:value="1211193" calcext:value-type="float">
            <text:p>1211193</text:p>
          </table:table-cell>
          <table:table-cell office:value-type="float" office:value="664511" calcext:value-type="float">
            <text:p>664511</text:p>
          </table:table-cell>
          <table:table-cell office:value-type="float" office:value="3080713" calcext:value-type="float">
            <text:p>3080713</text:p>
          </table:table-cell>
          <table:table-cell office:value-type="float" office:value="241121" calcext:value-type="float">
            <text:p>241121</text:p>
          </table:table-cell>
          <table:table-cell office:value-type="float" office:value="25077" calcext:value-type="float">
            <text:p>25077</text:p>
          </table:table-cell>
          <table:table-cell office:value-type="float" office:value="291298" calcext:value-type="float">
            <text:p>291298</text:p>
          </table:table-cell>
          <table:table-cell office:value-type="float" office:value="90523" calcext:value-type="float">
            <text:p>90523</text:p>
          </table:table-cell>
          <table:table-cell office:value-type="float" office:value="-100349" calcext:value-type="float">
            <text:p>-100349</text:p>
          </table:table-cell>
          <table:table-cell office:value-type="float" office:value="-28908" calcext:value-type="float">
            <text:p>-28908</text:p>
          </table:table-cell>
          <table:table-cell office:value-type="float" office:value="-12293" calcext:value-type="float">
            <text:p>-12293</text:p>
          </table:table-cell>
          <table:table-cell office:value-type="float" office:value="-99450" calcext:value-type="float">
            <text:p>-99450</text:p>
          </table:table-cell>
          <table:table-cell office:value-type="float" office:value="3204" calcext:value-type="float">
            <text:p>3204</text:p>
          </table:table-cell>
          <table:table-cell office:value-type="float" office:value="-13563" calcext:value-type="float">
            <text:p>-13563</text:p>
          </table:table-cell>
          <table:table-cell office:value-type="float" office:value="2427" calcext:value-type="float">
            <text:p>2427</text:p>
          </table:table-cell>
          <table:table-cell office:value-type="float" office:value="37280" calcext:value-type="float">
            <text:p>37280</text:p>
          </table:table-cell>
          <table:table-cell office:value-type="float" office:value="1817" calcext:value-type="float">
            <text:p>1817</text:p>
          </table:table-cell>
          <table:table-cell office:value-type="float" office:value="92" calcext:value-type="float">
            <text:p>92</text:p>
          </table:table-cell>
          <table:table-cell office:value-type="float" office:value="2.89" calcext:value-type="float">
            <text:p>2.89</text:p>
          </table:table-cell>
          <table:table-cell table:number-columns-repeated="3"/>
          <table:table-cell table:formula="of:=[.C24]-[.D24]" office:value-type="float" office:value="1970470" calcext:value-type="float">
            <text:p>1970470</text:p>
          </table:table-cell>
          <table:table-cell table:formula="of:=[.E24]-[.F24]" office:value-type="float" office:value="-2416202" calcext:value-type="float">
            <text:p>-2416202</text:p>
          </table:table-cell>
          <table:table-cell table:formula="of:=[.G24]-[.H24]" office:value-type="float" office:value="216044" calcext:value-type="float">
            <text:p>216044</text:p>
          </table:table-cell>
          <table:table-cell table:formula="of:=[.I24]-[.J24]" office:value-type="float" office:value="200775" calcext:value-type="float">
            <text:p>200775</text:p>
          </table:table-cell>
          <table:table-cell table:formula="of:=[.G24]/([.G24]+[.H24])" office:value-type="percentage" office:value="0.905795685918001" calcext:value-type="percentage">
            <text:p>91%</text:p>
          </table:table-cell>
          <table:table-cell table:formula="of:=SUM([.Y24:.AB24])" office:value-type="float" office:value="-28913" calcext:value-type="float">
            <text:p>-28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12" calcext:value-type="float">
            <text:p>180612</text:p>
          </table:table-cell>
          <table:table-cell office:value-type="float" office:value="3215928" calcext:value-type="float">
            <text:p>3215928</text:p>
          </table:table-cell>
          <table:table-cell office:value-type="float" office:value="1226762" calcext:value-type="float">
            <text:p>1226762</text:p>
          </table:table-cell>
          <table:table-cell office:value-type="float" office:value="670758" calcext:value-type="float">
            <text:p>670758</text:p>
          </table:table-cell>
          <table:table-cell office:value-type="float" office:value="3109765" calcext:value-type="float">
            <text:p>3109765</text:p>
          </table:table-cell>
          <table:table-cell office:value-type="float" office:value="251746" calcext:value-type="float">
            <text:p>251746</text:p>
          </table:table-cell>
          <table:table-cell office:value-type="float" office:value="16582" calcext:value-type="float">
            <text:p>16582</text:p>
          </table:table-cell>
          <table:table-cell office:value-type="float" office:value="286467" calcext:value-type="float">
            <text:p>286467</text:p>
          </table:table-cell>
          <table:table-cell office:value-type="float" office:value="95930" calcext:value-type="float">
            <text:p>95930</text:p>
          </table:table-cell>
          <table:table-cell office:value-type="float" office:value="34265" calcext:value-type="float">
            <text:p>34265</text:p>
          </table:table-cell>
          <table:table-cell office:value-type="float" office:value="15569" calcext:value-type="float">
            <text:p>15569</text:p>
          </table:table-cell>
          <table:table-cell office:value-type="float" office:value="6247" calcext:value-type="float">
            <text:p>6247</text:p>
          </table:table-cell>
          <table:table-cell office:value-type="float" office:value="29052" calcext:value-type="float">
            <text:p>29052</text:p>
          </table:table-cell>
          <table:table-cell office:value-type="float" office:value="10625" calcext:value-type="float">
            <text:p>10625</text:p>
          </table:table-cell>
          <table:table-cell office:value-type="float" office:value="-8495" calcext:value-type="float">
            <text:p>-8495</text:p>
          </table:table-cell>
          <table:table-cell office:value-type="float" office:value="-4831" calcext:value-type="float">
            <text:p>-4831</text:p>
          </table:table-cell>
          <table:table-cell office:value-type="float" office:value="5407" calcext:value-type="float">
            <text:p>5407</text:p>
          </table:table-cell>
          <table:table-cell office:value-type="float" office:value="1913" calcext:value-type="float">
            <text:p>1913</text:p>
          </table:table-cell>
          <table:table-cell office:value-type="float" office:value="96" calcext:value-type="float">
            <text:p>96</text:p>
          </table:table-cell>
          <table:table-cell office:value-type="float" office:value="3.022" calcext:value-type="float">
            <text:p>3.022</text:p>
          </table:table-cell>
          <table:table-cell table:number-columns-repeated="3"/>
          <table:table-cell table:formula="of:=[.C25]-[.D25]" office:value-type="float" office:value="1989166" calcext:value-type="float">
            <text:p>1989166</text:p>
          </table:table-cell>
          <table:table-cell table:formula="of:=[.E25]-[.F25]" office:value-type="float" office:value="-2439007" calcext:value-type="float">
            <text:p>-2439007</text:p>
          </table:table-cell>
          <table:table-cell table:formula="of:=[.G25]-[.H25]" office:value-type="float" office:value="235164" calcext:value-type="float">
            <text:p>235164</text:p>
          </table:table-cell>
          <table:table-cell table:formula="of:=[.I25]-[.J25]" office:value-type="float" office:value="190537" calcext:value-type="float">
            <text:p>190537</text:p>
          </table:table-cell>
          <table:table-cell table:formula="of:=[.G25]/([.G25]+[.H25])" office:value-type="percentage" office:value="0.938202498434751" calcext:value-type="percentage">
            <text:p>94%</text:p>
          </table:table-cell>
          <table:table-cell table:formula="of:=SUM([.Y25:.AB25])" office:value-type="float" office:value="-24140" calcext:value-type="float">
            <text:p>-24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19" calcext:value-type="float">
            <text:p>180619</text:p>
          </table:table-cell>
          <table:table-cell office:value-type="float" office:value="3261474" calcext:value-type="float">
            <text:p>3261474</text:p>
          </table:table-cell>
          <table:table-cell office:value-type="float" office:value="1228842" calcext:value-type="float">
            <text:p>1228842</text:p>
          </table:table-cell>
          <table:table-cell office:value-type="float" office:value="684547" calcext:value-type="float">
            <text:p>684547</text:p>
          </table:table-cell>
          <table:table-cell office:value-type="float" office:value="3165730" calcext:value-type="float">
            <text:p>3165730</text:p>
          </table:table-cell>
          <table:table-cell office:value-type="float" office:value="239355" calcext:value-type="float">
            <text:p>239355</text:p>
          </table:table-cell>
          <table:table-cell office:value-type="float" office:value="18130" calcext:value-type="float">
            <text:p>18130</text:p>
          </table:table-cell>
          <table:table-cell office:value-type="float" office:value="302971" calcext:value-type="float">
            <text:p>302971</text:p>
          </table:table-cell>
          <table:table-cell office:value-type="float" office:value="103676" calcext:value-type="float">
            <text:p>103676</text:p>
          </table:table-cell>
          <table:table-cell office:value-type="float" office:value="45546" calcext:value-type="float">
            <text:p>45546</text:p>
          </table:table-cell>
          <table:table-cell office:value-type="float" office:value="2080" calcext:value-type="float">
            <text:p>2080</text:p>
          </table:table-cell>
          <table:table-cell office:value-type="float" office:value="13789" calcext:value-type="float">
            <text:p>13789</text:p>
          </table:table-cell>
          <table:table-cell office:value-type="float" office:value="55965" calcext:value-type="float">
            <text:p>55965</text:p>
          </table:table-cell>
          <table:table-cell office:value-type="float" office:value="-12391" calcext:value-type="float">
            <text:p>-12391</text:p>
          </table:table-cell>
          <table:table-cell office:value-type="float" office:value="1548" calcext:value-type="float">
            <text:p>1548</text:p>
          </table:table-cell>
          <table:table-cell office:value-type="float" office:value="16504" calcext:value-type="float">
            <text:p>16504</text:p>
          </table:table-cell>
          <table:table-cell office:value-type="float" office:value="7746" calcext:value-type="float">
            <text:p>7746</text:p>
          </table:table-cell>
          <table:table-cell office:value-type="float" office:value="2008" calcext:value-type="float">
            <text:p>2008</text:p>
          </table:table-cell>
          <table:table-cell office:value-type="float" office:value="95" calcext:value-type="float">
            <text:p>95</text:p>
          </table:table-cell>
          <table:table-cell office:value-type="float" office:value="2.945" calcext:value-type="float">
            <text:p>2.945</text:p>
          </table:table-cell>
          <table:table-cell table:number-columns-repeated="3"/>
          <table:table-cell table:formula="of:=[.C26]-[.D26]" office:value-type="float" office:value="2032632" calcext:value-type="float">
            <text:p>2032632</text:p>
          </table:table-cell>
          <table:table-cell table:formula="of:=[.E26]-[.F26]" office:value-type="float" office:value="-2481183" calcext:value-type="float">
            <text:p>-2481183</text:p>
          </table:table-cell>
          <table:table-cell table:formula="of:=[.G26]-[.H26]" office:value-type="float" office:value="221225" calcext:value-type="float">
            <text:p>221225</text:p>
          </table:table-cell>
          <table:table-cell table:formula="of:=[.I26]-[.J26]" office:value-type="float" office:value="199295" calcext:value-type="float">
            <text:p>199295</text:p>
          </table:table-cell>
          <table:table-cell table:formula="of:=[.G26]/([.G26]+[.H26])" office:value-type="percentage" office:value="0.929588131347457" calcext:value-type="percentage">
            <text:p>93%</text:p>
          </table:table-cell>
          <table:table-cell table:formula="of:=SUM([.Y26:.AB26])" office:value-type="float" office:value="-28031" calcext:value-type="float">
            <text:p>-28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626" calcext:value-type="float">
            <text:p>180626</text:p>
          </table:table-cell>
          <table:table-cell office:value-type="float" office:value="3294332" calcext:value-type="float">
            <text:p>3294332</text:p>
          </table:table-cell>
          <table:table-cell office:value-type="float" office:value="1236850" calcext:value-type="float">
            <text:p>1236850</text:p>
          </table:table-cell>
          <table:table-cell office:value-type="float" office:value="725327" calcext:value-type="float">
            <text:p>725327</text:p>
          </table:table-cell>
          <table:table-cell office:value-type="float" office:value="3218654" calcext:value-type="float">
            <text:p>3218654</text:p>
          </table:table-cell>
          <table:table-cell office:value-type="float" office:value="224771" calcext:value-type="float">
            <text:p>224771</text:p>
          </table:table-cell>
          <table:table-cell office:value-type="float" office:value="21121" calcext:value-type="float">
            <text:p>21121</text:p>
          </table:table-cell>
          <table:table-cell office:value-type="float" office:value="285849" calcext:value-type="float">
            <text:p>285849</text:p>
          </table:table-cell>
          <table:table-cell office:value-type="float" office:value="80875" calcext:value-type="float">
            <text:p>80875</text:p>
          </table:table-cell>
          <table:table-cell office:value-type="float" office:value="32858" calcext:value-type="float">
            <text:p>32858</text:p>
          </table:table-cell>
          <table:table-cell office:value-type="float" office:value="8008" calcext:value-type="float">
            <text:p>8008</text:p>
          </table:table-cell>
          <table:table-cell office:value-type="float" office:value="40780" calcext:value-type="float">
            <text:p>40780</text:p>
          </table:table-cell>
          <table:table-cell office:value-type="float" office:value="52924" calcext:value-type="float">
            <text:p>52924</text:p>
          </table:table-cell>
          <table:table-cell office:value-type="float" office:value="-14584" calcext:value-type="float">
            <text:p>-14584</text:p>
          </table:table-cell>
          <table:table-cell office:value-type="float" office:value="2991" calcext:value-type="float">
            <text:p>2991</text:p>
          </table:table-cell>
          <table:table-cell office:value-type="float" office:value="-17122" calcext:value-type="float">
            <text:p>-17122</text:p>
          </table:table-cell>
          <table:table-cell office:value-type="float" office:value="-22801" calcext:value-type="float">
            <text:p>-22801</text:p>
          </table:table-cell>
          <table:table-cell office:value-type="float" office:value="2074" calcext:value-type="float">
            <text:p>2074</text:p>
          </table:table-cell>
          <table:table-cell office:value-type="float" office:value="66" calcext:value-type="float">
            <text:p>66</text:p>
          </table:table-cell>
          <table:table-cell office:value-type="float" office:value="2.924" calcext:value-type="float">
            <text:p>2.924</text:p>
          </table:table-cell>
          <table:table-cell table:number-columns-repeated="3"/>
          <table:table-cell table:formula="of:=[.C27]-[.D27]" office:value-type="float" office:value="2057482" calcext:value-type="float">
            <text:p>2057482</text:p>
          </table:table-cell>
          <table:table-cell table:formula="of:=[.E27]-[.F27]" office:value-type="float" office:value="-2493327" calcext:value-type="float">
            <text:p>-2493327</text:p>
          </table:table-cell>
          <table:table-cell table:formula="of:=[.G27]-[.H27]" office:value-type="float" office:value="203650" calcext:value-type="float">
            <text:p>203650</text:p>
          </table:table-cell>
          <table:table-cell table:formula="of:=[.I27]-[.J27]" office:value-type="float" office:value="204974" calcext:value-type="float">
            <text:p>204974</text:p>
          </table:table-cell>
          <table:table-cell table:formula="of:=[.G27]/([.G27]+[.H27])" office:value-type="percentage" office:value="0.91410456623233" calcext:value-type="percentage">
            <text:p>91%</text:p>
          </table:table-cell>
          <table:table-cell table:formula="of:=SUM([.Y27:.AB27])" office:value-type="float" office:value="-27221" calcext:value-type="float">
            <text:p>-27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03" calcext:value-type="float">
            <text:p>180703</text:p>
          </table:table-cell>
          <table:table-cell office:value-type="float" office:value="3164807" calcext:value-type="float">
            <text:p>3164807</text:p>
          </table:table-cell>
          <table:table-cell office:value-type="float" office:value="1207795" calcext:value-type="float">
            <text:p>1207795</text:p>
          </table:table-cell>
          <table:table-cell office:value-type="float" office:value="725119" calcext:value-type="float">
            <text:p>725119</text:p>
          </table:table-cell>
          <table:table-cell office:value-type="float" office:value="3073662" calcext:value-type="float">
            <text:p>3073662</text:p>
          </table:table-cell>
          <table:table-cell office:value-type="float" office:value="234501" calcext:value-type="float">
            <text:p>234501</text:p>
          </table:table-cell>
          <table:table-cell office:value-type="float" office:value="24574" calcext:value-type="float">
            <text:p>24574</text:p>
          </table:table-cell>
          <table:table-cell office:value-type="float" office:value="220650" calcext:value-type="float">
            <text:p>220650</text:p>
          </table:table-cell>
          <table:table-cell office:value-type="float" office:value="67852" calcext:value-type="float">
            <text:p>67852</text:p>
          </table:table-cell>
          <table:table-cell office:value-type="float" office:value="-129525" calcext:value-type="float">
            <text:p>-129525</text:p>
          </table:table-cell>
          <table:table-cell office:value-type="float" office:value="-29055" calcext:value-type="float">
            <text:p>-29055</text:p>
          </table:table-cell>
          <table:table-cell office:value-type="float" office:value="-208" calcext:value-type="float">
            <text:p>-208</text:p>
          </table:table-cell>
          <table:table-cell office:value-type="float" office:value="-144992" calcext:value-type="float">
            <text:p>-144992</text:p>
          </table:table-cell>
          <table:table-cell office:value-type="float" office:value="9730" calcext:value-type="float">
            <text:p>9730</text:p>
          </table:table-cell>
          <table:table-cell office:value-type="float" office:value="3453" calcext:value-type="float">
            <text:p>3453</text:p>
          </table:table-cell>
          <table:table-cell office:value-type="float" office:value="-65199" calcext:value-type="float">
            <text:p>-65199</text:p>
          </table:table-cell>
          <table:table-cell office:value-type="float" office:value="-13023" calcext:value-type="float">
            <text:p>-13023</text:p>
          </table:table-cell>
          <table:table-cell office:value-type="float" office:value="2152" calcext:value-type="float">
            <text:p>2152</text:p>
          </table:table-cell>
          <table:table-cell office:value-type="float" office:value="78" calcext:value-type="float">
            <text:p>78</text:p>
          </table:table-cell>
          <table:table-cell office:value-type="float" office:value="2.858" calcext:value-type="float">
            <text:p>2.858</text:p>
          </table:table-cell>
          <table:table-cell table:number-columns-repeated="3"/>
          <table:table-cell table:formula="of:=[.C28]-[.D28]" office:value-type="float" office:value="1957012" calcext:value-type="float">
            <text:p>1957012</text:p>
          </table:table-cell>
          <table:table-cell table:formula="of:=[.E28]-[.F28]" office:value-type="float" office:value="-2348543" calcext:value-type="float">
            <text:p>-2348543</text:p>
          </table:table-cell>
          <table:table-cell table:formula="of:=[.G28]-[.H28]" office:value-type="float" office:value="209927" calcext:value-type="float">
            <text:p>209927</text:p>
          </table:table-cell>
          <table:table-cell table:formula="of:=[.I28]-[.J28]" office:value-type="float" office:value="152798" calcext:value-type="float">
            <text:p>152798</text:p>
          </table:table-cell>
          <table:table-cell table:formula="of:=[.G28]/([.G28]+[.H28])" office:value-type="percentage" office:value="0.905147158158834" calcext:value-type="percentage">
            <text:p>91%</text:p>
          </table:table-cell>
          <table:table-cell table:formula="of:=SUM([.Y28:.AB28])" office:value-type="float" office:value="-28806" calcext:value-type="float">
            <text:p>-2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10" calcext:value-type="float">
            <text:p>180710</text:p>
          </table:table-cell>
          <table:table-cell office:value-type="float" office:value="3208362" calcext:value-type="float">
            <text:p>3208362</text:p>
          </table:table-cell>
          <table:table-cell office:value-type="float" office:value="1210975" calcext:value-type="float">
            <text:p>1210975</text:p>
          </table:table-cell>
          <table:table-cell office:value-type="float" office:value="736867" calcext:value-type="float">
            <text:p>736867</text:p>
          </table:table-cell>
          <table:table-cell office:value-type="float" office:value="3096784" calcext:value-type="float">
            <text:p>3096784</text:p>
          </table:table-cell>
          <table:table-cell office:value-type="float" office:value="229401" calcext:value-type="float">
            <text:p>229401</text:p>
          </table:table-cell>
          <table:table-cell office:value-type="float" office:value="20290" calcext:value-type="float">
            <text:p>20290</text:p>
          </table:table-cell>
          <table:table-cell office:value-type="float" office:value="185312" calcext:value-type="float">
            <text:p>185312</text:p>
          </table:table-cell>
          <table:table-cell office:value-type="float" office:value="58727" calcext:value-type="float">
            <text:p>58727</text:p>
          </table:table-cell>
          <table:table-cell office:value-type="float" office:value="43555" calcext:value-type="float">
            <text:p>43555</text:p>
          </table:table-cell>
          <table:table-cell office:value-type="float" office:value="3180" calcext:value-type="float">
            <text:p>3180</text:p>
          </table:table-cell>
          <table:table-cell office:value-type="float" office:value="11748" calcext:value-type="float">
            <text:p>11748</text:p>
          </table:table-cell>
          <table:table-cell office:value-type="float" office:value="23122" calcext:value-type="float">
            <text:p>23122</text:p>
          </table:table-cell>
          <table:table-cell office:value-type="float" office:value="-5100" calcext:value-type="float">
            <text:p>-5100</text:p>
          </table:table-cell>
          <table:table-cell office:value-type="float" office:value="-4284" calcext:value-type="float">
            <text:p>-4284</text:p>
          </table:table-cell>
          <table:table-cell office:value-type="float" office:value="-35338" calcext:value-type="float">
            <text:p>-35338</text:p>
          </table:table-cell>
          <table:table-cell office:value-type="float" office:value="-9125" calcext:value-type="float">
            <text:p>-9125</text:p>
          </table:table-cell>
          <table:table-cell office:value-type="float" office:value="2203" calcext:value-type="float">
            <text:p>2203</text:p>
          </table:table-cell>
          <table:table-cell office:value-type="float" office:value="51" calcext:value-type="float">
            <text:p>51</text:p>
          </table:table-cell>
          <table:table-cell office:value-type="float" office:value="2.752" calcext:value-type="float">
            <text:p>2.752</text:p>
          </table:table-cell>
          <table:table-cell table:number-columns-repeated="3"/>
          <table:table-cell table:formula="of:=[.C29]-[.D29]" office:value-type="float" office:value="1997387" calcext:value-type="float">
            <text:p>1997387</text:p>
          </table:table-cell>
          <table:table-cell table:formula="of:=[.E29]-[.F29]" office:value-type="float" office:value="-2359917" calcext:value-type="float">
            <text:p>-2359917</text:p>
          </table:table-cell>
          <table:table-cell table:formula="of:=[.G29]-[.H29]" office:value-type="float" office:value="209111" calcext:value-type="float">
            <text:p>209111</text:p>
          </table:table-cell>
          <table:table-cell table:formula="of:=[.I29]-[.J29]" office:value-type="float" office:value="126585" calcext:value-type="float">
            <text:p>126585</text:p>
          </table:table-cell>
          <table:table-cell table:formula="of:=[.G29]/([.G29]+[.H29])" office:value-type="percentage" office:value="0.918739562098754" calcext:value-type="percentage">
            <text:p>92%</text:p>
          </table:table-cell>
          <table:table-cell table:formula="of:=SUM([.Y29:.AB29])" office:value-type="float" office:value="-26834" calcext:value-type="float">
            <text:p>-26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17" calcext:value-type="float">
            <text:p>180717</text:p>
          </table:table-cell>
          <table:table-cell office:value-type="float" office:value="3276832" calcext:value-type="float">
            <text:p>3276832</text:p>
          </table:table-cell>
          <table:table-cell office:value-type="float" office:value="1193352" calcext:value-type="float">
            <text:p>1193352</text:p>
          </table:table-cell>
          <table:table-cell office:value-type="float" office:value="755203" calcext:value-type="float">
            <text:p>755203</text:p>
          </table:table-cell>
          <table:table-cell office:value-type="float" office:value="3123214" calcext:value-type="float">
            <text:p>3123214</text:p>
          </table:table-cell>
          <table:table-cell office:value-type="float" office:value="225166" calcext:value-type="float">
            <text:p>225166</text:p>
          </table:table-cell>
          <table:table-cell office:value-type="float" office:value="16065" calcext:value-type="float">
            <text:p>16065</text:p>
          </table:table-cell>
          <table:table-cell office:value-type="float" office:value="118240" calcext:value-type="float">
            <text:p>118240</text:p>
          </table:table-cell>
          <table:table-cell office:value-type="float" office:value="70587" calcext:value-type="float">
            <text:p>70587</text:p>
          </table:table-cell>
          <table:table-cell office:value-type="float" office:value="68470" calcext:value-type="float">
            <text:p>68470</text:p>
          </table:table-cell>
          <table:table-cell office:value-type="float" office:value="-17623" calcext:value-type="float">
            <text:p>-17623</text:p>
          </table:table-cell>
          <table:table-cell office:value-type="float" office:value="18336" calcext:value-type="float">
            <text:p>18336</text:p>
          </table:table-cell>
          <table:table-cell office:value-type="float" office:value="26430" calcext:value-type="float">
            <text:p>26430</text:p>
          </table:table-cell>
          <table:table-cell office:value-type="float" office:value="-4235" calcext:value-type="float">
            <text:p>-4235</text:p>
          </table:table-cell>
          <table:table-cell office:value-type="float" office:value="-4225" calcext:value-type="float">
            <text:p>-4225</text:p>
          </table:table-cell>
          <table:table-cell office:value-type="float" office:value="-67072" calcext:value-type="float">
            <text:p>-67072</text:p>
          </table:table-cell>
          <table:table-cell office:value-type="float" office:value="11860" calcext:value-type="float">
            <text:p>11860</text:p>
          </table:table-cell>
          <table:table-cell office:value-type="float" office:value="2248" calcext:value-type="float">
            <text:p>2248</text:p>
          </table:table-cell>
          <table:table-cell office:value-type="float" office:value="45" calcext:value-type="float">
            <text:p>45</text:p>
          </table:table-cell>
          <table:table-cell office:value-type="float" office:value="2.757" calcext:value-type="float">
            <text:p>2.757</text:p>
          </table:table-cell>
          <table:table-cell table:number-columns-repeated="3"/>
          <table:table-cell table:formula="of:=[.C30]-[.D30]" office:value-type="float" office:value="2083480" calcext:value-type="float">
            <text:p>2083480</text:p>
          </table:table-cell>
          <table:table-cell table:formula="of:=[.E30]-[.F30]" office:value-type="float" office:value="-2368011" calcext:value-type="float">
            <text:p>-2368011</text:p>
          </table:table-cell>
          <table:table-cell table:formula="of:=[.G30]-[.H30]" office:value-type="float" office:value="209101" calcext:value-type="float">
            <text:p>209101</text:p>
          </table:table-cell>
          <table:table-cell table:formula="of:=[.I30]-[.J30]" office:value-type="float" office:value="47653" calcext:value-type="float">
            <text:p>47653</text:p>
          </table:table-cell>
          <table:table-cell table:formula="of:=[.G30]/([.G30]+[.H30])" office:value-type="percentage" office:value="0.933404081564973" calcext:value-type="percentage">
            <text:p>93%</text:p>
          </table:table-cell>
          <table:table-cell table:formula="of:=SUM([.Y30:.AB30])" office:value-type="float" office:value="-27777" calcext:value-type="float">
            <text:p>-27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24" calcext:value-type="float">
            <text:p>180724</text:p>
          </table:table-cell>
          <table:table-cell office:value-type="float" office:value="3242509" calcext:value-type="float">
            <text:p>3242509</text:p>
          </table:table-cell>
          <table:table-cell office:value-type="float" office:value="1177103" calcext:value-type="float">
            <text:p>1177103</text:p>
          </table:table-cell>
          <table:table-cell office:value-type="float" office:value="778058" calcext:value-type="float">
            <text:p>778058</text:p>
          </table:table-cell>
          <table:table-cell office:value-type="float" office:value="3106691" calcext:value-type="float">
            <text:p>3106691</text:p>
          </table:table-cell>
          <table:table-cell office:value-type="float" office:value="217547" calcext:value-type="float">
            <text:p>217547</text:p>
          </table:table-cell>
          <table:table-cell office:value-type="float" office:value="16856" calcext:value-type="float">
            <text:p>16856</text:p>
          </table:table-cell>
          <table:table-cell office:value-type="float" office:value="86744" calcext:value-type="float">
            <text:p>86744</text:p>
          </table:table-cell>
          <table:table-cell office:value-type="float" office:value="51499" calcext:value-type="float">
            <text:p>51499</text:p>
          </table:table-cell>
          <table:table-cell office:value-type="float" office:value="-34323" calcext:value-type="float">
            <text:p>-34323</text:p>
          </table:table-cell>
          <table:table-cell office:value-type="float" office:value="-16249" calcext:value-type="float">
            <text:p>-16249</text:p>
          </table:table-cell>
          <table:table-cell office:value-type="float" office:value="22855" calcext:value-type="float">
            <text:p>22855</text:p>
          </table:table-cell>
          <table:table-cell office:value-type="float" office:value="-16523" calcext:value-type="float">
            <text:p>-16523</text:p>
          </table:table-cell>
          <table:table-cell office:value-type="float" office:value="-7619" calcext:value-type="float">
            <text:p>-7619</text:p>
          </table:table-cell>
          <table:table-cell office:value-type="float" office:value="791" calcext:value-type="float">
            <text:p>791</text:p>
          </table:table-cell>
          <table:table-cell office:value-type="float" office:value="-31496" calcext:value-type="float">
            <text:p>-31496</text:p>
          </table:table-cell>
          <table:table-cell office:value-type="float" office:value="-19088" calcext:value-type="float">
            <text:p>-19088</text:p>
          </table:table-cell>
          <table:table-cell office:value-type="float" office:value="2272" calcext:value-type="float">
            <text:p>2272</text:p>
          </table:table-cell>
          <table:table-cell office:value-type="float" office:value="24" calcext:value-type="float">
            <text:p>24</text:p>
          </table:table-cell>
          <table:table-cell office:value-type="float" office:value="2.822" calcext:value-type="float">
            <text:p>2.822</text:p>
          </table:table-cell>
          <table:table-cell table:number-columns-repeated="3"/>
          <table:table-cell table:formula="of:=[.C31]-[.D31]" office:value-type="float" office:value="2065406" calcext:value-type="float">
            <text:p>2065406</text:p>
          </table:table-cell>
          <table:table-cell table:formula="of:=[.E31]-[.F31]" office:value-type="float" office:value="-2328633" calcext:value-type="float">
            <text:p>-2328633</text:p>
          </table:table-cell>
          <table:table-cell table:formula="of:=[.G31]-[.H31]" office:value-type="float" office:value="200691" calcext:value-type="float">
            <text:p>200691</text:p>
          </table:table-cell>
          <table:table-cell table:formula="of:=[.I31]-[.J31]" office:value-type="float" office:value="35245" calcext:value-type="float">
            <text:p>35245</text:p>
          </table:table-cell>
          <table:table-cell table:formula="of:=[.G31]/([.G31]+[.H31])" office:value-type="percentage" office:value="0.928089657555577" calcext:value-type="percentage">
            <text:p>93%</text:p>
          </table:table-cell>
          <table:table-cell table:formula="of:=SUM([.Y31:.AB31])" office:value-type="float" office:value="-27291" calcext:value-type="float">
            <text:p>-27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731" calcext:value-type="float">
            <text:p>180731</text:p>
          </table:table-cell>
          <table:table-cell office:value-type="float" office:value="3072991" calcext:value-type="float">
            <text:p>3072991</text:p>
          </table:table-cell>
          <table:table-cell office:value-type="float" office:value="1146163" calcext:value-type="float">
            <text:p>1146163</text:p>
          </table:table-cell>
          <table:table-cell office:value-type="float" office:value="761921" calcext:value-type="float">
            <text:p>761921</text:p>
          </table:table-cell>
          <table:table-cell office:value-type="float" office:value="2979359" calcext:value-type="float">
            <text:p>2979359</text:p>
          </table:table-cell>
          <table:table-cell office:value-type="float" office:value="195536" calcext:value-type="float">
            <text:p>195536</text:p>
          </table:table-cell>
          <table:table-cell office:value-type="float" office:value="22950" calcext:value-type="float">
            <text:p>22950</text:p>
          </table:table-cell>
          <table:table-cell office:value-type="float" office:value="127096" calcext:value-type="float">
            <text:p>127096</text:p>
          </table:table-cell>
          <table:table-cell office:value-type="float" office:value="37023" calcext:value-type="float">
            <text:p>37023</text:p>
          </table:table-cell>
          <table:table-cell office:value-type="float" office:value="-169518" calcext:value-type="float">
            <text:p>-169518</text:p>
          </table:table-cell>
          <table:table-cell office:value-type="float" office:value="-30940" calcext:value-type="float">
            <text:p>-30940</text:p>
          </table:table-cell>
          <table:table-cell office:value-type="float" office:value="-16137" calcext:value-type="float">
            <text:p>-16137</text:p>
          </table:table-cell>
          <table:table-cell office:value-type="float" office:value="-127332" calcext:value-type="float">
            <text:p>-127332</text:p>
          </table:table-cell>
          <table:table-cell office:value-type="float" office:value="-22011" calcext:value-type="float">
            <text:p>-22011</text:p>
          </table:table-cell>
          <table:table-cell office:value-type="float" office:value="6094" calcext:value-type="float">
            <text:p>6094</text:p>
          </table:table-cell>
          <table:table-cell office:value-type="float" office:value="40352" calcext:value-type="float">
            <text:p>40352</text:p>
          </table:table-cell>
          <table:table-cell office:value-type="float" office:value="-14476" calcext:value-type="float">
            <text:p>-14476</text:p>
          </table:table-cell>
          <table:table-cell office:value-type="float" office:value="2305" calcext:value-type="float">
            <text:p>2305</text:p>
          </table:table-cell>
          <table:table-cell office:value-type="float" office:value="33" calcext:value-type="float">
            <text:p>33</text:p>
          </table:table-cell>
          <table:table-cell office:value-type="float" office:value="2.853" calcext:value-type="float">
            <text:p>2.853</text:p>
          </table:table-cell>
          <table:table-cell table:number-columns-repeated="3"/>
          <table:table-cell table:formula="of:=[.C32]-[.D32]" office:value-type="float" office:value="1926828" calcext:value-type="float">
            <text:p>1926828</text:p>
          </table:table-cell>
          <table:table-cell table:formula="of:=[.E32]-[.F32]" office:value-type="float" office:value="-2217438" calcext:value-type="float">
            <text:p>-2217438</text:p>
          </table:table-cell>
          <table:table-cell table:formula="of:=[.G32]-[.H32]" office:value-type="float" office:value="172586" calcext:value-type="float">
            <text:p>172586</text:p>
          </table:table-cell>
          <table:table-cell table:formula="of:=[.I32]-[.J32]" office:value-type="float" office:value="90073" calcext:value-type="float">
            <text:p>90073</text:p>
          </table:table-cell>
          <table:table-cell table:formula="of:=[.G32]/([.G32]+[.H32])" office:value-type="percentage" office:value="0.894958944737878" calcext:value-type="percentage">
            <text:p>89%</text:p>
          </table:table-cell>
          <table:table-cell table:formula="of:=SUM([.Y32:.AB32])" office:value-type="float" office:value="-27951" calcext:value-type="float">
            <text:p>-27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07" calcext:value-type="float">
            <text:p>180807</text:p>
          </table:table-cell>
          <table:table-cell office:value-type="float" office:value="3055455" calcext:value-type="float">
            <text:p>3055455</text:p>
          </table:table-cell>
          <table:table-cell office:value-type="float" office:value="1175221" calcext:value-type="float">
            <text:p>1175221</text:p>
          </table:table-cell>
          <table:table-cell office:value-type="float" office:value="764753" calcext:value-type="float">
            <text:p>764753</text:p>
          </table:table-cell>
          <table:table-cell office:value-type="float" office:value="3008476" calcext:value-type="float">
            <text:p>3008476</text:p>
          </table:table-cell>
          <table:table-cell office:value-type="float" office:value="194004" calcext:value-type="float">
            <text:p>194004</text:p>
          </table:table-cell>
          <table:table-cell office:value-type="float" office:value="26490" calcext:value-type="float">
            <text:p>26490</text:p>
          </table:table-cell>
          <table:table-cell office:value-type="float" office:value="185718" calcext:value-type="float">
            <text:p>185718</text:p>
          </table:table-cell>
          <table:table-cell office:value-type="float" office:value="19456" calcext:value-type="float">
            <text:p>19456</text:p>
          </table:table-cell>
          <table:table-cell office:value-type="float" office:value="-17536" calcext:value-type="float">
            <text:p>-17536</text:p>
          </table:table-cell>
          <table:table-cell office:value-type="float" office:value="29058" calcext:value-type="float">
            <text:p>29058</text:p>
          </table:table-cell>
          <table:table-cell office:value-type="float" office:value="2832" calcext:value-type="float">
            <text:p>2832</text:p>
          </table:table-cell>
          <table:table-cell office:value-type="float" office:value="29117" calcext:value-type="float">
            <text:p>29117</text:p>
          </table:table-cell>
          <table:table-cell office:value-type="float" office:value="-1532" calcext:value-type="float">
            <text:p>-1532</text:p>
          </table:table-cell>
          <table:table-cell office:value-type="float" office:value="3540" calcext:value-type="float">
            <text:p>3540</text:p>
          </table:table-cell>
          <table:table-cell office:value-type="float" office:value="58622" calcext:value-type="float">
            <text:p>58622</text:p>
          </table:table-cell>
          <table:table-cell office:value-type="float" office:value="-17567" calcext:value-type="float">
            <text:p>-17567</text:p>
          </table:table-cell>
          <table:table-cell office:value-type="float" office:value="2353" calcext:value-type="float">
            <text:p>2353</text:p>
          </table:table-cell>
          <table:table-cell office:value-type="float" office:value="48" calcext:value-type="float">
            <text:p>48</text:p>
          </table:table-cell>
          <table:table-cell office:value-type="float" office:value="2.944" calcext:value-type="float">
            <text:p>2.944</text:p>
          </table:table-cell>
          <table:table-cell table:number-columns-repeated="3"/>
          <table:table-cell table:formula="of:=[.C33]-[.D33]" office:value-type="float" office:value="1880234" calcext:value-type="float">
            <text:p>1880234</text:p>
          </table:table-cell>
          <table:table-cell table:formula="of:=[.E33]-[.F33]" office:value-type="float" office:value="-2243723" calcext:value-type="float">
            <text:p>-2243723</text:p>
          </table:table-cell>
          <table:table-cell table:formula="of:=[.G33]-[.H33]" office:value-type="float" office:value="167514" calcext:value-type="float">
            <text:p>167514</text:p>
          </table:table-cell>
          <table:table-cell table:formula="of:=[.I33]-[.J33]" office:value-type="float" office:value="166262" calcext:value-type="float">
            <text:p>166262</text:p>
          </table:table-cell>
          <table:table-cell table:formula="of:=[.G33]/([.G33]+[.H33])" office:value-type="percentage" office:value="0.879860676480993" calcext:value-type="percentage">
            <text:p>88%</text:p>
          </table:table-cell>
          <table:table-cell table:formula="of:=SUM([.Y33:.AB33])" office:value-type="float" office:value="-29713" calcext:value-type="float">
            <text:p>-29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14" calcext:value-type="float">
            <text:p>180814</text:p>
          </table:table-cell>
          <table:table-cell office:value-type="float" office:value="3080284" calcext:value-type="float">
            <text:p>3080284</text:p>
          </table:table-cell>
          <table:table-cell office:value-type="float" office:value="1197547" calcext:value-type="float">
            <text:p>1197547</text:p>
          </table:table-cell>
          <table:table-cell office:value-type="float" office:value="741748" calcext:value-type="float">
            <text:p>741748</text:p>
          </table:table-cell>
          <table:table-cell office:value-type="float" office:value="3070585" calcext:value-type="float">
            <text:p>3070585</text:p>
          </table:table-cell>
          <table:table-cell office:value-type="float" office:value="195699" calcext:value-type="float">
            <text:p>195699</text:p>
          </table:table-cell>
          <table:table-cell office:value-type="float" office:value="32296" calcext:value-type="float">
            <text:p>32296</text:p>
          </table:table-cell>
          <table:table-cell office:value-type="float" office:value="273955" calcext:value-type="float">
            <text:p>273955</text:p>
          </table:table-cell>
          <table:table-cell office:value-type="float" office:value="18850" calcext:value-type="float">
            <text:p>18850</text:p>
          </table:table-cell>
          <table:table-cell office:value-type="float" office:value="24829" calcext:value-type="float">
            <text:p>24829</text:p>
          </table:table-cell>
          <table:table-cell office:value-type="float" office:value="22326" calcext:value-type="float">
            <text:p>22326</text:p>
          </table:table-cell>
          <table:table-cell office:value-type="float" office:value="-23005" calcext:value-type="float">
            <text:p>-23005</text:p>
          </table:table-cell>
          <table:table-cell office:value-type="float" office:value="62109" calcext:value-type="float">
            <text:p>62109</text:p>
          </table:table-cell>
          <table:table-cell office:value-type="float" office:value="1695" calcext:value-type="float">
            <text:p>1695</text:p>
          </table:table-cell>
          <table:table-cell office:value-type="float" office:value="5806" calcext:value-type="float">
            <text:p>5806</text:p>
          </table:table-cell>
          <table:table-cell office:value-type="float" office:value="88237" calcext:value-type="float">
            <text:p>88237</text:p>
          </table:table-cell>
          <table:table-cell office:value-type="float" office:value="-606" calcext:value-type="float">
            <text:p>-606</text:p>
          </table:table-cell>
          <table:table-cell office:value-type="float" office:value="2386" calcext:value-type="float">
            <text:p>2386</text:p>
          </table:table-cell>
          <table:table-cell office:value-type="float" office:value="33" calcext:value-type="float">
            <text:p>33</text:p>
          </table:table-cell>
          <table:table-cell office:value-type="float" office:value="2.946" calcext:value-type="float">
            <text:p>2.946</text:p>
          </table:table-cell>
          <table:table-cell table:number-columns-repeated="3"/>
          <table:table-cell table:formula="of:=[.C34]-[.D34]" office:value-type="float" office:value="1882737" calcext:value-type="float">
            <text:p>1882737</text:p>
          </table:table-cell>
          <table:table-cell table:formula="of:=[.E34]-[.F34]" office:value-type="float" office:value="-2328837" calcext:value-type="float">
            <text:p>-2328837</text:p>
          </table:table-cell>
          <table:table-cell table:formula="of:=[.G34]-[.H34]" office:value-type="float" office:value="163403" calcext:value-type="float">
            <text:p>163403</text:p>
          </table:table-cell>
          <table:table-cell table:formula="of:=[.I34]-[.J34]" office:value-type="float" office:value="255105" calcext:value-type="float">
            <text:p>255105</text:p>
          </table:table-cell>
          <table:table-cell table:formula="of:=[.G34]/([.G34]+[.H34])" office:value-type="percentage" office:value="0.858347770784447" calcext:value-type="percentage">
            <text:p>86%</text:p>
          </table:table-cell>
          <table:table-cell table:formula="of:=SUM([.Y34:.AB34])" office:value-type="float" office:value="-27592" calcext:value-type="float">
            <text:p>-27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21" calcext:value-type="float">
            <text:p>180821</text:p>
          </table:table-cell>
          <table:table-cell office:value-type="float" office:value="3130627" calcext:value-type="float">
            <text:p>3130627</text:p>
          </table:table-cell>
          <table:table-cell office:value-type="float" office:value="1225141" calcext:value-type="float">
            <text:p>1225141</text:p>
          </table:table-cell>
          <table:table-cell office:value-type="float" office:value="739151" calcext:value-type="float">
            <text:p>739151</text:p>
          </table:table-cell>
          <table:table-cell office:value-type="float" office:value="3093738" calcext:value-type="float">
            <text:p>3093738</text:p>
          </table:table-cell>
          <table:table-cell office:value-type="float" office:value="208423" calcext:value-type="float">
            <text:p>208423</text:p>
          </table:table-cell>
          <table:table-cell office:value-type="float" office:value="28802" calcext:value-type="float">
            <text:p>28802</text:p>
          </table:table-cell>
          <table:table-cell office:value-type="float" office:value="264628" calcext:value-type="float">
            <text:p>264628</text:p>
          </table:table-cell>
          <table:table-cell office:value-type="float" office:value="19493" calcext:value-type="float">
            <text:p>19493</text:p>
          </table:table-cell>
          <table:table-cell office:value-type="float" office:value="50343" calcext:value-type="float">
            <text:p>50343</text:p>
          </table:table-cell>
          <table:table-cell office:value-type="float" office:value="27594" calcext:value-type="float">
            <text:p>27594</text:p>
          </table:table-cell>
          <table:table-cell office:value-type="float" office:value="-2597" calcext:value-type="float">
            <text:p>-2597</text:p>
          </table:table-cell>
          <table:table-cell office:value-type="float" office:value="23153" calcext:value-type="float">
            <text:p>23153</text:p>
          </table:table-cell>
          <table:table-cell office:value-type="float" office:value="12724" calcext:value-type="float">
            <text:p>12724</text:p>
          </table:table-cell>
          <table:table-cell office:value-type="float" office:value="-3494" calcext:value-type="float">
            <text:p>-3494</text:p>
          </table:table-cell>
          <table:table-cell office:value-type="float" office:value="-9327" calcext:value-type="float">
            <text:p>-9327</text:p>
          </table:table-cell>
          <table:table-cell office:value-type="float" office:value="643" calcext:value-type="float">
            <text:p>643</text:p>
          </table:table-cell>
          <table:table-cell office:value-type="float" office:value="2435" calcext:value-type="float">
            <text:p>2435</text:p>
          </table:table-cell>
          <table:table-cell office:value-type="float" office:value="49" calcext:value-type="float">
            <text:p>49</text:p>
          </table:table-cell>
          <table:table-cell office:value-type="float" office:value="2.917" calcext:value-type="float">
            <text:p>2.917</text:p>
          </table:table-cell>
          <table:table-cell table:number-columns-repeated="3"/>
          <table:table-cell table:formula="of:=[.C35]-[.D35]" office:value-type="float" office:value="1905486" calcext:value-type="float">
            <text:p>1905486</text:p>
          </table:table-cell>
          <table:table-cell table:formula="of:=[.E35]-[.F35]" office:value-type="float" office:value="-2354587" calcext:value-type="float">
            <text:p>-2354587</text:p>
          </table:table-cell>
          <table:table-cell table:formula="of:=[.G35]-[.H35]" office:value-type="float" office:value="179621" calcext:value-type="float">
            <text:p>179621</text:p>
          </table:table-cell>
          <table:table-cell table:formula="of:=[.I35]-[.J35]" office:value-type="float" office:value="245135" calcext:value-type="float">
            <text:p>245135</text:p>
          </table:table-cell>
          <table:table-cell table:formula="of:=[.G35]/([.G35]+[.H35])" office:value-type="percentage" office:value="0.8785878385499" calcext:value-type="percentage">
            <text:p>88%</text:p>
          </table:table-cell>
          <table:table-cell table:formula="of:=SUM([.Y35:.AB35])" office:value-type="float" office:value="-24345" calcext:value-type="float">
            <text:p>-24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828" calcext:value-type="float">
            <text:p>180828</text:p>
          </table:table-cell>
          <table:table-cell office:value-type="float" office:value="3248977" calcext:value-type="float">
            <text:p>3248977</text:p>
          </table:table-cell>
          <table:table-cell office:value-type="float" office:value="1253732" calcext:value-type="float">
            <text:p>1253732</text:p>
          </table:table-cell>
          <table:table-cell office:value-type="float" office:value="742277" calcext:value-type="float">
            <text:p>742277</text:p>
          </table:table-cell>
          <table:table-cell office:value-type="float" office:value="3169459" calcext:value-type="float">
            <text:p>3169459</text:p>
          </table:table-cell>
          <table:table-cell office:value-type="float" office:value="203447" calcext:value-type="float">
            <text:p>203447</text:p>
          </table:table-cell>
          <table:table-cell office:value-type="float" office:value="28895" calcext:value-type="float">
            <text:p>28895</text:p>
          </table:table-cell>
          <table:table-cell office:value-type="float" office:value="259622" calcext:value-type="float">
            <text:p>259622</text:p>
          </table:table-cell>
          <table:table-cell office:value-type="float" office:value="28133" calcext:value-type="float">
            <text:p>28133</text:p>
          </table:table-cell>
          <table:table-cell office:value-type="float" office:value="118350" calcext:value-type="float">
            <text:p>118350</text:p>
          </table:table-cell>
          <table:table-cell office:value-type="float" office:value="28591" calcext:value-type="float">
            <text:p>28591</text:p>
          </table:table-cell>
          <table:table-cell office:value-type="float" office:value="3126" calcext:value-type="float">
            <text:p>3126</text:p>
          </table:table-cell>
          <table:table-cell office:value-type="float" office:value="75721" calcext:value-type="float">
            <text:p>75721</text:p>
          </table:table-cell>
          <table:table-cell office:value-type="float" office:value="-4976" calcext:value-type="float">
            <text:p>-4976</text:p>
          </table:table-cell>
          <table:table-cell office:value-type="float" office:value="93" calcext:value-type="float">
            <text:p>93</text:p>
          </table:table-cell>
          <table:table-cell office:value-type="float" office:value="-5006" calcext:value-type="float">
            <text:p>-5006</text:p>
          </table:table-cell>
          <table:table-cell office:value-type="float" office:value="8640" calcext:value-type="float">
            <text:p>8640</text:p>
          </table:table-cell>
          <table:table-cell office:value-type="float" office:value="2504" calcext:value-type="float">
            <text:p>2504</text:p>
          </table:table-cell>
          <table:table-cell office:value-type="float" office:value="69" calcext:value-type="float">
            <text:p>69</text:p>
          </table:table-cell>
          <table:table-cell office:value-type="float" office:value="2.916" calcext:value-type="float">
            <text:p>2.916</text:p>
          </table:table-cell>
          <table:table-cell table:number-columns-repeated="3"/>
          <table:table-cell table:formula="of:=[.C36]-[.D36]" office:value-type="float" office:value="1995245" calcext:value-type="float">
            <text:p>1995245</text:p>
          </table:table-cell>
          <table:table-cell table:formula="of:=[.E36]-[.F36]" office:value-type="float" office:value="-2427182" calcext:value-type="float">
            <text:p>-2427182</text:p>
          </table:table-cell>
          <table:table-cell table:formula="of:=[.G36]-[.H36]" office:value-type="float" office:value="174552" calcext:value-type="float">
            <text:p>174552</text:p>
          </table:table-cell>
          <table:table-cell table:formula="of:=[.I36]-[.J36]" office:value-type="float" office:value="231489" calcext:value-type="float">
            <text:p>231489</text:p>
          </table:table-cell>
          <table:table-cell table:formula="of:=[.G36]/([.G36]+[.H36])" office:value-type="percentage" office:value="0.875635916020349" calcext:value-type="percentage">
            <text:p>88%</text:p>
          </table:table-cell>
          <table:table-cell table:formula="of:=SUM([.Y36:.AB36])" office:value-type="float" office:value="-25896" calcext:value-type="float">
            <text:p>-25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04" calcext:value-type="float">
            <text:p>180904</text:p>
          </table:table-cell>
          <table:table-cell office:value-type="float" office:value="3179985" calcext:value-type="float">
            <text:p>3179985</text:p>
          </table:table-cell>
          <table:table-cell office:value-type="float" office:value="1198745" calcext:value-type="float">
            <text:p>1198745</text:p>
          </table:table-cell>
          <table:table-cell office:value-type="float" office:value="730562" calcext:value-type="float">
            <text:p>730562</text:p>
          </table:table-cell>
          <table:table-cell office:value-type="float" office:value="3053859" calcext:value-type="float">
            <text:p>3053859</text:p>
          </table:table-cell>
          <table:table-cell office:value-type="float" office:value="230055" calcext:value-type="float">
            <text:p>230055</text:p>
          </table:table-cell>
          <table:table-cell office:value-type="float" office:value="33675" calcext:value-type="float">
            <text:p>33675</text:p>
          </table:table-cell>
          <table:table-cell office:value-type="float" office:value="145739" calcext:value-type="float">
            <text:p>145739</text:p>
          </table:table-cell>
          <table:table-cell office:value-type="float" office:value="30492" calcext:value-type="float">
            <text:p>30492</text:p>
          </table:table-cell>
          <table:table-cell office:value-type="float" office:value="-68992" calcext:value-type="float">
            <text:p>-68992</text:p>
          </table:table-cell>
          <table:table-cell office:value-type="float" office:value="-54987" calcext:value-type="float">
            <text:p>-54987</text:p>
          </table:table-cell>
          <table:table-cell office:value-type="float" office:value="-11715" calcext:value-type="float">
            <text:p>-11715</text:p>
          </table:table-cell>
          <table:table-cell office:value-type="float" office:value="-115600" calcext:value-type="float">
            <text:p>-115600</text:p>
          </table:table-cell>
          <table:table-cell office:value-type="float" office:value="26608" calcext:value-type="float">
            <text:p>26608</text:p>
          </table:table-cell>
          <table:table-cell office:value-type="float" office:value="4780" calcext:value-type="float">
            <text:p>4780</text:p>
          </table:table-cell>
          <table:table-cell office:value-type="float" office:value="-113883" calcext:value-type="float">
            <text:p>-113883</text:p>
          </table:table-cell>
          <table:table-cell office:value-type="float" office:value="2359" calcext:value-type="float">
            <text:p>2359</text:p>
          </table:table-cell>
          <table:table-cell office:value-type="float" office:value="2567" calcext:value-type="float">
            <text:p>2567</text:p>
          </table:table-cell>
          <table:table-cell office:value-type="float" office:value="63" calcext:value-type="float">
            <text:p>63</text:p>
          </table:table-cell>
          <table:table-cell office:value-type="float" office:value="2.776" calcext:value-type="float">
            <text:p>2.776</text:p>
          </table:table-cell>
          <table:table-cell table:number-columns-repeated="3"/>
          <table:table-cell table:formula="of:=[.C37]-[.D37]" office:value-type="float" office:value="1981240" calcext:value-type="float">
            <text:p>1981240</text:p>
          </table:table-cell>
          <table:table-cell table:formula="of:=[.E37]-[.F37]" office:value-type="float" office:value="-2323297" calcext:value-type="float">
            <text:p>-2323297</text:p>
          </table:table-cell>
          <table:table-cell table:formula="of:=[.G37]-[.H37]" office:value-type="float" office:value="196380" calcext:value-type="float">
            <text:p>196380</text:p>
          </table:table-cell>
          <table:table-cell table:formula="of:=[.I37]-[.J37]" office:value-type="float" office:value="115247" calcext:value-type="float">
            <text:p>115247</text:p>
          </table:table-cell>
          <table:table-cell table:formula="of:=[.G37]/([.G37]+[.H37])" office:value-type="percentage" office:value="0.87231259242407" calcext:value-type="percentage">
            <text:p>87%</text:p>
          </table:table-cell>
          <table:table-cell table:formula="of:=SUM([.Y37:.AB37])" office:value-type="float" office:value="-30430" calcext:value-type="float">
            <text:p>-30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11" calcext:value-type="float">
            <text:p>180911</text:p>
          </table:table-cell>
          <table:table-cell office:value-type="float" office:value="3290076" calcext:value-type="float">
            <text:p>3290076</text:p>
          </table:table-cell>
          <table:table-cell office:value-type="float" office:value="1215315" calcext:value-type="float">
            <text:p>1215315</text:p>
          </table:table-cell>
          <table:table-cell office:value-type="float" office:value="741106" calcext:value-type="float">
            <text:p>741106</text:p>
          </table:table-cell>
          <table:table-cell office:value-type="float" office:value="3044155" calcext:value-type="float">
            <text:p>3044155</text:p>
          </table:table-cell>
          <table:table-cell office:value-type="float" office:value="230236" calcext:value-type="float">
            <text:p>230236</text:p>
          </table:table-cell>
          <table:table-cell office:value-type="float" office:value="21408" calcext:value-type="float">
            <text:p>21408</text:p>
          </table:table-cell>
          <table:table-cell office:value-type="float" office:value="79007" calcext:value-type="float">
            <text:p>79007</text:p>
          </table:table-cell>
          <table:table-cell office:value-type="float" office:value="89791" calcext:value-type="float">
            <text:p>89791</text:p>
          </table:table-cell>
          <table:table-cell office:value-type="float" office:value="110091" calcext:value-type="float">
            <text:p>110091</text:p>
          </table:table-cell>
          <table:table-cell office:value-type="float" office:value="16570" calcext:value-type="float">
            <text:p>16570</text:p>
          </table:table-cell>
          <table:table-cell office:value-type="float" office:value="10544" calcext:value-type="float">
            <text:p>10544</text:p>
          </table:table-cell>
          <table:table-cell office:value-type="float" office:value="-9704" calcext:value-type="float">
            <text:p>-9704</text:p>
          </table:table-cell>
          <table:table-cell office:value-type="float" office:value="181" calcext:value-type="float">
            <text:p>181</text:p>
          </table:table-cell>
          <table:table-cell office:value-type="float" office:value="-12267" calcext:value-type="float">
            <text:p>-12267</text:p>
          </table:table-cell>
          <table:table-cell office:value-type="float" office:value="-66732" calcext:value-type="float">
            <text:p>-66732</text:p>
          </table:table-cell>
          <table:table-cell office:value-type="float" office:value="59299" calcext:value-type="float">
            <text:p>59299</text:p>
          </table:table-cell>
          <table:table-cell office:value-type="float" office:value="2636" calcext:value-type="float">
            <text:p>2636</text:p>
          </table:table-cell>
          <table:table-cell office:value-type="float" office:value="69" calcext:value-type="float">
            <text:p>69</text:p>
          </table:table-cell>
          <table:table-cell office:value-type="float" office:value="2.767" calcext:value-type="float">
            <text:p>2.767</text:p>
          </table:table-cell>
          <table:table-cell table:number-columns-repeated="3"/>
          <table:table-cell table:formula="of:=[.C38]-[.D38]" office:value-type="float" office:value="2074761" calcext:value-type="float">
            <text:p>2074761</text:p>
          </table:table-cell>
          <table:table-cell table:formula="of:=[.E38]-[.F38]" office:value-type="float" office:value="-2303049" calcext:value-type="float">
            <text:p>-2303049</text:p>
          </table:table-cell>
          <table:table-cell table:formula="of:=[.G38]-[.H38]" office:value-type="float" office:value="208828" calcext:value-type="float">
            <text:p>208828</text:p>
          </table:table-cell>
          <table:table-cell table:formula="of:=[.I38]-[.J38]" office:value-type="float" office:value="-10784" calcext:value-type="float">
            <text:p>-10784</text:p>
          </table:table-cell>
          <table:table-cell table:formula="of:=[.G38]/([.G38]+[.H38])" office:value-type="percentage" office:value="0.914927437173149" calcext:value-type="percentage">
            <text:p>91%</text:p>
          </table:table-cell>
          <table:table-cell table:formula="of:=SUM([.Y38:.AB38])" office:value-type="float" office:value="-30244" calcext:value-type="float">
            <text:p>-30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18" calcext:value-type="float">
            <text:p>180918</text:p>
          </table:table-cell>
          <table:table-cell office:value-type="float" office:value="3342097" calcext:value-type="float">
            <text:p>3342097</text:p>
          </table:table-cell>
          <table:table-cell office:value-type="float" office:value="1183006" calcext:value-type="float">
            <text:p>1183006</text:p>
          </table:table-cell>
          <table:table-cell office:value-type="float" office:value="758671" calcext:value-type="float">
            <text:p>758671</text:p>
          </table:table-cell>
          <table:table-cell office:value-type="float" office:value="3073066" calcext:value-type="float">
            <text:p>3073066</text:p>
          </table:table-cell>
          <table:table-cell office:value-type="float" office:value="204655" calcext:value-type="float">
            <text:p>204655</text:p>
          </table:table-cell>
          <table:table-cell office:value-type="float" office:value="26045" calcext:value-type="float">
            <text:p>26045</text:p>
          </table:table-cell>
          <table:table-cell office:value-type="float" office:value="70121" calcext:value-type="float">
            <text:p>70121</text:p>
          </table:table-cell>
          <table:table-cell office:value-type="float" office:value="124704" calcext:value-type="float">
            <text:p>124704</text:p>
          </table:table-cell>
          <table:table-cell office:value-type="float" office:value="52021" calcext:value-type="float">
            <text:p>52021</text:p>
          </table:table-cell>
          <table:table-cell office:value-type="float" office:value="-32309" calcext:value-type="float">
            <text:p>-32309</text:p>
          </table:table-cell>
          <table:table-cell office:value-type="float" office:value="17565" calcext:value-type="float">
            <text:p>17565</text:p>
          </table:table-cell>
          <table:table-cell office:value-type="float" office:value="28911" calcext:value-type="float">
            <text:p>28911</text:p>
          </table:table-cell>
          <table:table-cell office:value-type="float" office:value="-25581" calcext:value-type="float">
            <text:p>-25581</text:p>
          </table:table-cell>
          <table:table-cell office:value-type="float" office:value="4637" calcext:value-type="float">
            <text:p>4637</text:p>
          </table:table-cell>
          <table:table-cell office:value-type="float" office:value="-8886" calcext:value-type="float">
            <text:p>-8886</text:p>
          </table:table-cell>
          <table:table-cell office:value-type="float" office:value="34913" calcext:value-type="float">
            <text:p>34913</text:p>
          </table:table-cell>
          <table:table-cell office:value-type="float" office:value="2722" calcext:value-type="float">
            <text:p>2722</text:p>
          </table:table-cell>
          <table:table-cell office:value-type="float" office:value="86" calcext:value-type="float">
            <text:p>86</text:p>
          </table:table-cell>
          <table:table-cell office:value-type="float" office:value="2.977" calcext:value-type="float">
            <text:p>2.977</text:p>
          </table:table-cell>
          <table:table-cell table:number-columns-repeated="3"/>
          <table:table-cell table:formula="of:=[.C39]-[.D39]" office:value-type="float" office:value="2159091" calcext:value-type="float">
            <text:p>2159091</text:p>
          </table:table-cell>
          <table:table-cell table:formula="of:=[.E39]-[.F39]" office:value-type="float" office:value="-2314395" calcext:value-type="float">
            <text:p>-2314395</text:p>
          </table:table-cell>
          <table:table-cell table:formula="of:=[.G39]-[.H39]" office:value-type="float" office:value="178610" calcext:value-type="float">
            <text:p>178610</text:p>
          </table:table-cell>
          <table:table-cell table:formula="of:=[.I39]-[.J39]" office:value-type="float" office:value="-54583" calcext:value-type="float">
            <text:p>-54583</text:p>
          </table:table-cell>
          <table:table-cell table:formula="of:=[.G39]/([.G39]+[.H39])" office:value-type="percentage" office:value="0.887104464672735" calcext:value-type="percentage">
            <text:p>89%</text:p>
          </table:table-cell>
          <table:table-cell table:formula="of:=SUM([.Y39:.AB39])" office:value-type="float" office:value="-31277" calcext:value-type="float">
            <text:p>-31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0925" calcext:value-type="float">
            <text:p>180925</text:p>
          </table:table-cell>
          <table:table-cell office:value-type="float" office:value="3393455" calcext:value-type="float">
            <text:p>3393455</text:p>
          </table:table-cell>
          <table:table-cell office:value-type="float" office:value="1206263" calcext:value-type="float">
            <text:p>1206263</text:p>
          </table:table-cell>
          <table:table-cell office:value-type="float" office:value="753918" calcext:value-type="float">
            <text:p>753918</text:p>
          </table:table-cell>
          <table:table-cell office:value-type="float" office:value="3125118" calcext:value-type="float">
            <text:p>3125118</text:p>
          </table:table-cell>
          <table:table-cell office:value-type="float" office:value="131402" calcext:value-type="float">
            <text:p>131402</text:p>
          </table:table-cell>
          <table:table-cell office:value-type="float" office:value="42919" calcext:value-type="float">
            <text:p>42919</text:p>
          </table:table-cell>
          <table:table-cell office:value-type="float" office:value="115192" calcext:value-type="float">
            <text:p>115192</text:p>
          </table:table-cell>
          <table:table-cell office:value-type="float" office:value="46405" calcext:value-type="float">
            <text:p>46405</text:p>
          </table:table-cell>
          <table:table-cell office:value-type="float" office:value="51358" calcext:value-type="float">
            <text:p>51358</text:p>
          </table:table-cell>
          <table:table-cell office:value-type="float" office:value="23257" calcext:value-type="float">
            <text:p>23257</text:p>
          </table:table-cell>
          <table:table-cell office:value-type="float" office:value="-4753" calcext:value-type="float">
            <text:p>-4753</text:p>
          </table:table-cell>
          <table:table-cell office:value-type="float" office:value="52052" calcext:value-type="float">
            <text:p>52052</text:p>
          </table:table-cell>
          <table:table-cell office:value-type="float" office:value="-73253" calcext:value-type="float">
            <text:p>-73253</text:p>
          </table:table-cell>
          <table:table-cell office:value-type="float" office:value="16874" calcext:value-type="float">
            <text:p>16874</text:p>
          </table:table-cell>
          <table:table-cell office:value-type="float" office:value="45071" calcext:value-type="float">
            <text:p>45071</text:p>
          </table:table-cell>
          <table:table-cell office:value-type="float" office:value="-78299" calcext:value-type="float">
            <text:p>-78299</text:p>
          </table:table-cell>
          <table:table-cell office:value-type="float" office:value="2768" calcext:value-type="float">
            <text:p>2768</text:p>
          </table:table-cell>
          <table:table-cell office:value-type="float" office:value="46" calcext:value-type="float">
            <text:p>46</text:p>
          </table:table-cell>
          <table:table-cell office:value-type="float" office:value="3.008" calcext:value-type="float">
            <text:p>3.008</text:p>
          </table:table-cell>
          <table:table-cell table:number-columns-repeated="3"/>
          <table:table-cell table:formula="of:=[.C40]-[.D40]" office:value-type="float" office:value="2187192" calcext:value-type="float">
            <text:p>2187192</text:p>
          </table:table-cell>
          <table:table-cell table:formula="of:=[.E40]-[.F40]" office:value-type="float" office:value="-2371200" calcext:value-type="float">
            <text:p>-2371200</text:p>
          </table:table-cell>
          <table:table-cell table:formula="of:=[.G40]-[.H40]" office:value-type="float" office:value="88483" calcext:value-type="float">
            <text:p>88483</text:p>
          </table:table-cell>
          <table:table-cell table:formula="of:=[.I40]-[.J40]" office:value-type="float" office:value="68787" calcext:value-type="float">
            <text:p>68787</text:p>
          </table:table-cell>
          <table:table-cell table:formula="of:=[.G40]/([.G40]+[.H40])" office:value-type="percentage" office:value="0.75379328939141" calcext:value-type="percentage">
            <text:p>75%</text:p>
          </table:table-cell>
          <table:table-cell table:formula="of:=SUM([.Y40:.AB40])" office:value-type="float" office:value="-26738" calcext:value-type="float">
            <text:p>-26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02" calcext:value-type="float">
            <text:p>181002</text:p>
          </table:table-cell>
          <table:table-cell office:value-type="float" office:value="3184443" calcext:value-type="float">
            <text:p>3184443</text:p>
          </table:table-cell>
          <table:table-cell office:value-type="float" office:value="1104621" calcext:value-type="float">
            <text:p>1104621</text:p>
          </table:table-cell>
          <table:table-cell office:value-type="float" office:value="725348" calcext:value-type="float">
            <text:p>725348</text:p>
          </table:table-cell>
          <table:table-cell office:value-type="float" office:value="3055107" calcext:value-type="float">
            <text:p>3055107</text:p>
          </table:table-cell>
          <table:table-cell office:value-type="float" office:value="137578" calcext:value-type="float">
            <text:p>137578</text:p>
          </table:table-cell>
          <table:table-cell office:value-type="float" office:value="22846" calcext:value-type="float">
            <text:p>22846</text:p>
          </table:table-cell>
          <table:table-cell office:value-type="float" office:value="174460" calcext:value-type="float">
            <text:p>174460</text:p>
          </table:table-cell>
          <table:table-cell office:value-type="float" office:value="72052" calcext:value-type="float">
            <text:p>72052</text:p>
          </table:table-cell>
          <table:table-cell office:value-type="float" office:value="-209012" calcext:value-type="float">
            <text:p>-209012</text:p>
          </table:table-cell>
          <table:table-cell office:value-type="float" office:value="-101642" calcext:value-type="float">
            <text:p>-101642</text:p>
          </table:table-cell>
          <table:table-cell office:value-type="float" office:value="-28570" calcext:value-type="float">
            <text:p>-28570</text:p>
          </table:table-cell>
          <table:table-cell office:value-type="float" office:value="-70011" calcext:value-type="float">
            <text:p>-70011</text:p>
          </table:table-cell>
          <table:table-cell office:value-type="float" office:value="6176" calcext:value-type="float">
            <text:p>6176</text:p>
          </table:table-cell>
          <table:table-cell office:value-type="float" office:value="-20073" calcext:value-type="float">
            <text:p>-20073</text:p>
          </table:table-cell>
          <table:table-cell office:value-type="float" office:value="59268" calcext:value-type="float">
            <text:p>59268</text:p>
          </table:table-cell>
          <table:table-cell office:value-type="float" office:value="25647" calcext:value-type="float">
            <text:p>25647</text:p>
          </table:table-cell>
          <table:table-cell office:value-type="float" office:value="2866" calcext:value-type="float">
            <text:p>2866</text:p>
          </table:table-cell>
          <table:table-cell office:value-type="float" office:value="98" calcext:value-type="float">
            <text:p>98</text:p>
          </table:table-cell>
          <table:table-cell office:value-type="float" office:value="3.143" calcext:value-type="float">
            <text:p>3.143</text:p>
          </table:table-cell>
          <table:table-cell table:number-columns-repeated="3"/>
          <table:table-cell table:formula="of:=[.C41]-[.D41]" office:value-type="float" office:value="2079822" calcext:value-type="float">
            <text:p>2079822</text:p>
          </table:table-cell>
          <table:table-cell table:formula="of:=[.E41]-[.F41]" office:value-type="float" office:value="-2329759" calcext:value-type="float">
            <text:p>-2329759</text:p>
          </table:table-cell>
          <table:table-cell table:formula="of:=[.G41]-[.H41]" office:value-type="float" office:value="114732" calcext:value-type="float">
            <text:p>114732</text:p>
          </table:table-cell>
          <table:table-cell table:formula="of:=[.I41]-[.J41]" office:value-type="float" office:value="102408" calcext:value-type="float">
            <text:p>102408</text:p>
          </table:table-cell>
          <table:table-cell table:formula="of:=[.G41]/([.G41]+[.H41])" office:value-type="percentage" office:value="0.85758988679998" calcext:value-type="percentage">
            <text:p>86%</text:p>
          </table:table-cell>
          <table:table-cell table:formula="of:=SUM([.Y41:.AB41])" office:value-type="float" office:value="-32797" calcext:value-type="float">
            <text:p>-32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09" calcext:value-type="float">
            <text:p>181009</text:p>
          </table:table-cell>
          <table:table-cell office:value-type="float" office:value="3306811" calcext:value-type="float">
            <text:p>3306811</text:p>
          </table:table-cell>
          <table:table-cell office:value-type="float" office:value="1178801" calcext:value-type="float">
            <text:p>1178801</text:p>
          </table:table-cell>
          <table:table-cell office:value-type="float" office:value="660097" calcext:value-type="float">
            <text:p>660097</text:p>
          </table:table-cell>
          <table:table-cell office:value-type="float" office:value="3121693" calcext:value-type="float">
            <text:p>3121693</text:p>
          </table:table-cell>
          <table:table-cell office:value-type="float" office:value="140811" calcext:value-type="float">
            <text:p>140811</text:p>
          </table:table-cell>
          <table:table-cell office:value-type="float" office:value="31907" calcext:value-type="float">
            <text:p>31907</text:p>
          </table:table-cell>
          <table:table-cell office:value-type="float" office:value="243211" calcext:value-type="float">
            <text:p>243211</text:p>
          </table:table-cell>
          <table:table-cell office:value-type="float" office:value="78752" calcext:value-type="float">
            <text:p>78752</text:p>
          </table:table-cell>
          <table:table-cell office:value-type="float" office:value="122368" calcext:value-type="float">
            <text:p>122368</text:p>
          </table:table-cell>
          <table:table-cell office:value-type="float" office:value="74180" calcext:value-type="float">
            <text:p>74180</text:p>
          </table:table-cell>
          <table:table-cell office:value-type="float" office:value="-65251" calcext:value-type="float">
            <text:p>-65251</text:p>
          </table:table-cell>
          <table:table-cell office:value-type="float" office:value="66586" calcext:value-type="float">
            <text:p>66586</text:p>
          </table:table-cell>
          <table:table-cell office:value-type="float" office:value="3233" calcext:value-type="float">
            <text:p>3233</text:p>
          </table:table-cell>
          <table:table-cell office:value-type="float" office:value="9061" calcext:value-type="float">
            <text:p>9061</text:p>
          </table:table-cell>
          <table:table-cell office:value-type="float" office:value="68751" calcext:value-type="float">
            <text:p>68751</text:p>
          </table:table-cell>
          <table:table-cell office:value-type="float" office:value="6700" calcext:value-type="float">
            <text:p>6700</text:p>
          </table:table-cell>
          <table:table-cell office:value-type="float" office:value="2956" calcext:value-type="float">
            <text:p>2956</text:p>
          </table:table-cell>
          <table:table-cell office:value-type="float" office:value="90" calcext:value-type="float">
            <text:p>90</text:p>
          </table:table-cell>
          <table:table-cell office:value-type="float" office:value="3.161" calcext:value-type="float">
            <text:p>3.161</text:p>
          </table:table-cell>
          <table:table-cell table:number-columns-repeated="3"/>
          <table:table-cell table:formula="of:=[.C42]-[.D42]" office:value-type="float" office:value="2128010" calcext:value-type="float">
            <text:p>2128010</text:p>
          </table:table-cell>
          <table:table-cell table:formula="of:=[.E42]-[.F42]" office:value-type="float" office:value="-2461596" calcext:value-type="float">
            <text:p>-2461596</text:p>
          </table:table-cell>
          <table:table-cell table:formula="of:=[.G42]-[.H42]" office:value-type="float" office:value="108904" calcext:value-type="float">
            <text:p>108904</text:p>
          </table:table-cell>
          <table:table-cell table:formula="of:=[.I42]-[.J42]" office:value-type="float" office:value="164459" calcext:value-type="float">
            <text:p>164459</text:p>
          </table:table-cell>
          <table:table-cell table:formula="of:=[.G42]/([.G42]+[.H42])" office:value-type="percentage" office:value="0.815265345823828" calcext:value-type="percentage">
            <text:p>82%</text:p>
          </table:table-cell>
          <table:table-cell table:formula="of:=SUM([.Y42:.AB42])" office:value-type="float" office:value="-60223" calcext:value-type="float">
            <text:p>-60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16" calcext:value-type="float">
            <text:p>181016</text:p>
          </table:table-cell>
          <table:table-cell office:value-type="float" office:value="3383555" calcext:value-type="float">
            <text:p>3383555</text:p>
          </table:table-cell>
          <table:table-cell office:value-type="float" office:value="1174572" calcext:value-type="float">
            <text:p>1174572</text:p>
          </table:table-cell>
          <table:table-cell office:value-type="float" office:value="672104" calcext:value-type="float">
            <text:p>672104</text:p>
          </table:table-cell>
          <table:table-cell office:value-type="float" office:value="3182572" calcext:value-type="float">
            <text:p>3182572</text:p>
          </table:table-cell>
          <table:table-cell office:value-type="float" office:value="136432" calcext:value-type="float">
            <text:p>136432</text:p>
          </table:table-cell>
          <table:table-cell office:value-type="float" office:value="29219" calcext:value-type="float">
            <text:p>29219</text:p>
          </table:table-cell>
          <table:table-cell office:value-type="float" office:value="241569" calcext:value-type="float">
            <text:p>241569</text:p>
          </table:table-cell>
          <table:table-cell office:value-type="float" office:value="78313" calcext:value-type="float">
            <text:p>78313</text:p>
          </table:table-cell>
          <table:table-cell office:value-type="float" office:value="76744" calcext:value-type="float">
            <text:p>76744</text:p>
          </table:table-cell>
          <table:table-cell office:value-type="float" office:value="-4229" calcext:value-type="float">
            <text:p>-4229</text:p>
          </table:table-cell>
          <table:table-cell office:value-type="float" office:value="12007" calcext:value-type="float">
            <text:p>12007</text:p>
          </table:table-cell>
          <table:table-cell office:value-type="float" office:value="60879" calcext:value-type="float">
            <text:p>60879</text:p>
          </table:table-cell>
          <table:table-cell office:value-type="float" office:value="-4379" calcext:value-type="float">
            <text:p>-4379</text:p>
          </table:table-cell>
          <table:table-cell office:value-type="float" office:value="-2688" calcext:value-type="float">
            <text:p>-2688</text:p>
          </table:table-cell>
          <table:table-cell office:value-type="float" office:value="-1642" calcext:value-type="float">
            <text:p>-1642</text:p>
          </table:table-cell>
          <table:table-cell office:value-type="float" office:value="-439" calcext:value-type="float">
            <text:p>-439</text:p>
          </table:table-cell>
          <table:table-cell office:value-type="float" office:value="3037" calcext:value-type="float">
            <text:p>3037</text:p>
          </table:table-cell>
          <table:table-cell office:value-type="float" office:value="81" calcext:value-type="float">
            <text:p>81</text:p>
          </table:table-cell>
          <table:table-cell office:value-type="float" office:value="3.25" calcext:value-type="float">
            <text:p>3.25</text:p>
          </table:table-cell>
          <table:table-cell table:number-columns-repeated="3"/>
          <table:table-cell table:formula="of:=[.C43]-[.D43]" office:value-type="float" office:value="2208983" calcext:value-type="float">
            <text:p>2208983</text:p>
          </table:table-cell>
          <table:table-cell table:formula="of:=[.E43]-[.F43]" office:value-type="float" office:value="-2510468" calcext:value-type="float">
            <text:p>-2510468</text:p>
          </table:table-cell>
          <table:table-cell table:formula="of:=[.G43]-[.H43]" office:value-type="float" office:value="107213" calcext:value-type="float">
            <text:p>107213</text:p>
          </table:table-cell>
          <table:table-cell table:formula="of:=[.I43]-[.J43]" office:value-type="float" office:value="163256" calcext:value-type="float">
            <text:p>163256</text:p>
          </table:table-cell>
          <table:table-cell table:formula="of:=[.G43]/([.G43]+[.H43])" office:value-type="percentage" office:value="0.823611085957827" calcext:value-type="percentage">
            <text:p>82%</text:p>
          </table:table-cell>
          <table:table-cell table:formula="of:=SUM([.Y43:.AB43])" office:value-type="float" office:value="-31016" calcext:value-type="float">
            <text:p>-31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23" calcext:value-type="float">
            <text:p>181023</text:p>
          </table:table-cell>
          <table:table-cell office:value-type="float" office:value="3478579" calcext:value-type="float">
            <text:p>3478579</text:p>
          </table:table-cell>
          <table:table-cell office:value-type="float" office:value="1183517" calcext:value-type="float">
            <text:p>1183517</text:p>
          </table:table-cell>
          <table:table-cell office:value-type="float" office:value="645232" calcext:value-type="float">
            <text:p>645232</text:p>
          </table:table-cell>
          <table:table-cell office:value-type="float" office:value="3256723" calcext:value-type="float">
            <text:p>3256723</text:p>
          </table:table-cell>
          <table:table-cell office:value-type="float" office:value="117362" calcext:value-type="float">
            <text:p>117362</text:p>
          </table:table-cell>
          <table:table-cell office:value-type="float" office:value="33519" calcext:value-type="float">
            <text:p>33519</text:p>
          </table:table-cell>
          <table:table-cell office:value-type="float" office:value="261212" calcext:value-type="float">
            <text:p>261212</text:p>
          </table:table-cell>
          <table:table-cell office:value-type="float" office:value="55987" calcext:value-type="float">
            <text:p>55987</text:p>
          </table:table-cell>
          <table:table-cell office:value-type="float" office:value="95024" calcext:value-type="float">
            <text:p>95024</text:p>
          </table:table-cell>
          <table:table-cell office:value-type="float" office:value="8945" calcext:value-type="float">
            <text:p>8945</text:p>
          </table:table-cell>
          <table:table-cell office:value-type="float" office:value="-26872" calcext:value-type="float">
            <text:p>-26872</text:p>
          </table:table-cell>
          <table:table-cell office:value-type="float" office:value="74151" calcext:value-type="float">
            <text:p>74151</text:p>
          </table:table-cell>
          <table:table-cell office:value-type="float" office:value="-19070" calcext:value-type="float">
            <text:p>-19070</text:p>
          </table:table-cell>
          <table:table-cell office:value-type="float" office:value="4300" calcext:value-type="float">
            <text:p>4300</text:p>
          </table:table-cell>
          <table:table-cell office:value-type="float" office:value="19643" calcext:value-type="float">
            <text:p>19643</text:p>
          </table:table-cell>
          <table:table-cell office:value-type="float" office:value="-22326" calcext:value-type="float">
            <text:p>-22326</text:p>
          </table:table-cell>
          <table:table-cell office:value-type="float" office:value="3095" calcext:value-type="float">
            <text:p>3095</text:p>
          </table:table-cell>
          <table:table-cell office:value-type="float" office:value="58" calcext:value-type="float">
            <text:p>58</text:p>
          </table:table-cell>
          <table:table-cell office:value-type="float" office:value="3.185" calcext:value-type="float">
            <text:p>3.185</text:p>
          </table:table-cell>
          <table:table-cell table:number-columns-repeated="3"/>
          <table:table-cell table:formula="of:=[.C44]-[.D44]" office:value-type="float" office:value="2295062" calcext:value-type="float">
            <text:p>2295062</text:p>
          </table:table-cell>
          <table:table-cell table:formula="of:=[.E44]-[.F44]" office:value-type="float" office:value="-2611491" calcext:value-type="float">
            <text:p>-2611491</text:p>
          </table:table-cell>
          <table:table-cell table:formula="of:=[.G44]-[.H44]" office:value-type="float" office:value="83843" calcext:value-type="float">
            <text:p>83843</text:p>
          </table:table-cell>
          <table:table-cell table:formula="of:=[.I44]-[.J44]" office:value-type="float" office:value="205225" calcext:value-type="float">
            <text:p>205225</text:p>
          </table:table-cell>
          <table:table-cell table:formula="of:=[.G44]/([.G44]+[.H44])" office:value-type="percentage" office:value="0.777844791590724" calcext:value-type="percentage">
            <text:p>78%</text:p>
          </table:table-cell>
          <table:table-cell table:formula="of:=SUM([.Y44:.AB44])" office:value-type="float" office:value="-27361" calcext:value-type="float">
            <text:p>-2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030" calcext:value-type="float">
            <text:p>181030</text:p>
          </table:table-cell>
          <table:table-cell office:value-type="float" office:value="3326857" calcext:value-type="float">
            <text:p>3326857</text:p>
          </table:table-cell>
          <table:table-cell office:value-type="float" office:value="1091469" calcext:value-type="float">
            <text:p>1091469</text:p>
          </table:table-cell>
          <table:table-cell office:value-type="float" office:value="627088" calcext:value-type="float">
            <text:p>627088</text:p>
          </table:table-cell>
          <table:table-cell office:value-type="float" office:value="3107769" calcext:value-type="float">
            <text:p>3107769</text:p>
          </table:table-cell>
          <table:table-cell office:value-type="float" office:value="141852" calcext:value-type="float">
            <text:p>141852</text:p>
          </table:table-cell>
          <table:table-cell office:value-type="float" office:value="33003" calcext:value-type="float">
            <text:p>33003</text:p>
          </table:table-cell>
          <table:table-cell office:value-type="float" office:value="204635" calcext:value-type="float">
            <text:p>204635</text:p>
          </table:table-cell>
          <table:table-cell office:value-type="float" office:value="92023" calcext:value-type="float">
            <text:p>92023</text:p>
          </table:table-cell>
          <table:table-cell office:value-type="float" office:value="-151722" calcext:value-type="float">
            <text:p>-151722</text:p>
          </table:table-cell>
          <table:table-cell office:value-type="float" office:value="-92048" calcext:value-type="float">
            <text:p>-92048</text:p>
          </table:table-cell>
          <table:table-cell office:value-type="float" office:value="-18144" calcext:value-type="float">
            <text:p>-18144</text:p>
          </table:table-cell>
          <table:table-cell office:value-type="float" office:value="-148954" calcext:value-type="float">
            <text:p>-148954</text:p>
          </table:table-cell>
          <table:table-cell office:value-type="float" office:value="24490" calcext:value-type="float">
            <text:p>24490</text:p>
          </table:table-cell>
          <table:table-cell office:value-type="float" office:value="-516" calcext:value-type="float">
            <text:p>-516</text:p>
          </table:table-cell>
          <table:table-cell office:value-type="float" office:value="-56577" calcext:value-type="float">
            <text:p>-56577</text:p>
          </table:table-cell>
          <table:table-cell office:value-type="float" office:value="36036" calcext:value-type="float">
            <text:p>36036</text:p>
          </table:table-cell>
          <table:table-cell office:value-type="float" office:value="3143" calcext:value-type="float">
            <text:p>3143</text:p>
          </table:table-cell>
          <table:table-cell office:value-type="float" office:value="48" calcext:value-type="float">
            <text:p>48</text:p>
          </table:table-cell>
          <table:table-cell office:value-type="float" office:value="3.284" calcext:value-type="float">
            <text:p>3.284</text:p>
          </table:table-cell>
          <table:table-cell table:number-columns-repeated="3"/>
          <table:table-cell table:formula="of:=[.C45]-[.D45]" office:value-type="float" office:value="2235388" calcext:value-type="float">
            <text:p>2235388</text:p>
          </table:table-cell>
          <table:table-cell table:formula="of:=[.E45]-[.F45]" office:value-type="float" office:value="-2480681" calcext:value-type="float">
            <text:p>-2480681</text:p>
          </table:table-cell>
          <table:table-cell table:formula="of:=[.G45]-[.H45]" office:value-type="float" office:value="108849" calcext:value-type="float">
            <text:p>108849</text:p>
          </table:table-cell>
          <table:table-cell table:formula="of:=[.I45]-[.J45]" office:value-type="float" office:value="112612" calcext:value-type="float">
            <text:p>112612</text:p>
          </table:table-cell>
          <table:table-cell table:formula="of:=[.G45]/([.G45]+[.H45])" office:value-type="percentage" office:value="0.811255039890195" calcext:value-type="percentage">
            <text:p>81%</text:p>
          </table:table-cell>
          <table:table-cell table:formula="of:=SUM([.Y45:.AB45])" office:value-type="float" office:value="-23832" calcext:value-type="float">
            <text:p>-23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06" calcext:value-type="float">
            <text:p>181106</text:p>
          </table:table-cell>
          <table:table-cell office:value-type="float" office:value="3388504" calcext:value-type="float">
            <text:p>3388504</text:p>
          </table:table-cell>
          <table:table-cell office:value-type="float" office:value="1121906" calcext:value-type="float">
            <text:p>1121906</text:p>
          </table:table-cell>
          <table:table-cell office:value-type="float" office:value="642992" calcext:value-type="float">
            <text:p>642992</text:p>
          </table:table-cell>
          <table:table-cell office:value-type="float" office:value="3154770" calcext:value-type="float">
            <text:p>3154770</text:p>
          </table:table-cell>
          <table:table-cell office:value-type="float" office:value="132641" calcext:value-type="float">
            <text:p>132641</text:p>
          </table:table-cell>
          <table:table-cell office:value-type="float" office:value="31106" calcext:value-type="float">
            <text:p>31106</text:p>
          </table:table-cell>
          <table:table-cell office:value-type="float" office:value="194710" calcext:value-type="float">
            <text:p>194710</text:p>
          </table:table-cell>
          <table:table-cell office:value-type="float" office:value="76946" calcext:value-type="float">
            <text:p>76946</text:p>
          </table:table-cell>
          <table:table-cell office:value-type="float" office:value="61647" calcext:value-type="float">
            <text:p>61647</text:p>
          </table:table-cell>
          <table:table-cell office:value-type="float" office:value="30437" calcext:value-type="float">
            <text:p>30437</text:p>
          </table:table-cell>
          <table:table-cell office:value-type="float" office:value="15904" calcext:value-type="float">
            <text:p>15904</text:p>
          </table:table-cell>
          <table:table-cell office:value-type="float" office:value="47001" calcext:value-type="float">
            <text:p>47001</text:p>
          </table:table-cell>
          <table:table-cell office:value-type="float" office:value="-9211" calcext:value-type="float">
            <text:p>-9211</text:p>
          </table:table-cell>
          <table:table-cell office:value-type="float" office:value="-1897" calcext:value-type="float">
            <text:p>-1897</text:p>
          </table:table-cell>
          <table:table-cell office:value-type="float" office:value="-9925" calcext:value-type="float">
            <text:p>-9925</text:p>
          </table:table-cell>
          <table:table-cell office:value-type="float" office:value="-15077" calcext:value-type="float">
            <text:p>-15077</text:p>
          </table:table-cell>
          <table:table-cell office:value-type="float" office:value="3208" calcext:value-type="float">
            <text:p>3208</text:p>
          </table:table-cell>
          <table:table-cell office:value-type="float" office:value="65" calcext:value-type="float">
            <text:p>65</text:p>
          </table:table-cell>
          <table:table-cell office:value-type="float" office:value="3.719" calcext:value-type="float">
            <text:p>3.719</text:p>
          </table:table-cell>
          <table:table-cell table:number-columns-repeated="3"/>
          <table:table-cell table:formula="of:=[.C46]-[.D46]" office:value-type="float" office:value="2266598" calcext:value-type="float">
            <text:p>2266598</text:p>
          </table:table-cell>
          <table:table-cell table:formula="of:=[.E46]-[.F46]" office:value-type="float" office:value="-2511778" calcext:value-type="float">
            <text:p>-2511778</text:p>
          </table:table-cell>
          <table:table-cell table:formula="of:=[.G46]-[.H46]" office:value-type="float" office:value="101535" calcext:value-type="float">
            <text:p>101535</text:p>
          </table:table-cell>
          <table:table-cell table:formula="of:=[.I46]-[.J46]" office:value-type="float" office:value="117764" calcext:value-type="float">
            <text:p>117764</text:p>
          </table:table-cell>
          <table:table-cell table:formula="of:=[.G46]/([.G46]+[.H46])" office:value-type="percentage" office:value="0.810036214403928" calcext:value-type="percentage">
            <text:p>81%</text:p>
          </table:table-cell>
          <table:table-cell table:formula="of:=SUM([.Y46:.AB46])" office:value-type="float" office:value="-25881" calcext:value-type="float">
            <text:p>-25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13" calcext:value-type="float">
            <text:p>181113</text:p>
          </table:table-cell>
          <table:table-cell office:value-type="float" office:value="3447113" calcext:value-type="float">
            <text:p>3447113</text:p>
          </table:table-cell>
          <table:table-cell office:value-type="float" office:value="1144071" calcext:value-type="float">
            <text:p>1144071</text:p>
          </table:table-cell>
          <table:table-cell office:value-type="float" office:value="607735" calcext:value-type="float">
            <text:p>607735</text:p>
          </table:table-cell>
          <table:table-cell office:value-type="float" office:value="3297187" calcext:value-type="float">
            <text:p>3297187</text:p>
          </table:table-cell>
          <table:table-cell office:value-type="float" office:value="154342" calcext:value-type="float">
            <text:p>154342</text:p>
          </table:table-cell>
          <table:table-cell office:value-type="float" office:value="24051" calcext:value-type="float">
            <text:p>24051</text:p>
          </table:table-cell>
          <table:table-cell office:value-type="float" office:value="278418" calcext:value-type="float">
            <text:p>278418</text:p>
          </table:table-cell>
          <table:table-cell office:value-type="float" office:value="49019" calcext:value-type="float">
            <text:p>49019</text:p>
          </table:table-cell>
          <table:table-cell office:value-type="float" office:value="58609" calcext:value-type="float">
            <text:p>58609</text:p>
          </table:table-cell>
          <table:table-cell office:value-type="float" office:value="22165" calcext:value-type="float">
            <text:p>22165</text:p>
          </table:table-cell>
          <table:table-cell office:value-type="float" office:value="-35257" calcext:value-type="float">
            <text:p>-35257</text:p>
          </table:table-cell>
          <table:table-cell office:value-type="float" office:value="142417" calcext:value-type="float">
            <text:p>142417</text:p>
          </table:table-cell>
          <table:table-cell office:value-type="float" office:value="21701" calcext:value-type="float">
            <text:p>21701</text:p>
          </table:table-cell>
          <table:table-cell office:value-type="float" office:value="-7055" calcext:value-type="float">
            <text:p>-7055</text:p>
          </table:table-cell>
          <table:table-cell office:value-type="float" office:value="83708" calcext:value-type="float">
            <text:p>83708</text:p>
          </table:table-cell>
          <table:table-cell office:value-type="float" office:value="-27927" calcext:value-type="float">
            <text:p>-27927</text:p>
          </table:table-cell>
          <table:table-cell office:value-type="float" office:value="3247" calcext:value-type="float">
            <text:p>3247</text:p>
          </table:table-cell>
          <table:table-cell office:value-type="float" office:value="39" calcext:value-type="float">
            <text:p>39</text:p>
          </table:table-cell>
          <table:table-cell office:value-type="float" office:value="4.272" calcext:value-type="float">
            <text:p>4.272</text:p>
          </table:table-cell>
          <table:table-cell table:number-columns-repeated="3"/>
          <table:table-cell table:formula="of:=[.C47]-[.D47]" office:value-type="float" office:value="2303042" calcext:value-type="float">
            <text:p>2303042</text:p>
          </table:table-cell>
          <table:table-cell table:formula="of:=[.E47]-[.F47]" office:value-type="float" office:value="-2689452" calcext:value-type="float">
            <text:p>-2689452</text:p>
          </table:table-cell>
          <table:table-cell table:formula="of:=[.G47]-[.H47]" office:value-type="float" office:value="130291" calcext:value-type="float">
            <text:p>130291</text:p>
          </table:table-cell>
          <table:table-cell table:formula="of:=[.I47]-[.J47]" office:value-type="float" office:value="229399" calcext:value-type="float">
            <text:p>229399</text:p>
          </table:table-cell>
          <table:table-cell table:formula="of:=[.G47]/([.G47]+[.H47])" office:value-type="percentage" office:value="0.865179687543794" calcext:value-type="percentage">
            <text:p>87%</text:p>
          </table:table-cell>
          <table:table-cell table:formula="of:=SUM([.Y47:.AB47])" office:value-type="float" office:value="-26720" calcext:value-type="float">
            <text:p>-26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20" calcext:value-type="float">
            <text:p>181120</text:p>
          </table:table-cell>
          <table:table-cell office:value-type="float" office:value="3554142" calcext:value-type="float">
            <text:p>3554142</text:p>
          </table:table-cell>
          <table:table-cell office:value-type="float" office:value="1111594" calcext:value-type="float">
            <text:p>1111594</text:p>
          </table:table-cell>
          <table:table-cell office:value-type="float" office:value="616613" calcext:value-type="float">
            <text:p>616613</text:p>
          </table:table-cell>
          <table:table-cell office:value-type="float" office:value="3373978" calcext:value-type="float">
            <text:p>3373978</text:p>
          </table:table-cell>
          <table:table-cell office:value-type="float" office:value="159896" calcext:value-type="float">
            <text:p>159896</text:p>
          </table:table-cell>
          <table:table-cell office:value-type="float" office:value="20762" calcext:value-type="float">
            <text:p>20762</text:p>
          </table:table-cell>
          <table:table-cell office:value-type="float" office:value="192696" calcext:value-type="float">
            <text:p>192696</text:p>
          </table:table-cell>
          <table:table-cell office:value-type="float" office:value="43661" calcext:value-type="float">
            <text:p>43661</text:p>
          </table:table-cell>
          <table:table-cell office:value-type="float" office:value="107029" calcext:value-type="float">
            <text:p>107029</text:p>
          </table:table-cell>
          <table:table-cell office:value-type="float" office:value="-32477" calcext:value-type="float">
            <text:p>-32477</text:p>
          </table:table-cell>
          <table:table-cell office:value-type="float" office:value="8878" calcext:value-type="float">
            <text:p>8878</text:p>
          </table:table-cell>
          <table:table-cell office:value-type="float" office:value="76791" calcext:value-type="float">
            <text:p>76791</text:p>
          </table:table-cell>
          <table:table-cell office:value-type="float" office:value="5554" calcext:value-type="float">
            <text:p>5554</text:p>
          </table:table-cell>
          <table:table-cell office:value-type="float" office:value="-3289" calcext:value-type="float">
            <text:p>-3289</text:p>
          </table:table-cell>
          <table:table-cell office:value-type="float" office:value="-85722" calcext:value-type="float">
            <text:p>-85722</text:p>
          </table:table-cell>
          <table:table-cell office:value-type="float" office:value="-5358" calcext:value-type="float">
            <text:p>-5358</text:p>
          </table:table-cell>
          <table:table-cell office:value-type="float" office:value="3113" calcext:value-type="float">
            <text:p>3113</text:p>
          </table:table-cell>
          <table:table-cell office:value-type="float" office:value="-134" calcext:value-type="float">
            <text:p>-134</text:p>
          </table:table-cell>
          <table:table-cell office:value-type="float" office:value="4.308" calcext:value-type="float">
            <text:p>4.308</text:p>
          </table:table-cell>
          <table:table-cell table:number-columns-repeated="3"/>
          <table:table-cell table:formula="of:=[.C48]-[.D48]" office:value-type="float" office:value="2442548" calcext:value-type="float">
            <text:p>2442548</text:p>
          </table:table-cell>
          <table:table-cell table:formula="of:=[.E48]-[.F48]" office:value-type="float" office:value="-2757365" calcext:value-type="float">
            <text:p>-2757365</text:p>
          </table:table-cell>
          <table:table-cell table:formula="of:=[.G48]-[.H48]" office:value-type="float" office:value="139134" calcext:value-type="float">
            <text:p>139134</text:p>
          </table:table-cell>
          <table:table-cell table:formula="of:=[.I48]-[.J48]" office:value-type="float" office:value="149035" calcext:value-type="float">
            <text:p>149035</text:p>
          </table:table-cell>
          <table:table-cell table:formula="of:=[.G48]/([.G48]+[.H48])" office:value-type="percentage" office:value="0.885075667836465" calcext:value-type="percentage">
            <text:p>89%</text:p>
          </table:table-cell>
          <table:table-cell table:formula="of:=SUM([.Y48:.AB48])" office:value-type="float" office:value="-26648" calcext:value-type="float">
            <text:p>-26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127" calcext:value-type="float">
            <text:p>181127</text:p>
          </table:table-cell>
          <table:table-cell office:value-type="float" office:value="3524395" calcext:value-type="float">
            <text:p>3524395</text:p>
          </table:table-cell>
          <table:table-cell office:value-type="float" office:value="1102292" calcext:value-type="float">
            <text:p>1102292</text:p>
          </table:table-cell>
          <table:table-cell office:value-type="float" office:value="624149" calcext:value-type="float">
            <text:p>624149</text:p>
          </table:table-cell>
          <table:table-cell office:value-type="float" office:value="3365082" calcext:value-type="float">
            <text:p>3365082</text:p>
          </table:table-cell>
          <table:table-cell office:value-type="float" office:value="139404" calcext:value-type="float">
            <text:p>139404</text:p>
          </table:table-cell>
          <table:table-cell office:value-type="float" office:value="21744" calcext:value-type="float">
            <text:p>21744</text:p>
          </table:table-cell>
          <table:table-cell office:value-type="float" office:value="208245" calcext:value-type="float">
            <text:p>208245</text:p>
          </table:table-cell>
          <table:table-cell office:value-type="float" office:value="33055" calcext:value-type="float">
            <text:p>33055</text:p>
          </table:table-cell>
          <table:table-cell office:value-type="float" office:value="-29747" calcext:value-type="float">
            <text:p>-29747</text:p>
          </table:table-cell>
          <table:table-cell office:value-type="float" office:value="-9302" calcext:value-type="float">
            <text:p>-9302</text:p>
          </table:table-cell>
          <table:table-cell office:value-type="float" office:value="7536" calcext:value-type="float">
            <text:p>7536</text:p>
          </table:table-cell>
          <table:table-cell office:value-type="float" office:value="-8896" calcext:value-type="float">
            <text:p>-8896</text:p>
          </table:table-cell>
          <table:table-cell office:value-type="float" office:value="-20492" calcext:value-type="float">
            <text:p>-20492</text:p>
          </table:table-cell>
          <table:table-cell office:value-type="float" office:value="982" calcext:value-type="float">
            <text:p>982</text:p>
          </table:table-cell>
          <table:table-cell office:value-type="float" office:value="15549" calcext:value-type="float">
            <text:p>15549</text:p>
          </table:table-cell>
          <table:table-cell office:value-type="float" office:value="-10606" calcext:value-type="float">
            <text:p>-10606</text:p>
          </table:table-cell>
          <table:table-cell office:value-type="float" office:value="3054" calcext:value-type="float">
            <text:p>3054</text:p>
          </table:table-cell>
          <table:table-cell office:value-type="float" office:value="-59" calcext:value-type="float">
            <text:p>-59</text:p>
          </table:table-cell>
          <table:table-cell office:value-type="float" office:value="4.612" calcext:value-type="float">
            <text:p>4.612</text:p>
          </table:table-cell>
          <table:table-cell table:number-columns-repeated="3"/>
          <table:table-cell table:formula="of:=[.C49]-[.D49]" office:value-type="float" office:value="2422103" calcext:value-type="float">
            <text:p>2422103</text:p>
          </table:table-cell>
          <table:table-cell table:formula="of:=[.E49]-[.F49]" office:value-type="float" office:value="-2740933" calcext:value-type="float">
            <text:p>-2740933</text:p>
          </table:table-cell>
          <table:table-cell table:formula="of:=[.G49]-[.H49]" office:value-type="float" office:value="117660" calcext:value-type="float">
            <text:p>117660</text:p>
          </table:table-cell>
          <table:table-cell table:formula="of:=[.I49]-[.J49]" office:value-type="float" office:value="175190" calcext:value-type="float">
            <text:p>175190</text:p>
          </table:table-cell>
          <table:table-cell table:formula="of:=[.G49]/([.G49]+[.H49])" office:value-type="percentage" office:value="0.865068136123315" calcext:value-type="percentage">
            <text:p>87%</text:p>
          </table:table-cell>
          <table:table-cell table:formula="of:=SUM([.Y49:.AB49])" office:value-type="float" office:value="-25980" calcext:value-type="float">
            <text:p>-25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04" calcext:value-type="float">
            <text:p>181204</text:p>
          </table:table-cell>
          <table:table-cell office:value-type="float" office:value="3379285" calcext:value-type="float">
            <text:p>3379285</text:p>
          </table:table-cell>
          <table:table-cell office:value-type="float" office:value="1014338" calcext:value-type="float">
            <text:p>1014338</text:p>
          </table:table-cell>
          <table:table-cell office:value-type="float" office:value="603786" calcext:value-type="float">
            <text:p>603786</text:p>
          </table:table-cell>
          <table:table-cell office:value-type="float" office:value="3195638" calcext:value-type="float">
            <text:p>3195638</text:p>
          </table:table-cell>
          <table:table-cell office:value-type="float" office:value="126284" calcext:value-type="float">
            <text:p>126284</text:p>
          </table:table-cell>
          <table:table-cell office:value-type="float" office:value="25549" calcext:value-type="float">
            <text:p>25549</text:p>
          </table:table-cell>
          <table:table-cell office:value-type="float" office:value="155268" calcext:value-type="float">
            <text:p>155268</text:p>
          </table:table-cell>
          <table:table-cell office:value-type="float" office:value="57499" calcext:value-type="float">
            <text:p>57499</text:p>
          </table:table-cell>
          <table:table-cell office:value-type="float" office:value="-145110" calcext:value-type="float">
            <text:p>-145110</text:p>
          </table:table-cell>
          <table:table-cell office:value-type="float" office:value="-87954" calcext:value-type="float">
            <text:p>-87954</text:p>
          </table:table-cell>
          <table:table-cell office:value-type="float" office:value="-20363" calcext:value-type="float">
            <text:p>-20363</text:p>
          </table:table-cell>
          <table:table-cell office:value-type="float" office:value="-169444" calcext:value-type="float">
            <text:p>-169444</text:p>
          </table:table-cell>
          <table:table-cell office:value-type="float" office:value="-13120" calcext:value-type="float">
            <text:p>-13120</text:p>
          </table:table-cell>
          <table:table-cell office:value-type="float" office:value="3805" calcext:value-type="float">
            <text:p>3805</text:p>
          </table:table-cell>
          <table:table-cell office:value-type="float" office:value="-52977" calcext:value-type="float">
            <text:p>-52977</text:p>
          </table:table-cell>
          <table:table-cell office:value-type="float" office:value="24444" calcext:value-type="float">
            <text:p>24444</text:p>
          </table:table-cell>
          <table:table-cell office:value-type="float" office:value="2991" calcext:value-type="float">
            <text:p>2991</text:p>
          </table:table-cell>
          <table:table-cell office:value-type="float" office:value="-63" calcext:value-type="float">
            <text:p>-63</text:p>
          </table:table-cell>
          <table:table-cell office:value-type="float" office:value="4.488" calcext:value-type="float">
            <text:p>4.488</text:p>
          </table:table-cell>
          <table:table-cell table:number-columns-repeated="3"/>
          <table:table-cell table:formula="of:=[.C50]-[.D50]" office:value-type="float" office:value="2364947" calcext:value-type="float">
            <text:p>2364947</text:p>
          </table:table-cell>
          <table:table-cell table:formula="of:=[.E50]-[.F50]" office:value-type="float" office:value="-2591852" calcext:value-type="float">
            <text:p>-2591852</text:p>
          </table:table-cell>
          <table:table-cell table:formula="of:=[.G50]-[.H50]" office:value-type="float" office:value="100735" calcext:value-type="float">
            <text:p>100735</text:p>
          </table:table-cell>
          <table:table-cell table:formula="of:=[.I50]-[.J50]" office:value-type="float" office:value="97769" calcext:value-type="float">
            <text:p>97769</text:p>
          </table:table-cell>
          <table:table-cell table:formula="of:=[.G50]/([.G50]+[.H50])" office:value-type="percentage" office:value="0.83172959765005" calcext:value-type="percentage">
            <text:p>83%</text:p>
          </table:table-cell>
          <table:table-cell table:formula="of:=SUM([.Y50:.AB50])" office:value-type="float" office:value="-28401" calcext:value-type="float">
            <text:p>-28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11" calcext:value-type="float">
            <text:p>181211</text:p>
          </table:table-cell>
          <table:table-cell office:value-type="float" office:value="3450882" calcext:value-type="float">
            <text:p>3450882</text:p>
          </table:table-cell>
          <table:table-cell office:value-type="float" office:value="1002443" calcext:value-type="float">
            <text:p>1002443</text:p>
          </table:table-cell>
          <table:table-cell office:value-type="float" office:value="593376" calcext:value-type="float">
            <text:p>593376</text:p>
          </table:table-cell>
          <table:table-cell office:value-type="float" office:value="3201053" calcext:value-type="float">
            <text:p>3201053</text:p>
          </table:table-cell>
          <table:table-cell office:value-type="float" office:value="97349" calcext:value-type="float">
            <text:p>97349</text:p>
          </table:table-cell>
          <table:table-cell office:value-type="float" office:value="29539" calcext:value-type="float">
            <text:p>29539</text:p>
          </table:table-cell>
          <table:table-cell office:value-type="float" office:value="128593" calcext:value-type="float">
            <text:p>128593</text:p>
          </table:table-cell>
          <table:table-cell office:value-type="float" office:value="65635" calcext:value-type="float">
            <text:p>65635</text:p>
          </table:table-cell>
          <table:table-cell office:value-type="float" office:value="71597" calcext:value-type="float">
            <text:p>71597</text:p>
          </table:table-cell>
          <table:table-cell office:value-type="float" office:value="-11895" calcext:value-type="float">
            <text:p>-11895</text:p>
          </table:table-cell>
          <table:table-cell office:value-type="float" office:value="-10410" calcext:value-type="float">
            <text:p>-10410</text:p>
          </table:table-cell>
          <table:table-cell office:value-type="float" office:value="5415" calcext:value-type="float">
            <text:p>5415</text:p>
          </table:table-cell>
          <table:table-cell office:value-type="float" office:value="-28935" calcext:value-type="float">
            <text:p>-28935</text:p>
          </table:table-cell>
          <table:table-cell office:value-type="float" office:value="3990" calcext:value-type="float">
            <text:p>3990</text:p>
          </table:table-cell>
          <table:table-cell office:value-type="float" office:value="-26675" calcext:value-type="float">
            <text:p>-26675</text:p>
          </table:table-cell>
          <table:table-cell office:value-type="float" office:value="8136" calcext:value-type="float">
            <text:p>8136</text:p>
          </table:table-cell>
          <table:table-cell office:value-type="float" office:value="2914" calcext:value-type="float">
            <text:p>2914</text:p>
          </table:table-cell>
          <table:table-cell office:value-type="float" office:value="-77" calcext:value-type="float">
            <text:p>-77</text:p>
          </table:table-cell>
          <table:table-cell office:value-type="float" office:value="3.827" calcext:value-type="float">
            <text:p>3.827</text:p>
          </table:table-cell>
          <table:table-cell table:number-columns-repeated="3"/>
          <table:table-cell table:formula="of:=[.C51]-[.D51]" office:value-type="float" office:value="2448439" calcext:value-type="float">
            <text:p>2448439</text:p>
          </table:table-cell>
          <table:table-cell table:formula="of:=[.E51]-[.F51]" office:value-type="float" office:value="-2607677" calcext:value-type="float">
            <text:p>-2607677</text:p>
          </table:table-cell>
          <table:table-cell table:formula="of:=[.G51]-[.H51]" office:value-type="float" office:value="67810" calcext:value-type="float">
            <text:p>67810</text:p>
          </table:table-cell>
          <table:table-cell table:formula="of:=[.I51]-[.J51]" office:value-type="float" office:value="62958" calcext:value-type="float">
            <text:p>62958</text:p>
          </table:table-cell>
          <table:table-cell table:formula="of:=[.G51]/([.G51]+[.H51])" office:value-type="percentage" office:value="0.767204148540445" calcext:value-type="percentage">
            <text:p>77%</text:p>
          </table:table-cell>
          <table:table-cell table:formula="of:=SUM([.Y51:.AB51])" office:value-type="float" office:value="-28470" calcext:value-type="float">
            <text:p>-28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18" calcext:value-type="float">
            <text:p>181218</text:p>
          </table:table-cell>
          <table:table-cell office:value-type="float" office:value="3451572" calcext:value-type="float">
            <text:p>3451572</text:p>
          </table:table-cell>
          <table:table-cell office:value-type="float" office:value="992622" calcext:value-type="float">
            <text:p>992622</text:p>
          </table:table-cell>
          <table:table-cell office:value-type="float" office:value="603101" calcext:value-type="float">
            <text:p>603101</text:p>
          </table:table-cell>
          <table:table-cell office:value-type="float" office:value="3276336" calcext:value-type="float">
            <text:p>3276336</text:p>
          </table:table-cell>
          <table:table-cell office:value-type="float" office:value="91711" calcext:value-type="float">
            <text:p>91711</text:p>
          </table:table-cell>
          <table:table-cell office:value-type="float" office:value="34524" calcext:value-type="float">
            <text:p>34524</text:p>
          </table:table-cell>
          <table:table-cell office:value-type="float" office:value="168009" calcext:value-type="float">
            <text:p>168009</text:p>
          </table:table-cell>
          <table:table-cell office:value-type="float" office:value="40253" calcext:value-type="float">
            <text:p>40253</text:p>
          </table:table-cell>
          <table:table-cell office:value-type="float" office:value="690" calcext:value-type="float">
            <text:p>690</text:p>
          </table:table-cell>
          <table:table-cell office:value-type="float" office:value="-9821" calcext:value-type="float">
            <text:p>-9821</text:p>
          </table:table-cell>
          <table:table-cell office:value-type="float" office:value="9725" calcext:value-type="float">
            <text:p>9725</text:p>
          </table:table-cell>
          <table:table-cell office:value-type="float" office:value="75283" calcext:value-type="float">
            <text:p>75283</text:p>
          </table:table-cell>
          <table:table-cell office:value-type="float" office:value="-5638" calcext:value-type="float">
            <text:p>-5638</text:p>
          </table:table-cell>
          <table:table-cell office:value-type="float" office:value="4985" calcext:value-type="float">
            <text:p>4985</text:p>
          </table:table-cell>
          <table:table-cell office:value-type="float" office:value="39416" calcext:value-type="float">
            <text:p>39416</text:p>
          </table:table-cell>
          <table:table-cell office:value-type="float" office:value="-25382" calcext:value-type="float">
            <text:p>-25382</text:p>
          </table:table-cell>
          <table:table-cell office:value-type="float" office:value="2773" calcext:value-type="float">
            <text:p>2773</text:p>
          </table:table-cell>
          <table:table-cell office:value-type="float" office:value="-141" calcext:value-type="float">
            <text:p>-141</text:p>
          </table:table-cell>
          <table:table-cell office:value-type="float" office:value="3.816" calcext:value-type="float">
            <text:p>3.816</text:p>
          </table:table-cell>
          <table:table-cell table:number-columns-repeated="3"/>
          <table:table-cell table:formula="of:=[.C52]-[.D52]" office:value-type="float" office:value="2458950" calcext:value-type="float">
            <text:p>2458950</text:p>
          </table:table-cell>
          <table:table-cell table:formula="of:=[.E52]-[.F52]" office:value-type="float" office:value="-2673235" calcext:value-type="float">
            <text:p>-2673235</text:p>
          </table:table-cell>
          <table:table-cell table:formula="of:=[.G52]-[.H52]" office:value-type="float" office:value="57187" calcext:value-type="float">
            <text:p>57187</text:p>
          </table:table-cell>
          <table:table-cell table:formula="of:=[.I52]-[.J52]" office:value-type="float" office:value="127756" calcext:value-type="float">
            <text:p>127756</text:p>
          </table:table-cell>
          <table:table-cell table:formula="of:=[.G52]/([.G52]+[.H52])" office:value-type="percentage" office:value="0.726510080405593" calcext:value-type="percentage">
            <text:p>73%</text:p>
          </table:table-cell>
          <table:table-cell table:formula="of:=SUM([.Y52:.AB52])" office:value-type="float" office:value="-29342" calcext:value-type="float">
            <text:p>-29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24" calcext:value-type="float">
            <text:p>181224</text:p>
          </table:table-cell>
          <table:table-cell office:value-type="float" office:value="3506817" calcext:value-type="float">
            <text:p>3506817</text:p>
          </table:table-cell>
          <table:table-cell office:value-type="float" office:value="1001202" calcext:value-type="float">
            <text:p>1001202</text:p>
          </table:table-cell>
          <table:table-cell office:value-type="float" office:value="592605" calcext:value-type="float">
            <text:p>592605</text:p>
          </table:table-cell>
          <table:table-cell office:value-type="float" office:value="3305647" calcext:value-type="float">
            <text:p>3305647</text:p>
          </table:table-cell>
          <table:table-cell office:value-type="float" office:value="92367" calcext:value-type="float">
            <text:p>92367</text:p>
          </table:table-cell>
          <table:table-cell office:value-type="float" office:value="28855" calcext:value-type="float">
            <text:p>28855</text:p>
          </table:table-cell>
          <table:table-cell office:value-type="float" office:value="146208" calcext:value-type="float">
            <text:p>146208</text:p>
          </table:table-cell>
          <table:table-cell office:value-type="float" office:value="33224" calcext:value-type="float">
            <text:p>33224</text:p>
          </table:table-cell>
          <table:table-cell office:value-type="float" office:value="55245" calcext:value-type="float">
            <text:p>55245</text:p>
          </table:table-cell>
          <table:table-cell office:value-type="float" office:value="8580" calcext:value-type="float">
            <text:p>8580</text:p>
          </table:table-cell>
          <table:table-cell office:value-type="float" office:value="-10496" calcext:value-type="float">
            <text:p>-10496</text:p>
          </table:table-cell>
          <table:table-cell office:value-type="float" office:value="29311" calcext:value-type="float">
            <text:p>29311</text:p>
          </table:table-cell>
          <table:table-cell office:value-type="float" office:value="656" calcext:value-type="float">
            <text:p>656</text:p>
          </table:table-cell>
          <table:table-cell office:value-type="float" office:value="-5669" calcext:value-type="float">
            <text:p>-5669</text:p>
          </table:table-cell>
          <table:table-cell office:value-type="float" office:value="-21801" calcext:value-type="float">
            <text:p>-21801</text:p>
          </table:table-cell>
          <table:table-cell office:value-type="float" office:value="-7029" calcext:value-type="float">
            <text:p>-7029</text:p>
          </table:table-cell>
          <table:table-cell office:value-type="float" office:value="2725" calcext:value-type="float">
            <text:p>2725</text:p>
          </table:table-cell>
          <table:table-cell office:value-type="float" office:value="-48" calcext:value-type="float">
            <text:p>-48</text:p>
          </table:table-cell>
          <table:table-cell office:value-type="float" office:value="3.303" calcext:value-type="float">
            <text:p>3.303</text:p>
          </table:table-cell>
          <table:table-cell table:number-columns-repeated="3"/>
          <table:table-cell table:formula="of:=[.C53]-[.D53]" office:value-type="float" office:value="2505615" calcext:value-type="float">
            <text:p>2505615</text:p>
          </table:table-cell>
          <table:table-cell table:formula="of:=[.E53]-[.F53]" office:value-type="float" office:value="-2713042" calcext:value-type="float">
            <text:p>-2713042</text:p>
          </table:table-cell>
          <table:table-cell table:formula="of:=[.G53]-[.H53]" office:value-type="float" office:value="63512" calcext:value-type="float">
            <text:p>63512</text:p>
          </table:table-cell>
          <table:table-cell table:formula="of:=[.I53]-[.J53]" office:value-type="float" office:value="112984" calcext:value-type="float">
            <text:p>112984</text:p>
          </table:table-cell>
          <table:table-cell table:formula="of:=[.G53]/([.G53]+[.H53])" office:value-type="percentage" office:value="0.761965649799541" calcext:value-type="percentage">
            <text:p>76%</text:p>
          </table:table-cell>
          <table:table-cell table:formula="of:=SUM([.Y53:.AB53])" office:value-type="float" office:value="-30931" calcext:value-type="float">
            <text:p>-30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AL GAS HENRY LD1 FIXED - ICE FUTURES ENERGY DIV</text:p>
          </table:table-cell>
          <table:table-cell office:value-type="float" office:value="181231" calcext:value-type="float">
            <text:p>181231</text:p>
          </table:table-cell>
          <table:table-cell office:value-type="float" office:value="3293061" calcext:value-type="float">
            <text:p>3293061</text:p>
          </table:table-cell>
          <table:table-cell office:value-type="float" office:value="940477" calcext:value-type="float">
            <text:p>940477</text:p>
          </table:table-cell>
          <table:table-cell office:value-type="float" office:value="585105" calcext:value-type="float">
            <text:p>585105</text:p>
          </table:table-cell>
          <table:table-cell office:value-type="float" office:value="3140826" calcext:value-type="float">
            <text:p>3140826</text:p>
          </table:table-cell>
          <table:table-cell office:value-type="float" office:value="70399" calcext:value-type="float">
            <text:p>70399</text:p>
          </table:table-cell>
          <table:table-cell office:value-type="float" office:value="29298" calcext:value-type="float">
            <text:p>29298</text:p>
          </table:table-cell>
          <table:table-cell office:value-type="float" office:value="159810" calcext:value-type="float">
            <text:p>159810</text:p>
          </table:table-cell>
          <table:table-cell office:value-type="float" office:value="30359" calcext:value-type="float">
            <text:p>30359</text:p>
          </table:table-cell>
          <table:table-cell office:value-type="float" office:value="-213756" calcext:value-type="float">
            <text:p>-213756</text:p>
          </table:table-cell>
          <table:table-cell office:value-type="float" office:value="-60725" calcext:value-type="float">
            <text:p>-60725</text:p>
          </table:table-cell>
          <table:table-cell office:value-type="float" office:value="-7500" calcext:value-type="float">
            <text:p>-7500</text:p>
          </table:table-cell>
          <table:table-cell office:value-type="float" office:value="-164821" calcext:value-type="float">
            <text:p>-164821</text:p>
          </table:table-cell>
          <table:table-cell office:value-type="float" office:value="-21968" calcext:value-type="float">
            <text:p>-21968</text:p>
          </table:table-cell>
          <table:table-cell office:value-type="float" office:value="443" calcext:value-type="float">
            <text:p>443</text:p>
          </table:table-cell>
          <table:table-cell office:value-type="float" office:value="13602" calcext:value-type="float">
            <text:p>13602</text:p>
          </table:table-cell>
          <table:table-cell office:value-type="float" office:value="-2865" calcext:value-type="float">
            <text:p>-2865</text:p>
          </table:table-cell>
          <table:table-cell office:value-type="float" office:value="2705" calcext:value-type="float">
            <text:p>2705</text:p>
          </table:table-cell>
          <table:table-cell office:value-type="float" office:value="-20" calcext:value-type="float">
            <text:p>-20</text:p>
          </table:table-cell>
          <table:table-cell office:value-type="float" office:value="3.044" calcext:value-type="float">
            <text:p>3.044</text:p>
          </table:table-cell>
          <table:table-cell table:number-columns-repeated="3"/>
          <table:table-cell table:formula="of:=[.C54]-[.D54]" office:value-type="float" office:value="2352584" calcext:value-type="float">
            <text:p>2352584</text:p>
          </table:table-cell>
          <table:table-cell table:formula="of:=[.E54]-[.F54]" office:value-type="float" office:value="-2555721" calcext:value-type="float">
            <text:p>-2555721</text:p>
          </table:table-cell>
          <table:table-cell table:formula="of:=[.G54]-[.H54]" office:value-type="float" office:value="41101" calcext:value-type="float">
            <text:p>41101</text:p>
          </table:table-cell>
          <table:table-cell table:formula="of:=[.I54]-[.J54]" office:value-type="float" office:value="129451" calcext:value-type="float">
            <text:p>129451</text:p>
          </table:table-cell>
          <table:table-cell table:formula="of:=[.G54]/([.G54]+[.H54])" office:value-type="percentage" office:value="0.706129572604993" calcext:value-type="percentage">
            <text:p>71%</text:p>
          </table:table-cell>
          <table:table-cell table:formula="of:=SUM([.Y54:.AB54])" office:value-type="float" office:value="-32585" calcext:value-type="float">
            <text:p>-32585</text:p>
          </table:table-cell>
          <table:table-cell table:number-columns-repeated="3"/>
        </table:table-row>
      </table:table>
      <table:table table:name="2018_charts" table:style-name="ta1">
        <table:shapes>
          <draw:frame draw:z-index="0" draw:style-name="gr1" draw:text-style-name="P1" svg:width="1030.71pt" svg:height="658.66pt" svg:x="0pt" svg:y="0.03pt">
            <draw:object draw:notify-on-update-of-ranges="2018_charts_data.B2:2018_charts_data.B54 2018_charts_data.U1:2018_charts_data.U1 2018_charts_data.U2:2018_charts_data.U54 2018_charts_data.Y1:2018_charts_data.Y1 2018_charts_data.Y2:2018_charts_data.Y54 2018_charts_data.Z1:2018_charts_data.Z1 2018_charts_data.Z2:2018_charts_data.Z54 2018_charts_data.AA1:2018_charts_data.AA1 2018_charts_data.AA2:2018_charts_data.AA54 2018_charts_data.AB1:2018_charts_data.AB1 2018_charts_data.AB2:2018_charts_data.AB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30.71pt" svg:height="658.66pt" svg:x="0.03pt" svg:y="691.2pt">
            <draw:object draw:notify-on-update-of-ranges="2018_charts_data.B2:2018_charts_data.B54 2018_charts_data.U1:2018_charts_data.U1 2018_charts_data.U2:2018_charts_data.U54 2018_charts_data.AD1:2018_charts_data.AD1 2018_charts_data.AD2:2018_charts_data.AD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number-columns-repeated="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1" table:target-range-address="2018_charts.A1:2018_charts.U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19:16:50.0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9:49:09.180814000</meta:creation-date>
    <dc:date>2019-09-15T22:58:19.964000000</dc:date>
    <meta:editing-duration>P21DT15H20M10S</meta:editing-duration>
    <meta:editing-cycles>1110</meta:editing-cycles>
    <meta:generator>LibreOffice/6.1.6.3$Windows_X86_64 LibreOffice_project/5896ab1714085361c45cf540f76f60673dd96a72</meta:generator>
    <meta:document-statistic meta:table-count="2" meta:cell-count="1458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interval-major="1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362cm" svg:height="23.237cm" xlink:href=".." xlink:type="simple" chart:class="chart:line" chart:style-name="ch1">
        <chart:title svg:x="16.743cm" svg:y="0.601cm" chart:style-name="ch2">
          <text:p>NG Henry Hub Net Long</text:p>
        </chart:title>
        <chart:legend chart:legend-position="top" svg:x="15.71cm" svg:y="1.564cm" style:legend-expansion="wide" chart:style-name="ch3"/>
        <chart:plot-area chart:style-name="ch4" table:cell-range-address="2018_charts_data.B2:2018_charts_data.B54 2018_charts_data.U1:2018_charts_data.U54 2018_charts_data.AD1:2018_charts_data.AD54" chart:data-source-has-labels="both" svg:x="1.738cm" svg:y="2.626cm" svg:width="32.609cm" svg:height="19.166cm">
          <chartooo:coordinate-region svg:x="2.666cm" svg:y="2.626cm" svg:width="30.397cm" svg:height="17.651cm"/>
          <chart:axis chart:dimension="x" chart:name="primary-x" chart:style-name="ch5" chartooo:axis-type="auto">
            <chartooo:date-scale/>
            <chart:title svg:x="17.641cm" svg:y="22.256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5">
            <chart:title svg:x="0.451cm" svg:y="12.637cm" chart:style-name="ch8">
              <text:p>Price</text:p>
            </chart:title>
            <chart:grid chart:style-name="ch7" chart:class="major"/>
            <chart:grid chart:style-name="ch9" chart:class="minor"/>
          </chart:axis>
          <chart:axis chart:dimension="y" chart:name="secondary-y" chart:style-name="ch10">
            <chart:title svg:x="35.074cm" svg:y="12.928cm" chart:style-name="ch8">
              <text:p>Net Long</text:p>
            </chart:title>
          </chart:axis>
          <chart:series chart:attached-axis="primary-y" chart:style-name="ch11" chart:values-cell-range-address="2018_charts_data.U2:2018_charts_data.U54" chart:label-cell-address="2018_charts_data.U1:2018_charts_data.U1" chart:class="chart:line">
            <chart:data-point chart:repeated="53"/>
          </chart:series>
          <chart:series chart:attached-axis="secondary-y" chart:style-name="ch12" chart:values-cell-range-address="2018_charts_data.AD2:2018_charts_data.AD54" chart:label-cell-address="2018_charts_data.AD1:2018_charts_data.AD1" chart:class="chart:line">
            <chart:data-point chart:repeated="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2018_charts_data.U1:2018_charts_data.U1</svg:desc>
                </draw:g>
              </table:table-cell>
              <table:table-cell office:value-type="string">
                <text:p>All Net Long</text:p>
                <draw:g>
                  <svg:desc>2018_charts_data.AD1:2018_charts_data.AD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2.795">
                <text:p>2.795</text:p>
                <draw:g>
                  <svg:desc>2018_charts_data.U2:2018_charts_data.U54</svg:desc>
                </draw:g>
              </table:table-cell>
              <table:table-cell office:value-type="float" office:value="-29423">
                <text:p>-29423</text:p>
                <draw:g>
                  <svg:desc>2018_charts_data.AD2:2018_charts_data.AD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3.2">
                <text:p>3.2</text:p>
              </table:table-cell>
              <table:table-cell office:value-type="float" office:value="-30585">
                <text:p>-30585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3.185">
                <text:p>3.185</text:p>
              </table:table-cell>
              <table:table-cell office:value-type="float" office:value="-29203">
                <text:p>-29203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3.505">
                <text:p>3.505</text:p>
              </table:table-cell>
              <table:table-cell office:value-type="float" office:value="-29657">
                <text:p>-29657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2.846">
                <text:p>2.846</text:p>
              </table:table-cell>
              <table:table-cell office:value-type="float" office:value="-30558">
                <text:p>-30558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2.584">
                <text:p>2.584</text:p>
              </table:table-cell>
              <table:table-cell office:value-type="float" office:value="-33259">
                <text:p>-33259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2.558">
                <text:p>2.558</text:p>
              </table:table-cell>
              <table:table-cell office:value-type="float" office:value="-29889">
                <text:p>-29889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2.625">
                <text:p>2.625</text:p>
              </table:table-cell>
              <table:table-cell office:value-type="float" office:value="-29932">
                <text:p>-29932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2.695">
                <text:p>2.695</text:p>
              </table:table-cell>
              <table:table-cell office:value-type="float" office:value="-33559">
                <text:p>-33559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2.732">
                <text:p>2.732</text:p>
              </table:table-cell>
              <table:table-cell office:value-type="float" office:value="-38739">
                <text:p>-38739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2.688">
                <text:p>2.688</text:p>
              </table:table-cell>
              <table:table-cell office:value-type="float" office:value="-38305">
                <text:p>-38305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2.591">
                <text:p>2.591</text:p>
              </table:table-cell>
              <table:table-cell office:value-type="float" office:value="-41909">
                <text:p>-41909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2.733">
                <text:p>2.733</text:p>
              </table:table-cell>
              <table:table-cell office:value-type="float" office:value="20514">
                <text:p>20514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2.701">
                <text:p>2.701</text:p>
              </table:table-cell>
              <table:table-cell office:value-type="float" office:value="-41014">
                <text:p>-41014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2.735">
                <text:p>2.735</text:p>
              </table:table-cell>
              <table:table-cell office:value-type="float" office:value="-42443">
                <text:p>-42443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2.739">
                <text:p>2.739</text:p>
              </table:table-cell>
              <table:table-cell office:value-type="float" office:value="-38468">
                <text:p>-38468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2.771">
                <text:p>2.771</text:p>
              </table:table-cell>
              <table:table-cell office:value-type="float" office:value="-33893">
                <text:p>-33893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2.711">
                <text:p>2.711</text:p>
              </table:table-cell>
              <table:table-cell office:value-type="float" office:value="-41135">
                <text:p>-41135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2.806">
                <text:p>2.806</text:p>
              </table:table-cell>
              <table:table-cell office:value-type="float" office:value="-33375">
                <text:p>-33375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2.847">
                <text:p>2.847</text:p>
              </table:table-cell>
              <table:table-cell office:value-type="float" office:value="-32477">
                <text:p>-32477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2.939">
                <text:p>2.939</text:p>
              </table:table-cell>
              <table:table-cell office:value-type="float" office:value="-30547">
                <text:p>-30547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2.962">
                <text:p>2.962</text:p>
              </table:table-cell>
              <table:table-cell office:value-type="float" office:value="-26543">
                <text:p>-26543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2.89">
                <text:p>2.89</text:p>
              </table:table-cell>
              <table:table-cell office:value-type="float" office:value="-28913">
                <text:p>-28913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3.022">
                <text:p>3.022</text:p>
              </table:table-cell>
              <table:table-cell office:value-type="float" office:value="-24140">
                <text:p>-24140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2.945">
                <text:p>2.945</text:p>
              </table:table-cell>
              <table:table-cell office:value-type="float" office:value="-28031">
                <text:p>-28031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2.924">
                <text:p>2.924</text:p>
              </table:table-cell>
              <table:table-cell office:value-type="float" office:value="-27221">
                <text:p>-27221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2.858">
                <text:p>2.858</text:p>
              </table:table-cell>
              <table:table-cell office:value-type="float" office:value="-28806">
                <text:p>-28806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2.752">
                <text:p>2.752</text:p>
              </table:table-cell>
              <table:table-cell office:value-type="float" office:value="-26834">
                <text:p>-26834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2.757">
                <text:p>2.757</text:p>
              </table:table-cell>
              <table:table-cell office:value-type="float" office:value="-27777">
                <text:p>-27777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2.822">
                <text:p>2.822</text:p>
              </table:table-cell>
              <table:table-cell office:value-type="float" office:value="-27291">
                <text:p>-27291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2.853">
                <text:p>2.853</text:p>
              </table:table-cell>
              <table:table-cell office:value-type="float" office:value="-27951">
                <text:p>-27951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2.944">
                <text:p>2.944</text:p>
              </table:table-cell>
              <table:table-cell office:value-type="float" office:value="-29713">
                <text:p>-29713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2.946">
                <text:p>2.946</text:p>
              </table:table-cell>
              <table:table-cell office:value-type="float" office:value="-27592">
                <text:p>-27592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2.917">
                <text:p>2.917</text:p>
              </table:table-cell>
              <table:table-cell office:value-type="float" office:value="-24345">
                <text:p>-24345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2.916">
                <text:p>2.916</text:p>
              </table:table-cell>
              <table:table-cell office:value-type="float" office:value="-25896">
                <text:p>-25896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2.776">
                <text:p>2.776</text:p>
              </table:table-cell>
              <table:table-cell office:value-type="float" office:value="-30430">
                <text:p>-30430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2.767">
                <text:p>2.767</text:p>
              </table:table-cell>
              <table:table-cell office:value-type="float" office:value="-30244">
                <text:p>-30244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2.977">
                <text:p>2.977</text:p>
              </table:table-cell>
              <table:table-cell office:value-type="float" office:value="-31277">
                <text:p>-31277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3.008">
                <text:p>3.008</text:p>
              </table:table-cell>
              <table:table-cell office:value-type="float" office:value="-26738">
                <text:p>-26738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3.143">
                <text:p>3.143</text:p>
              </table:table-cell>
              <table:table-cell office:value-type="float" office:value="-32797">
                <text:p>-32797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3.161">
                <text:p>3.161</text:p>
              </table:table-cell>
              <table:table-cell office:value-type="float" office:value="-60223">
                <text:p>-60223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3.25">
                <text:p>3.25</text:p>
              </table:table-cell>
              <table:table-cell office:value-type="float" office:value="-31016">
                <text:p>-31016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3.185">
                <text:p>3.185</text:p>
              </table:table-cell>
              <table:table-cell office:value-type="float" office:value="-27361">
                <text:p>-27361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3.284">
                <text:p>3.284</text:p>
              </table:table-cell>
              <table:table-cell office:value-type="float" office:value="-23832">
                <text:p>-23832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3.719">
                <text:p>3.719</text:p>
              </table:table-cell>
              <table:table-cell office:value-type="float" office:value="-25881">
                <text:p>-25881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4.272">
                <text:p>4.272</text:p>
              </table:table-cell>
              <table:table-cell office:value-type="float" office:value="-26720">
                <text:p>-26720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4.308">
                <text:p>4.308</text:p>
              </table:table-cell>
              <table:table-cell office:value-type="float" office:value="-26648">
                <text:p>-26648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4.612">
                <text:p>4.612</text:p>
              </table:table-cell>
              <table:table-cell office:value-type="float" office:value="-25980">
                <text:p>-25980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4.488">
                <text:p>4.488</text:p>
              </table:table-cell>
              <table:table-cell office:value-type="float" office:value="-28401">
                <text:p>-28401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3.827">
                <text:p>3.827</text:p>
              </table:table-cell>
              <table:table-cell office:value-type="float" office:value="-28470">
                <text:p>-28470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3.816">
                <text:p>3.816</text:p>
              </table:table-cell>
              <table:table-cell office:value-type="float" office:value="-29342">
                <text:p>-29342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3.303">
                <text:p>3.303</text:p>
              </table:table-cell>
              <table:table-cell office:value-type="float" office:value="-30931">
                <text:p>-30931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3.044">
                <text:p>3.044</text:p>
              </table:table-cell>
              <table:table-cell office:value-type="float" office:value="-32585">
                <text:p>-32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interval-major="25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362cm" svg:height="23.237cm" xlink:href=".." xlink:type="simple" chart:class="chart:line" chart:style-name="ch1">
        <chart:title svg:x="16.643cm" svg:y="0.6cm" chart:style-name="ch2">
          <text:p>NG Henry Hub</text:p>
        </chart:title>
        <chart:legend chart:legend-position="top" svg:x="8.532cm" svg:y="1.564cm" style:legend-expansion="wide" chart:style-name="ch3"/>
        <chart:plot-area chart:style-name="ch4" table:cell-range-address="2018_charts_data.B2:2018_charts_data.B54 2018_charts_data.U1:2018_charts_data.U54 2018_charts_data.Y1:2018_charts_data.AB54" chart:data-source-has-labels="both" svg:x="1.738cm" svg:y="2.626cm" svg:width="32.609cm" svg:height="19.166cm">
          <chartooo:coordinate-region svg:x="2.666cm" svg:y="2.626cm" svg:width="30.027cm" svg:height="17.651cm"/>
          <chart:axis chart:dimension="x" chart:name="primary-x" chart:style-name="ch5" chartooo:axis-type="auto">
            <chartooo:date-scale/>
            <chart:title svg:x="17.641cm" svg:y="22.256cm" chart:style-name="ch6">
              <text:p>Date</text:p>
            </chart:title>
            <chart:categories table:cell-range-address="2018_charts_data.B2:2018_charts_data.B54"/>
            <chart:grid chart:style-name="ch7" chart:class="major"/>
          </chart:axis>
          <chart:axis chart:dimension="y" chart:name="primary-y" chart:style-name="ch5">
            <chart:title svg:x="0.451cm" svg:y="12.637cm" chart:style-name="ch8">
              <text:p>Price</text:p>
            </chart:title>
            <chart:grid chart:style-name="ch7" chart:class="major"/>
            <chart:grid chart:style-name="ch9" chart:class="minor"/>
          </chart:axis>
          <chart:axis chart:dimension="y" chart:name="secondary-y" chart:style-name="ch10">
            <chart:title svg:x="35.074cm" svg:y="12.928cm" chart:style-name="ch8">
              <text:p>Net Long</text:p>
            </chart:title>
          </chart:axis>
          <chart:series chart:attached-axis="primary-y" chart:style-name="ch11" chart:values-cell-range-address="2018_charts_data.U2:2018_charts_data.U54" chart:label-cell-address="2018_charts_data.U1:2018_charts_data.U1" chart:class="chart:line">
            <chart:data-point chart:repeated="53"/>
          </chart:series>
          <chart:series chart:attached-axis="secondary-y" chart:style-name="ch12" chart:values-cell-range-address="2018_charts_data.Y2:2018_charts_data.Y54" chart:label-cell-address="2018_charts_data.Y1:2018_charts_data.Y1" chart:class="chart:line">
            <chart:data-point chart:repeated="53"/>
          </chart:series>
          <chart:series chart:attached-axis="secondary-y" chart:style-name="ch13" chart:values-cell-range-address="2018_charts_data.Z2:2018_charts_data.Z54" chart:label-cell-address="2018_charts_data.Z1:2018_charts_data.Z1" chart:class="chart:line">
            <chart:data-point chart:repeated="53"/>
          </chart:series>
          <chart:series chart:attached-axis="secondary-y" chart:style-name="ch14" chart:values-cell-range-address="2018_charts_data.AA2:2018_charts_data.AA54" chart:label-cell-address="2018_charts_data.AA1:2018_charts_data.AA1" chart:class="chart:line">
            <chart:data-point chart:repeated="53"/>
          </chart:series>
          <chart:series chart:attached-axis="secondary-y" chart:style-name="ch15" chart:values-cell-range-address="2018_charts_data.AB2:2018_charts_data.AB54" chart:label-cell-address="2018_charts_data.AB1:2018_charts_data.AB1" chart:class="chart:line">
            <chart:data-point chart:repeated="5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2018_charts_data.U1:2018_charts_data.U1</svg:desc>
                </draw:g>
              </table:table-cell>
              <table:table-cell office:value-type="string">
                <text:p>Producer/Merchant/Processor/User</text:p>
                <draw:g>
                  <svg:desc>2018_charts_data.Y1:2018_charts_data.Y1</svg:desc>
                </draw:g>
              </table:table-cell>
              <table:table-cell office:value-type="string">
                <text:p>Swap Dealers</text:p>
                <draw:g>
                  <svg:desc>2018_charts_data.Z1:2018_charts_data.Z1</svg:desc>
                </draw:g>
              </table:table-cell>
              <table:table-cell office:value-type="string">
                <text:p>Managed Money</text:p>
                <draw:g>
                  <svg:desc>2018_charts_data.AA1:2018_charts_data.AA1</svg:desc>
                </draw:g>
              </table:table-cell>
              <table:table-cell office:value-type="string">
                <text:p>Other Reportables</text:p>
                <draw:g>
                  <svg:desc>2018_charts_data.AB1:2018_charts_data.AB1</svg:desc>
                </draw:g>
              </table:table-cell>
            </table:table-row>
          </table:table-header-rows>
          <table:table-rows>
            <table:table-row>
              <table:table-cell office:value-type="float" office:value="180102">
                <text:p>180102</text:p>
                <draw:g>
                  <svg:desc>2018_charts_data.B2:2018_charts_data.B54</svg:desc>
                </draw:g>
              </table:table-cell>
              <table:table-cell office:value-type="float" office:value="2.795">
                <text:p>2.795</text:p>
                <draw:g>
                  <svg:desc>2018_charts_data.U2:2018_charts_data.U54</svg:desc>
                </draw:g>
              </table:table-cell>
              <table:table-cell office:value-type="float" office:value="1889012">
                <text:p>1889012</text:p>
                <draw:g>
                  <svg:desc>2018_charts_data.Y2:2018_charts_data.Y54</svg:desc>
                </draw:g>
              </table:table-cell>
              <table:table-cell office:value-type="float" office:value="-2338653">
                <text:p>-2338653</text:p>
                <draw:g>
                  <svg:desc>2018_charts_data.Z2:2018_charts_data.Z54</svg:desc>
                </draw:g>
              </table:table-cell>
              <table:table-cell office:value-type="float" office:value="403020">
                <text:p>403020</text:p>
                <draw:g>
                  <svg:desc>2018_charts_data.AA2:2018_charts_data.AA54</svg:desc>
                </draw:g>
              </table:table-cell>
              <table:table-cell office:value-type="float" office:value="17198">
                <text:p>17198</text:p>
                <draw:g>
                  <svg:desc>2018_charts_data.AB2:2018_charts_data.AB54</svg:desc>
                </draw:g>
              </table:table-cell>
            </table:table-row>
            <table:table-row>
              <table:table-cell office:value-type="float" office:value="180109">
                <text:p>180109</text:p>
              </table:table-cell>
              <table:table-cell office:value-type="float" office:value="3.2">
                <text:p>3.2</text:p>
              </table:table-cell>
              <table:table-cell office:value-type="float" office:value="1875345">
                <text:p>1875345</text:p>
              </table:table-cell>
              <table:table-cell office:value-type="float" office:value="-2372712">
                <text:p>-2372712</text:p>
              </table:table-cell>
              <table:table-cell office:value-type="float" office:value="391419">
                <text:p>391419</text:p>
              </table:table-cell>
              <table:table-cell office:value-type="float" office:value="75363">
                <text:p>75363</text:p>
              </table:table-cell>
            </table:table-row>
            <table:table-row>
              <table:table-cell office:value-type="float" office:value="180116">
                <text:p>180116</text:p>
              </table:table-cell>
              <table:table-cell office:value-type="float" office:value="3.185">
                <text:p>3.185</text:p>
              </table:table-cell>
              <table:table-cell office:value-type="float" office:value="1917056">
                <text:p>1917056</text:p>
              </table:table-cell>
              <table:table-cell office:value-type="float" office:value="-2472638">
                <text:p>-2472638</text:p>
              </table:table-cell>
              <table:table-cell office:value-type="float" office:value="412874">
                <text:p>412874</text:p>
              </table:table-cell>
              <table:table-cell office:value-type="float" office:value="113505">
                <text:p>113505</text:p>
              </table:table-cell>
            </table:table-row>
            <table:table-row>
              <table:table-cell office:value-type="float" office:value="180123">
                <text:p>180123</text:p>
              </table:table-cell>
              <table:table-cell office:value-type="float" office:value="3.505">
                <text:p>3.505</text:p>
              </table:table-cell>
              <table:table-cell office:value-type="float" office:value="1964606">
                <text:p>1964606</text:p>
              </table:table-cell>
              <table:table-cell office:value-type="float" office:value="-2578395">
                <text:p>-2578395</text:p>
              </table:table-cell>
              <table:table-cell office:value-type="float" office:value="400862">
                <text:p>400862</text:p>
              </table:table-cell>
              <table:table-cell office:value-type="float" office:value="183270">
                <text:p>183270</text:p>
              </table:table-cell>
            </table:table-row>
            <table:table-row>
              <table:table-cell office:value-type="float" office:value="180130">
                <text:p>180130</text:p>
              </table:table-cell>
              <table:table-cell office:value-type="float" office:value="2.846">
                <text:p>2.846</text:p>
              </table:table-cell>
              <table:table-cell office:value-type="float" office:value="1898492">
                <text:p>1898492</text:p>
              </table:table-cell>
              <table:table-cell office:value-type="float" office:value="-2589555">
                <text:p>-2589555</text:p>
              </table:table-cell>
              <table:table-cell office:value-type="float" office:value="386780">
                <text:p>386780</text:p>
              </table:table-cell>
              <table:table-cell office:value-type="float" office:value="273725">
                <text:p>273725</text:p>
              </table:table-cell>
            </table:table-row>
            <table:table-row>
              <table:table-cell office:value-type="float" office:value="180206">
                <text:p>180206</text:p>
              </table:table-cell>
              <table:table-cell office:value-type="float" office:value="2.584">
                <text:p>2.584</text:p>
              </table:table-cell>
              <table:table-cell office:value-type="float" office:value="1906984">
                <text:p>1906984</text:p>
              </table:table-cell>
              <table:table-cell office:value-type="float" office:value="-2510713">
                <text:p>-2510713</text:p>
              </table:table-cell>
              <table:table-cell office:value-type="float" office:value="385255">
                <text:p>385255</text:p>
              </table:table-cell>
              <table:table-cell office:value-type="float" office:value="185215">
                <text:p>185215</text:p>
              </table:table-cell>
            </table:table-row>
            <table:table-row>
              <table:table-cell office:value-type="float" office:value="180213">
                <text:p>180213</text:p>
              </table:table-cell>
              <table:table-cell office:value-type="float" office:value="2.558">
                <text:p>2.558</text:p>
              </table:table-cell>
              <table:table-cell office:value-type="float" office:value="2058411">
                <text:p>2058411</text:p>
              </table:table-cell>
              <table:table-cell office:value-type="float" office:value="-2529467">
                <text:p>-2529467</text:p>
              </table:table-cell>
              <table:table-cell office:value-type="float" office:value="374349">
                <text:p>374349</text:p>
              </table:table-cell>
              <table:table-cell office:value-type="float" office:value="66818">
                <text:p>66818</text:p>
              </table:table-cell>
            </table:table-row>
            <table:table-row>
              <table:table-cell office:value-type="float" office:value="180220">
                <text:p>180220</text:p>
              </table:table-cell>
              <table:table-cell office:value-type="float" office:value="2.625">
                <text:p>2.625</text:p>
              </table:table-cell>
              <table:table-cell office:value-type="float" office:value="2123086">
                <text:p>2123086</text:p>
              </table:table-cell>
              <table:table-cell office:value-type="float" office:value="-2612363">
                <text:p>-2612363</text:p>
              </table:table-cell>
              <table:table-cell office:value-type="float" office:value="394686">
                <text:p>394686</text:p>
              </table:table-cell>
              <table:table-cell office:value-type="float" office:value="64659">
                <text:p>64659</text:p>
              </table:table-cell>
            </table:table-row>
            <table:table-row>
              <table:table-cell office:value-type="float" office:value="180227">
                <text:p>180227</text:p>
              </table:table-cell>
              <table:table-cell office:value-type="float" office:value="2.695">
                <text:p>2.695</text:p>
              </table:table-cell>
              <table:table-cell office:value-type="float" office:value="2008935">
                <text:p>2008935</text:p>
              </table:table-cell>
              <table:table-cell office:value-type="float" office:value="-2532432">
                <text:p>-2532432</text:p>
              </table:table-cell>
              <table:table-cell office:value-type="float" office:value="381911">
                <text:p>381911</text:p>
              </table:table-cell>
              <table:table-cell office:value-type="float" office:value="108027">
                <text:p>108027</text:p>
              </table:table-cell>
            </table:table-row>
            <table:table-row>
              <table:table-cell office:value-type="float" office:value="180306">
                <text:p>180306</text:p>
              </table:table-cell>
              <table:table-cell office:value-type="float" office:value="2.732">
                <text:p>2.732</text:p>
              </table:table-cell>
              <table:table-cell office:value-type="float" office:value="2000336">
                <text:p>2000336</text:p>
              </table:table-cell>
              <table:table-cell office:value-type="float" office:value="-2578594">
                <text:p>-2578594</text:p>
              </table:table-cell>
              <table:table-cell office:value-type="float" office:value="375353">
                <text:p>375353</text:p>
              </table:table-cell>
              <table:table-cell office:value-type="float" office:value="164166">
                <text:p>164166</text:p>
              </table:table-cell>
            </table:table-row>
            <table:table-row>
              <table:table-cell office:value-type="float" office:value="180313">
                <text:p>180313</text:p>
              </table:table-cell>
              <table:table-cell office:value-type="float" office:value="2.688">
                <text:p>2.688</text:p>
              </table:table-cell>
              <table:table-cell office:value-type="float" office:value="2037599">
                <text:p>2037599</text:p>
              </table:table-cell>
              <table:table-cell office:value-type="float" office:value="-2672154">
                <text:p>-2672154</text:p>
              </table:table-cell>
              <table:table-cell office:value-type="float" office:value="378341">
                <text:p>378341</text:p>
              </table:table-cell>
              <table:table-cell office:value-type="float" office:value="217909">
                <text:p>217909</text:p>
              </table:table-cell>
            </table:table-row>
            <table:table-row>
              <table:table-cell office:value-type="float" office:value="180320">
                <text:p>180320</text:p>
              </table:table-cell>
              <table:table-cell office:value-type="float" office:value="2.591">
                <text:p>2.591</text:p>
              </table:table-cell>
              <table:table-cell office:value-type="float" office:value="2079060">
                <text:p>2079060</text:p>
              </table:table-cell>
              <table:table-cell office:value-type="float" office:value="-2631226">
                <text:p>-2631226</text:p>
              </table:table-cell>
              <table:table-cell office:value-type="float" office:value="343891">
                <text:p>343891</text:p>
              </table:table-cell>
              <table:table-cell office:value-type="float" office:value="166366">
                <text:p>166366</text:p>
              </table:table-cell>
            </table:table-row>
            <table:table-row>
              <table:table-cell office:value-type="float" office:value="180327">
                <text:p>180327</text:p>
              </table:table-cell>
              <table:table-cell office:value-type="float" office:value="2.733">
                <text:p>2.733</text:p>
              </table:table-cell>
              <table:table-cell office:value-type="float" office:value="2243012">
                <text:p>2243012</text:p>
              </table:table-cell>
              <table:table-cell office:value-type="float" office:value="-2682088">
                <text:p>-2682088</text:p>
              </table:table-cell>
              <table:table-cell office:value-type="float" office:value="351953">
                <text:p>351953</text:p>
              </table:table-cell>
              <table:table-cell office:value-type="float" office:value="107637">
                <text:p>107637</text:p>
              </table:table-cell>
            </table:table-row>
            <table:table-row>
              <table:table-cell office:value-type="float" office:value="180403">
                <text:p>180403</text:p>
              </table:table-cell>
              <table:table-cell office:value-type="float" office:value="2.701">
                <text:p>2.701</text:p>
              </table:table-cell>
              <table:table-cell office:value-type="float" office:value="2100695">
                <text:p>2100695</text:p>
              </table:table-cell>
              <table:table-cell office:value-type="float" office:value="-2588004">
                <text:p>-2588004</text:p>
              </table:table-cell>
              <table:table-cell office:value-type="float" office:value="334939">
                <text:p>334939</text:p>
              </table:table-cell>
              <table:table-cell office:value-type="float" office:value="111356">
                <text:p>111356</text:p>
              </table:table-cell>
            </table:table-row>
            <table:table-row>
              <table:table-cell office:value-type="float" office:value="180410">
                <text:p>180410</text:p>
              </table:table-cell>
              <table:table-cell office:value-type="float" office:value="2.735">
                <text:p>2.735</text:p>
              </table:table-cell>
              <table:table-cell office:value-type="float" office:value="2185755">
                <text:p>2185755</text:p>
              </table:table-cell>
              <table:table-cell office:value-type="float" office:value="-2605651">
                <text:p>-2605651</text:p>
              </table:table-cell>
              <table:table-cell office:value-type="float" office:value="284512">
                <text:p>284512</text:p>
              </table:table-cell>
              <table:table-cell office:value-type="float" office:value="92941">
                <text:p>92941</text:p>
              </table:table-cell>
            </table:table-row>
            <table:table-row>
              <table:table-cell office:value-type="float" office:value="180417">
                <text:p>180417</text:p>
              </table:table-cell>
              <table:table-cell office:value-type="float" office:value="2.739">
                <text:p>2.739</text:p>
              </table:table-cell>
              <table:table-cell office:value-type="float" office:value="2248652">
                <text:p>2248652</text:p>
              </table:table-cell>
              <table:table-cell office:value-type="float" office:value="-2660526">
                <text:p>-2660526</text:p>
              </table:table-cell>
              <table:table-cell office:value-type="float" office:value="239999">
                <text:p>239999</text:p>
              </table:table-cell>
              <table:table-cell office:value-type="float" office:value="133407">
                <text:p>133407</text:p>
              </table:table-cell>
            </table:table-row>
            <table:table-row>
              <table:table-cell office:value-type="float" office:value="180424">
                <text:p>180424</text:p>
              </table:table-cell>
              <table:table-cell office:value-type="float" office:value="2.771">
                <text:p>2.771</text:p>
              </table:table-cell>
              <table:table-cell office:value-type="float" office:value="2299533">
                <text:p>2299533</text:p>
              </table:table-cell>
              <table:table-cell office:value-type="float" office:value="-2713176">
                <text:p>-2713176</text:p>
              </table:table-cell>
              <table:table-cell office:value-type="float" office:value="195875">
                <text:p>195875</text:p>
              </table:table-cell>
              <table:table-cell office:value-type="float" office:value="183875">
                <text:p>183875</text:p>
              </table:table-cell>
            </table:table-row>
            <table:table-row>
              <table:table-cell office:value-type="float" office:value="180501">
                <text:p>180501</text:p>
              </table:table-cell>
              <table:table-cell office:value-type="float" office:value="2.711">
                <text:p>2.711</text:p>
              </table:table-cell>
              <table:table-cell office:value-type="float" office:value="2190108">
                <text:p>2190108</text:p>
              </table:table-cell>
              <table:table-cell office:value-type="float" office:value="-2597351">
                <text:p>-2597351</text:p>
              </table:table-cell>
              <table:table-cell office:value-type="float" office:value="197976">
                <text:p>197976</text:p>
              </table:table-cell>
              <table:table-cell office:value-type="float" office:value="168132">
                <text:p>168132</text:p>
              </table:table-cell>
            </table:table-row>
            <table:table-row>
              <table:table-cell office:value-type="float" office:value="180508">
                <text:p>180508</text:p>
              </table:table-cell>
              <table:table-cell office:value-type="float" office:value="2.806">
                <text:p>2.806</text:p>
              </table:table-cell>
              <table:table-cell office:value-type="float" office:value="2255107">
                <text:p>2255107</text:p>
              </table:table-cell>
              <table:table-cell office:value-type="float" office:value="-2622276">
                <text:p>-2622276</text:p>
              </table:table-cell>
              <table:table-cell office:value-type="float" office:value="194080">
                <text:p>194080</text:p>
              </table:table-cell>
              <table:table-cell office:value-type="float" office:value="139714">
                <text:p>139714</text:p>
              </table:table-cell>
            </table:table-row>
            <table:table-row>
              <table:table-cell office:value-type="float" office:value="180515">
                <text:p>180515</text:p>
              </table:table-cell>
              <table:table-cell office:value-type="float" office:value="2.847">
                <text:p>2.847</text:p>
              </table:table-cell>
              <table:table-cell office:value-type="float" office:value="2247796">
                <text:p>2247796</text:p>
              </table:table-cell>
              <table:table-cell office:value-type="float" office:value="-2666305">
                <text:p>-2666305</text:p>
              </table:table-cell>
              <table:table-cell office:value-type="float" office:value="202030">
                <text:p>202030</text:p>
              </table:table-cell>
              <table:table-cell office:value-type="float" office:value="184002">
                <text:p>184002</text:p>
              </table:table-cell>
            </table:table-row>
            <table:table-row>
              <table:table-cell office:value-type="float" office:value="180522">
                <text:p>180522</text:p>
              </table:table-cell>
              <table:table-cell office:value-type="float" office:value="2.939">
                <text:p>2.939</text:p>
              </table:table-cell>
              <table:table-cell office:value-type="float" office:value="2044343">
                <text:p>2044343</text:p>
              </table:table-cell>
              <table:table-cell office:value-type="float" office:value="-2493071">
                <text:p>-2493071</text:p>
              </table:table-cell>
              <table:table-cell office:value-type="float" office:value="201143">
                <text:p>201143</text:p>
              </table:table-cell>
              <table:table-cell office:value-type="float" office:value="217038">
                <text:p>217038</text:p>
              </table:table-cell>
            </table:table-row>
            <table:table-row>
              <table:table-cell office:value-type="float" office:value="180529">
                <text:p>180529</text:p>
              </table:table-cell>
              <table:table-cell office:value-type="float" office:value="2.962">
                <text:p>2.962</text:p>
              </table:table-cell>
              <table:table-cell office:value-type="float" office:value="2041911">
                <text:p>2041911</text:p>
              </table:table-cell>
              <table:table-cell office:value-type="float" office:value="-2503359">
                <text:p>-2503359</text:p>
              </table:table-cell>
              <table:table-cell office:value-type="float" office:value="199277">
                <text:p>199277</text:p>
              </table:table-cell>
              <table:table-cell office:value-type="float" office:value="235628">
                <text:p>235628</text:p>
              </table:table-cell>
            </table:table-row>
            <table:table-row>
              <table:table-cell office:value-type="float" office:value="180605">
                <text:p>180605</text:p>
              </table:table-cell>
              <table:table-cell office:value-type="float" office:value="2.89">
                <text:p>2.89</text:p>
              </table:table-cell>
              <table:table-cell office:value-type="float" office:value="1970470">
                <text:p>1970470</text:p>
              </table:table-cell>
              <table:table-cell office:value-type="float" office:value="-2416202">
                <text:p>-2416202</text:p>
              </table:table-cell>
              <table:table-cell office:value-type="float" office:value="216044">
                <text:p>216044</text:p>
              </table:table-cell>
              <table:table-cell office:value-type="float" office:value="200775">
                <text:p>200775</text:p>
              </table:table-cell>
            </table:table-row>
            <table:table-row>
              <table:table-cell office:value-type="float" office:value="180612">
                <text:p>180612</text:p>
              </table:table-cell>
              <table:table-cell office:value-type="float" office:value="3.022">
                <text:p>3.022</text:p>
              </table:table-cell>
              <table:table-cell office:value-type="float" office:value="1989166">
                <text:p>1989166</text:p>
              </table:table-cell>
              <table:table-cell office:value-type="float" office:value="-2439007">
                <text:p>-2439007</text:p>
              </table:table-cell>
              <table:table-cell office:value-type="float" office:value="235164">
                <text:p>235164</text:p>
              </table:table-cell>
              <table:table-cell office:value-type="float" office:value="190537">
                <text:p>190537</text:p>
              </table:table-cell>
            </table:table-row>
            <table:table-row>
              <table:table-cell office:value-type="float" office:value="180619">
                <text:p>180619</text:p>
              </table:table-cell>
              <table:table-cell office:value-type="float" office:value="2.945">
                <text:p>2.945</text:p>
              </table:table-cell>
              <table:table-cell office:value-type="float" office:value="2032632">
                <text:p>2032632</text:p>
              </table:table-cell>
              <table:table-cell office:value-type="float" office:value="-2481183">
                <text:p>-2481183</text:p>
              </table:table-cell>
              <table:table-cell office:value-type="float" office:value="221225">
                <text:p>221225</text:p>
              </table:table-cell>
              <table:table-cell office:value-type="float" office:value="199295">
                <text:p>199295</text:p>
              </table:table-cell>
            </table:table-row>
            <table:table-row>
              <table:table-cell office:value-type="float" office:value="180626">
                <text:p>180626</text:p>
              </table:table-cell>
              <table:table-cell office:value-type="float" office:value="2.924">
                <text:p>2.924</text:p>
              </table:table-cell>
              <table:table-cell office:value-type="float" office:value="2057482">
                <text:p>2057482</text:p>
              </table:table-cell>
              <table:table-cell office:value-type="float" office:value="-2493327">
                <text:p>-2493327</text:p>
              </table:table-cell>
              <table:table-cell office:value-type="float" office:value="203650">
                <text:p>203650</text:p>
              </table:table-cell>
              <table:table-cell office:value-type="float" office:value="204974">
                <text:p>204974</text:p>
              </table:table-cell>
            </table:table-row>
            <table:table-row>
              <table:table-cell office:value-type="float" office:value="180703">
                <text:p>180703</text:p>
              </table:table-cell>
              <table:table-cell office:value-type="float" office:value="2.858">
                <text:p>2.858</text:p>
              </table:table-cell>
              <table:table-cell office:value-type="float" office:value="1957012">
                <text:p>1957012</text:p>
              </table:table-cell>
              <table:table-cell office:value-type="float" office:value="-2348543">
                <text:p>-2348543</text:p>
              </table:table-cell>
              <table:table-cell office:value-type="float" office:value="209927">
                <text:p>209927</text:p>
              </table:table-cell>
              <table:table-cell office:value-type="float" office:value="152798">
                <text:p>152798</text:p>
              </table:table-cell>
            </table:table-row>
            <table:table-row>
              <table:table-cell office:value-type="float" office:value="180710">
                <text:p>180710</text:p>
              </table:table-cell>
              <table:table-cell office:value-type="float" office:value="2.752">
                <text:p>2.752</text:p>
              </table:table-cell>
              <table:table-cell office:value-type="float" office:value="1997387">
                <text:p>1997387</text:p>
              </table:table-cell>
              <table:table-cell office:value-type="float" office:value="-2359917">
                <text:p>-2359917</text:p>
              </table:table-cell>
              <table:table-cell office:value-type="float" office:value="209111">
                <text:p>209111</text:p>
              </table:table-cell>
              <table:table-cell office:value-type="float" office:value="126585">
                <text:p>126585</text:p>
              </table:table-cell>
            </table:table-row>
            <table:table-row>
              <table:table-cell office:value-type="float" office:value="180717">
                <text:p>180717</text:p>
              </table:table-cell>
              <table:table-cell office:value-type="float" office:value="2.757">
                <text:p>2.757</text:p>
              </table:table-cell>
              <table:table-cell office:value-type="float" office:value="2083480">
                <text:p>2083480</text:p>
              </table:table-cell>
              <table:table-cell office:value-type="float" office:value="-2368011">
                <text:p>-2368011</text:p>
              </table:table-cell>
              <table:table-cell office:value-type="float" office:value="209101">
                <text:p>209101</text:p>
              </table:table-cell>
              <table:table-cell office:value-type="float" office:value="47653">
                <text:p>47653</text:p>
              </table:table-cell>
            </table:table-row>
            <table:table-row>
              <table:table-cell office:value-type="float" office:value="180724">
                <text:p>180724</text:p>
              </table:table-cell>
              <table:table-cell office:value-type="float" office:value="2.822">
                <text:p>2.822</text:p>
              </table:table-cell>
              <table:table-cell office:value-type="float" office:value="2065406">
                <text:p>2065406</text:p>
              </table:table-cell>
              <table:table-cell office:value-type="float" office:value="-2328633">
                <text:p>-2328633</text:p>
              </table:table-cell>
              <table:table-cell office:value-type="float" office:value="200691">
                <text:p>200691</text:p>
              </table:table-cell>
              <table:table-cell office:value-type="float" office:value="35245">
                <text:p>35245</text:p>
              </table:table-cell>
            </table:table-row>
            <table:table-row>
              <table:table-cell office:value-type="float" office:value="180731">
                <text:p>180731</text:p>
              </table:table-cell>
              <table:table-cell office:value-type="float" office:value="2.853">
                <text:p>2.853</text:p>
              </table:table-cell>
              <table:table-cell office:value-type="float" office:value="1926828">
                <text:p>1926828</text:p>
              </table:table-cell>
              <table:table-cell office:value-type="float" office:value="-2217438">
                <text:p>-2217438</text:p>
              </table:table-cell>
              <table:table-cell office:value-type="float" office:value="172586">
                <text:p>172586</text:p>
              </table:table-cell>
              <table:table-cell office:value-type="float" office:value="90073">
                <text:p>90073</text:p>
              </table:table-cell>
            </table:table-row>
            <table:table-row>
              <table:table-cell office:value-type="float" office:value="180807">
                <text:p>180807</text:p>
              </table:table-cell>
              <table:table-cell office:value-type="float" office:value="2.944">
                <text:p>2.944</text:p>
              </table:table-cell>
              <table:table-cell office:value-type="float" office:value="1880234">
                <text:p>1880234</text:p>
              </table:table-cell>
              <table:table-cell office:value-type="float" office:value="-2243723">
                <text:p>-2243723</text:p>
              </table:table-cell>
              <table:table-cell office:value-type="float" office:value="167514">
                <text:p>167514</text:p>
              </table:table-cell>
              <table:table-cell office:value-type="float" office:value="166262">
                <text:p>166262</text:p>
              </table:table-cell>
            </table:table-row>
            <table:table-row>
              <table:table-cell office:value-type="float" office:value="180814">
                <text:p>180814</text:p>
              </table:table-cell>
              <table:table-cell office:value-type="float" office:value="2.946">
                <text:p>2.946</text:p>
              </table:table-cell>
              <table:table-cell office:value-type="float" office:value="1882737">
                <text:p>1882737</text:p>
              </table:table-cell>
              <table:table-cell office:value-type="float" office:value="-2328837">
                <text:p>-2328837</text:p>
              </table:table-cell>
              <table:table-cell office:value-type="float" office:value="163403">
                <text:p>163403</text:p>
              </table:table-cell>
              <table:table-cell office:value-type="float" office:value="255105">
                <text:p>255105</text:p>
              </table:table-cell>
            </table:table-row>
            <table:table-row>
              <table:table-cell office:value-type="float" office:value="180821">
                <text:p>180821</text:p>
              </table:table-cell>
              <table:table-cell office:value-type="float" office:value="2.917">
                <text:p>2.917</text:p>
              </table:table-cell>
              <table:table-cell office:value-type="float" office:value="1905486">
                <text:p>1905486</text:p>
              </table:table-cell>
              <table:table-cell office:value-type="float" office:value="-2354587">
                <text:p>-2354587</text:p>
              </table:table-cell>
              <table:table-cell office:value-type="float" office:value="179621">
                <text:p>179621</text:p>
              </table:table-cell>
              <table:table-cell office:value-type="float" office:value="245135">
                <text:p>245135</text:p>
              </table:table-cell>
            </table:table-row>
            <table:table-row>
              <table:table-cell office:value-type="float" office:value="180828">
                <text:p>180828</text:p>
              </table:table-cell>
              <table:table-cell office:value-type="float" office:value="2.916">
                <text:p>2.916</text:p>
              </table:table-cell>
              <table:table-cell office:value-type="float" office:value="1995245">
                <text:p>1995245</text:p>
              </table:table-cell>
              <table:table-cell office:value-type="float" office:value="-2427182">
                <text:p>-2427182</text:p>
              </table:table-cell>
              <table:table-cell office:value-type="float" office:value="174552">
                <text:p>174552</text:p>
              </table:table-cell>
              <table:table-cell office:value-type="float" office:value="231489">
                <text:p>231489</text:p>
              </table:table-cell>
            </table:table-row>
            <table:table-row>
              <table:table-cell office:value-type="float" office:value="180904">
                <text:p>180904</text:p>
              </table:table-cell>
              <table:table-cell office:value-type="float" office:value="2.776">
                <text:p>2.776</text:p>
              </table:table-cell>
              <table:table-cell office:value-type="float" office:value="1981240">
                <text:p>1981240</text:p>
              </table:table-cell>
              <table:table-cell office:value-type="float" office:value="-2323297">
                <text:p>-2323297</text:p>
              </table:table-cell>
              <table:table-cell office:value-type="float" office:value="196380">
                <text:p>196380</text:p>
              </table:table-cell>
              <table:table-cell office:value-type="float" office:value="115247">
                <text:p>115247</text:p>
              </table:table-cell>
            </table:table-row>
            <table:table-row>
              <table:table-cell office:value-type="float" office:value="180911">
                <text:p>180911</text:p>
              </table:table-cell>
              <table:table-cell office:value-type="float" office:value="2.767">
                <text:p>2.767</text:p>
              </table:table-cell>
              <table:table-cell office:value-type="float" office:value="2074761">
                <text:p>2074761</text:p>
              </table:table-cell>
              <table:table-cell office:value-type="float" office:value="-2303049">
                <text:p>-2303049</text:p>
              </table:table-cell>
              <table:table-cell office:value-type="float" office:value="208828">
                <text:p>208828</text:p>
              </table:table-cell>
              <table:table-cell office:value-type="float" office:value="-10784">
                <text:p>-10784</text:p>
              </table:table-cell>
            </table:table-row>
            <table:table-row>
              <table:table-cell office:value-type="float" office:value="180918">
                <text:p>180918</text:p>
              </table:table-cell>
              <table:table-cell office:value-type="float" office:value="2.977">
                <text:p>2.977</text:p>
              </table:table-cell>
              <table:table-cell office:value-type="float" office:value="2159091">
                <text:p>2159091</text:p>
              </table:table-cell>
              <table:table-cell office:value-type="float" office:value="-2314395">
                <text:p>-2314395</text:p>
              </table:table-cell>
              <table:table-cell office:value-type="float" office:value="178610">
                <text:p>178610</text:p>
              </table:table-cell>
              <table:table-cell office:value-type="float" office:value="-54583">
                <text:p>-54583</text:p>
              </table:table-cell>
            </table:table-row>
            <table:table-row>
              <table:table-cell office:value-type="float" office:value="180925">
                <text:p>180925</text:p>
              </table:table-cell>
              <table:table-cell office:value-type="float" office:value="3.008">
                <text:p>3.008</text:p>
              </table:table-cell>
              <table:table-cell office:value-type="float" office:value="2187192">
                <text:p>2187192</text:p>
              </table:table-cell>
              <table:table-cell office:value-type="float" office:value="-2371200">
                <text:p>-2371200</text:p>
              </table:table-cell>
              <table:table-cell office:value-type="float" office:value="88483">
                <text:p>88483</text:p>
              </table:table-cell>
              <table:table-cell office:value-type="float" office:value="68787">
                <text:p>68787</text:p>
              </table:table-cell>
            </table:table-row>
            <table:table-row>
              <table:table-cell office:value-type="float" office:value="181002">
                <text:p>181002</text:p>
              </table:table-cell>
              <table:table-cell office:value-type="float" office:value="3.143">
                <text:p>3.143</text:p>
              </table:table-cell>
              <table:table-cell office:value-type="float" office:value="2079822">
                <text:p>2079822</text:p>
              </table:table-cell>
              <table:table-cell office:value-type="float" office:value="-2329759">
                <text:p>-2329759</text:p>
              </table:table-cell>
              <table:table-cell office:value-type="float" office:value="114732">
                <text:p>114732</text:p>
              </table:table-cell>
              <table:table-cell office:value-type="float" office:value="102408">
                <text:p>102408</text:p>
              </table:table-cell>
            </table:table-row>
            <table:table-row>
              <table:table-cell office:value-type="float" office:value="181009">
                <text:p>181009</text:p>
              </table:table-cell>
              <table:table-cell office:value-type="float" office:value="3.161">
                <text:p>3.161</text:p>
              </table:table-cell>
              <table:table-cell office:value-type="float" office:value="2128010">
                <text:p>2128010</text:p>
              </table:table-cell>
              <table:table-cell office:value-type="float" office:value="-2461596">
                <text:p>-2461596</text:p>
              </table:table-cell>
              <table:table-cell office:value-type="float" office:value="108904">
                <text:p>108904</text:p>
              </table:table-cell>
              <table:table-cell office:value-type="float" office:value="164459">
                <text:p>164459</text:p>
              </table:table-cell>
            </table:table-row>
            <table:table-row>
              <table:table-cell office:value-type="float" office:value="181016">
                <text:p>181016</text:p>
              </table:table-cell>
              <table:table-cell office:value-type="float" office:value="3.25">
                <text:p>3.25</text:p>
              </table:table-cell>
              <table:table-cell office:value-type="float" office:value="2208983">
                <text:p>2208983</text:p>
              </table:table-cell>
              <table:table-cell office:value-type="float" office:value="-2510468">
                <text:p>-2510468</text:p>
              </table:table-cell>
              <table:table-cell office:value-type="float" office:value="107213">
                <text:p>107213</text:p>
              </table:table-cell>
              <table:table-cell office:value-type="float" office:value="163256">
                <text:p>163256</text:p>
              </table:table-cell>
            </table:table-row>
            <table:table-row>
              <table:table-cell office:value-type="float" office:value="181023">
                <text:p>181023</text:p>
              </table:table-cell>
              <table:table-cell office:value-type="float" office:value="3.185">
                <text:p>3.185</text:p>
              </table:table-cell>
              <table:table-cell office:value-type="float" office:value="2295062">
                <text:p>2295062</text:p>
              </table:table-cell>
              <table:table-cell office:value-type="float" office:value="-2611491">
                <text:p>-2611491</text:p>
              </table:table-cell>
              <table:table-cell office:value-type="float" office:value="83843">
                <text:p>83843</text:p>
              </table:table-cell>
              <table:table-cell office:value-type="float" office:value="205225">
                <text:p>205225</text:p>
              </table:table-cell>
            </table:table-row>
            <table:table-row>
              <table:table-cell office:value-type="float" office:value="181030">
                <text:p>181030</text:p>
              </table:table-cell>
              <table:table-cell office:value-type="float" office:value="3.284">
                <text:p>3.284</text:p>
              </table:table-cell>
              <table:table-cell office:value-type="float" office:value="2235388">
                <text:p>2235388</text:p>
              </table:table-cell>
              <table:table-cell office:value-type="float" office:value="-2480681">
                <text:p>-2480681</text:p>
              </table:table-cell>
              <table:table-cell office:value-type="float" office:value="108849">
                <text:p>108849</text:p>
              </table:table-cell>
              <table:table-cell office:value-type="float" office:value="112612">
                <text:p>112612</text:p>
              </table:table-cell>
            </table:table-row>
            <table:table-row>
              <table:table-cell office:value-type="float" office:value="181106">
                <text:p>181106</text:p>
              </table:table-cell>
              <table:table-cell office:value-type="float" office:value="3.719">
                <text:p>3.719</text:p>
              </table:table-cell>
              <table:table-cell office:value-type="float" office:value="2266598">
                <text:p>2266598</text:p>
              </table:table-cell>
              <table:table-cell office:value-type="float" office:value="-2511778">
                <text:p>-2511778</text:p>
              </table:table-cell>
              <table:table-cell office:value-type="float" office:value="101535">
                <text:p>101535</text:p>
              </table:table-cell>
              <table:table-cell office:value-type="float" office:value="117764">
                <text:p>117764</text:p>
              </table:table-cell>
            </table:table-row>
            <table:table-row>
              <table:table-cell office:value-type="float" office:value="181113">
                <text:p>181113</text:p>
              </table:table-cell>
              <table:table-cell office:value-type="float" office:value="4.272">
                <text:p>4.272</text:p>
              </table:table-cell>
              <table:table-cell office:value-type="float" office:value="2303042">
                <text:p>2303042</text:p>
              </table:table-cell>
              <table:table-cell office:value-type="float" office:value="-2689452">
                <text:p>-2689452</text:p>
              </table:table-cell>
              <table:table-cell office:value-type="float" office:value="130291">
                <text:p>130291</text:p>
              </table:table-cell>
              <table:table-cell office:value-type="float" office:value="229399">
                <text:p>229399</text:p>
              </table:table-cell>
            </table:table-row>
            <table:table-row>
              <table:table-cell office:value-type="float" office:value="181120">
                <text:p>181120</text:p>
              </table:table-cell>
              <table:table-cell office:value-type="float" office:value="4.308">
                <text:p>4.308</text:p>
              </table:table-cell>
              <table:table-cell office:value-type="float" office:value="2442548">
                <text:p>2442548</text:p>
              </table:table-cell>
              <table:table-cell office:value-type="float" office:value="-2757365">
                <text:p>-2757365</text:p>
              </table:table-cell>
              <table:table-cell office:value-type="float" office:value="139134">
                <text:p>139134</text:p>
              </table:table-cell>
              <table:table-cell office:value-type="float" office:value="149035">
                <text:p>149035</text:p>
              </table:table-cell>
            </table:table-row>
            <table:table-row>
              <table:table-cell office:value-type="float" office:value="181127">
                <text:p>181127</text:p>
              </table:table-cell>
              <table:table-cell office:value-type="float" office:value="4.612">
                <text:p>4.612</text:p>
              </table:table-cell>
              <table:table-cell office:value-type="float" office:value="2422103">
                <text:p>2422103</text:p>
              </table:table-cell>
              <table:table-cell office:value-type="float" office:value="-2740933">
                <text:p>-2740933</text:p>
              </table:table-cell>
              <table:table-cell office:value-type="float" office:value="117660">
                <text:p>117660</text:p>
              </table:table-cell>
              <table:table-cell office:value-type="float" office:value="175190">
                <text:p>175190</text:p>
              </table:table-cell>
            </table:table-row>
            <table:table-row>
              <table:table-cell office:value-type="float" office:value="181204">
                <text:p>181204</text:p>
              </table:table-cell>
              <table:table-cell office:value-type="float" office:value="4.488">
                <text:p>4.488</text:p>
              </table:table-cell>
              <table:table-cell office:value-type="float" office:value="2364947">
                <text:p>2364947</text:p>
              </table:table-cell>
              <table:table-cell office:value-type="float" office:value="-2591852">
                <text:p>-2591852</text:p>
              </table:table-cell>
              <table:table-cell office:value-type="float" office:value="100735">
                <text:p>100735</text:p>
              </table:table-cell>
              <table:table-cell office:value-type="float" office:value="97769">
                <text:p>97769</text:p>
              </table:table-cell>
            </table:table-row>
            <table:table-row>
              <table:table-cell office:value-type="float" office:value="181211">
                <text:p>181211</text:p>
              </table:table-cell>
              <table:table-cell office:value-type="float" office:value="3.827">
                <text:p>3.827</text:p>
              </table:table-cell>
              <table:table-cell office:value-type="float" office:value="2448439">
                <text:p>2448439</text:p>
              </table:table-cell>
              <table:table-cell office:value-type="float" office:value="-2607677">
                <text:p>-2607677</text:p>
              </table:table-cell>
              <table:table-cell office:value-type="float" office:value="67810">
                <text:p>67810</text:p>
              </table:table-cell>
              <table:table-cell office:value-type="float" office:value="62958">
                <text:p>62958</text:p>
              </table:table-cell>
            </table:table-row>
            <table:table-row>
              <table:table-cell office:value-type="float" office:value="181218">
                <text:p>181218</text:p>
              </table:table-cell>
              <table:table-cell office:value-type="float" office:value="3.816">
                <text:p>3.816</text:p>
              </table:table-cell>
              <table:table-cell office:value-type="float" office:value="2458950">
                <text:p>2458950</text:p>
              </table:table-cell>
              <table:table-cell office:value-type="float" office:value="-2673235">
                <text:p>-2673235</text:p>
              </table:table-cell>
              <table:table-cell office:value-type="float" office:value="57187">
                <text:p>57187</text:p>
              </table:table-cell>
              <table:table-cell office:value-type="float" office:value="127756">
                <text:p>127756</text:p>
              </table:table-cell>
            </table:table-row>
            <table:table-row>
              <table:table-cell office:value-type="float" office:value="181224">
                <text:p>181224</text:p>
              </table:table-cell>
              <table:table-cell office:value-type="float" office:value="3.303">
                <text:p>3.303</text:p>
              </table:table-cell>
              <table:table-cell office:value-type="float" office:value="2505615">
                <text:p>2505615</text:p>
              </table:table-cell>
              <table:table-cell office:value-type="float" office:value="-2713042">
                <text:p>-2713042</text:p>
              </table:table-cell>
              <table:table-cell office:value-type="float" office:value="63512">
                <text:p>63512</text:p>
              </table:table-cell>
              <table:table-cell office:value-type="float" office:value="112984">
                <text:p>112984</text:p>
              </table:table-cell>
            </table:table-row>
            <table:table-row>
              <table:table-cell office:value-type="float" office:value="181231">
                <text:p>181231</text:p>
              </table:table-cell>
              <table:table-cell office:value-type="float" office:value="3.044">
                <text:p>3.044</text:p>
              </table:table-cell>
              <table:table-cell office:value-type="float" office:value="2352584">
                <text:p>2352584</text:p>
              </table:table-cell>
              <table:table-cell office:value-type="float" office:value="-2555721">
                <text:p>-2555721</text:p>
              </table:table-cell>
              <table:table-cell office:value-type="float" office:value="41101">
                <text:p>41101</text:p>
              </table:table-cell>
              <table:table-cell office:value-type="float" office:value="129451">
                <text:p>129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